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pl" number:country="PL">
      <number:number number:min-integer-digits="1"/>
    </number:number-style>
    <style:style style:name="ce1" style:family="table-cell" style:parent-style-name="Default" style:data-style-name="N2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6.68mm" svg:height="90.05mm" svg:x="149.51mm" svg:y="3.98mm">
            <draw:object draw:notify-on-update-of-ranges="Sheet1.A1:Sheet1.A1 Sheet1.A2:Sheet1.A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8.69mm" svg:height="106.78mm" svg:x="151.99mm" svg:y="96.15mm">
            <draw:object draw:notify-on-update-of-ranges="Sheet1.C1:Sheet1.C1 Sheet1.C2:Sheet1.C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3.09mm" svg:height="90.04mm" svg:x="147.86mm" svg:y="207.18mm">
            <draw:object draw:notify-on-update-of-ranges="Sheet1.E1:Sheet1.E1 Sheet1.E2:Sheet1.E10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FORM</text:p>
          </table:table-cell>
          <table:table-cell table:style-name="Default"/>
          <table:table-cell office:value-type="string" calcext:value-type="string">
            <text:p>BINOMIAL</text:p>
          </table:table-cell>
          <table:table-cell/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0.125" calcext:value-type="float">
            <text:p>180,125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07.281" calcext:value-type="float">
            <text:p>107,281</text:p>
          </table:table-cell>
        </table:table-row>
        <table:table-row table:style-name="ro1">
          <table:table-cell office:value-type="float" office:value="825.605" calcext:value-type="float">
            <text:p>825,60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88.3879" calcext:value-type="float">
            <text:p>88,3879</text:p>
          </table:table-cell>
        </table:table-row>
        <table:table-row table:style-name="ro1">
          <table:table-cell office:value-type="float" office:value="841.912" calcext:value-type="float">
            <text:p>841,912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3.5822" calcext:value-type="float">
            <text:p>93,5822</text:p>
          </table:table-cell>
        </table:table-row>
        <table:table-row table:style-name="ro1">
          <table:table-cell office:value-type="float" office:value="163.268" calcext:value-type="float">
            <text:p>163,268</text:p>
          </table:table-cell>
          <table:table-cell/>
          <table:table-cell office:value-type="float" office:value="521" calcext:value-type="float">
            <text:p>521</text:p>
          </table:table-cell>
          <table:table-cell/>
          <table:table-cell office:value-type="float" office:value="88.424" calcext:value-type="float">
            <text:p>88,424</text:p>
          </table:table-cell>
        </table:table-row>
        <table:table-row table:style-name="ro1">
          <table:table-cell office:value-type="float" office:value="656.288" calcext:value-type="float">
            <text:p>656,288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0.896" calcext:value-type="float">
            <text:p>100,896</text:p>
          </table:table-cell>
        </table:table-row>
        <table:table-row table:style-name="ro1">
          <table:table-cell office:value-type="float" office:value="787.254" calcext:value-type="float">
            <text:p>787,254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4.0206" calcext:value-type="float">
            <text:p>94,0206</text:p>
          </table:table-cell>
        </table:table-row>
        <table:table-row table:style-name="ro1">
          <table:table-cell office:value-type="float" office:value="481.981" calcext:value-type="float">
            <text:p>481,981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3.909" calcext:value-type="float">
            <text:p>103,909</text:p>
          </table:table-cell>
        </table:table-row>
        <table:table-row table:style-name="ro1">
          <table:table-cell office:value-type="float" office:value="187.144" calcext:value-type="float">
            <text:p>187,144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5.9856" calcext:value-type="float">
            <text:p>95,9856</text:p>
          </table:table-cell>
        </table:table-row>
        <table:table-row table:style-name="ro1">
          <table:table-cell office:value-type="float" office:value="255.205" calcext:value-type="float">
            <text:p>255,20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0.8582" calcext:value-type="float">
            <text:p>90,8582</text:p>
          </table:table-cell>
        </table:table-row>
        <table:table-row table:style-name="ro1">
          <table:table-cell office:value-type="float" office:value="84.9594" calcext:value-type="float">
            <text:p>84,9594</text:p>
          </table:table-cell>
          <table:table-cell/>
          <table:table-cell office:value-type="float" office:value="474" calcext:value-type="float">
            <text:p>474</text:p>
          </table:table-cell>
          <table:table-cell/>
          <table:table-cell office:value-type="float" office:value="93.3214" calcext:value-type="float">
            <text:p>93,3214</text:p>
          </table:table-cell>
        </table:table-row>
        <table:table-row table:style-name="ro1">
          <table:table-cell office:value-type="float" office:value="265.26" calcext:value-type="float">
            <text:p>265,26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05.072" calcext:value-type="float">
            <text:p>105,072</text:p>
          </table:table-cell>
        </table:table-row>
        <table:table-row table:style-name="ro1">
          <table:table-cell office:value-type="float" office:value="506.224" calcext:value-type="float">
            <text:p>506,224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95.7033" calcext:value-type="float">
            <text:p>95,7033</text:p>
          </table:table-cell>
        </table:table-row>
        <table:table-row table:style-name="ro1">
          <table:table-cell office:value-type="float" office:value="192.282" calcext:value-type="float">
            <text:p>192,282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97.6433" calcext:value-type="float">
            <text:p>97,6433</text:p>
          </table:table-cell>
        </table:table-row>
        <table:table-row table:style-name="ro1">
          <table:table-cell office:value-type="float" office:value="603.477" calcext:value-type="float">
            <text:p>603,477</text:p>
          </table:table-cell>
          <table:table-cell/>
          <table:table-cell office:value-type="float" office:value="465" calcext:value-type="float">
            <text:p>465</text:p>
          </table:table-cell>
          <table:table-cell/>
          <table:table-cell office:value-type="float" office:value="89.0016" calcext:value-type="float">
            <text:p>89,0016</text:p>
          </table:table-cell>
        </table:table-row>
        <table:table-row table:style-name="ro1">
          <table:table-cell office:value-type="float" office:value="539.727" calcext:value-type="float">
            <text:p>539,727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9.9072" calcext:value-type="float">
            <text:p>99,9072</text:p>
          </table:table-cell>
        </table:table-row>
        <table:table-row table:style-name="ro1">
          <table:table-cell office:value-type="float" office:value="305.538" calcext:value-type="float">
            <text:p>305,538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01.74" calcext:value-type="float">
            <text:p>101,74</text:p>
          </table:table-cell>
        </table:table-row>
        <table:table-row table:style-name="ro1">
          <table:table-cell office:value-type="float" office:value="47.5868" calcext:value-type="float">
            <text:p>47,5868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99.3865" calcext:value-type="float">
            <text:p>99,3865</text:p>
          </table:table-cell>
        </table:table-row>
        <table:table-row table:style-name="ro1">
          <table:table-cell office:value-type="float" office:value="470.982" calcext:value-type="float">
            <text:p>470,982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1.702" calcext:value-type="float">
            <text:p>101,702</text:p>
          </table:table-cell>
        </table:table-row>
        <table:table-row table:style-name="ro1">
          <table:table-cell office:value-type="float" office:value="906.824" calcext:value-type="float">
            <text:p>906,824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7.2895" calcext:value-type="float">
            <text:p>97,2895</text:p>
          </table:table-cell>
        </table:table-row>
        <table:table-row table:style-name="ro1">
          <table:table-cell office:value-type="float" office:value="980.995" calcext:value-type="float">
            <text:p>980,995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100.592" calcext:value-type="float">
            <text:p>100,592</text:p>
          </table:table-cell>
        </table:table-row>
        <table:table-row table:style-name="ro1">
          <table:table-cell office:value-type="float" office:value="799.014" calcext:value-type="float">
            <text:p>799,014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108.555" calcext:value-type="float">
            <text:p>108,555</text:p>
          </table:table-cell>
        </table:table-row>
        <table:table-row table:style-name="ro1">
          <table:table-cell office:value-type="float" office:value="637.808" calcext:value-type="float">
            <text:p>637,808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95.8792" calcext:value-type="float">
            <text:p>95,8792</text:p>
          </table:table-cell>
        </table:table-row>
        <table:table-row table:style-name="ro1">
          <table:table-cell office:value-type="float" office:value="317.095" calcext:value-type="float">
            <text:p>317,09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12.439" calcext:value-type="float">
            <text:p>112,439</text:p>
          </table:table-cell>
        </table:table-row>
        <table:table-row table:style-name="ro1">
          <table:table-cell office:value-type="float" office:value="809.306" calcext:value-type="float">
            <text:p>809,306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103.838" calcext:value-type="float">
            <text:p>103,838</text:p>
          </table:table-cell>
        </table:table-row>
        <table:table-row table:style-name="ro1">
          <table:table-cell office:value-type="float" office:value="286.214" calcext:value-type="float">
            <text:p>286,214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95.3683" calcext:value-type="float">
            <text:p>95,3683</text:p>
          </table:table-cell>
        </table:table-row>
        <table:table-row table:style-name="ro1">
          <table:table-cell office:value-type="float" office:value="58.573" calcext:value-type="float">
            <text:p>58,573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96.7833" calcext:value-type="float">
            <text:p>96,7833</text:p>
          </table:table-cell>
        </table:table-row>
        <table:table-row table:style-name="ro1">
          <table:table-cell office:value-type="float" office:value="116.998" calcext:value-type="float">
            <text:p>116,998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2.297" calcext:value-type="float">
            <text:p>102,297</text:p>
          </table:table-cell>
        </table:table-row>
        <table:table-row table:style-name="ro1">
          <table:table-cell office:value-type="float" office:value="363.486" calcext:value-type="float">
            <text:p>363,486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8.629" calcext:value-type="float">
            <text:p>108,629</text:p>
          </table:table-cell>
        </table:table-row>
        <table:table-row table:style-name="ro1">
          <table:table-cell office:value-type="float" office:value="39.3432" calcext:value-type="float">
            <text:p>39,3432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2.9946" calcext:value-type="float">
            <text:p>92,9946</text:p>
          </table:table-cell>
        </table:table-row>
        <table:table-row table:style-name="ro1">
          <table:table-cell office:value-type="float" office:value="414.73" calcext:value-type="float">
            <text:p>414,73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109.644" calcext:value-type="float">
            <text:p>109,644</text:p>
          </table:table-cell>
        </table:table-row>
        <table:table-row table:style-name="ro1">
          <table:table-cell office:value-type="float" office:value="349.907" calcext:value-type="float">
            <text:p>349,907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00.552" calcext:value-type="float">
            <text:p>100,552</text:p>
          </table:table-cell>
        </table:table-row>
        <table:table-row table:style-name="ro1">
          <table:table-cell office:value-type="float" office:value="547.618" calcext:value-type="float">
            <text:p>547,618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1.028" calcext:value-type="float">
            <text:p>101,028</text:p>
          </table:table-cell>
        </table:table-row>
        <table:table-row table:style-name="ro1">
          <table:table-cell office:value-type="float" office:value="653.633" calcext:value-type="float">
            <text:p>653,633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9.3459" calcext:value-type="float">
            <text:p>99,3459</text:p>
          </table:table-cell>
        </table:table-row>
        <table:table-row table:style-name="ro1">
          <table:table-cell office:value-type="float" office:value="638.273" calcext:value-type="float">
            <text:p>638,273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2.359" calcext:value-type="float">
            <text:p>102,359</text:p>
          </table:table-cell>
        </table:table-row>
        <table:table-row table:style-name="ro1">
          <table:table-cell office:value-type="float" office:value="17.3096" calcext:value-type="float">
            <text:p>17,3096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99.0877" calcext:value-type="float">
            <text:p>99,0877</text:p>
          </table:table-cell>
        </table:table-row>
        <table:table-row table:style-name="ro1">
          <table:table-cell office:value-type="float" office:value="579.919" calcext:value-type="float">
            <text:p>579,919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104.385" calcext:value-type="float">
            <text:p>104,385</text:p>
          </table:table-cell>
        </table:table-row>
        <table:table-row table:style-name="ro1">
          <table:table-cell office:value-type="float" office:value="703.522" calcext:value-type="float">
            <text:p>703,522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8.7334" calcext:value-type="float">
            <text:p>98,7334</text:p>
          </table:table-cell>
        </table:table-row>
        <table:table-row table:style-name="ro1">
          <table:table-cell office:value-type="float" office:value="515.219" calcext:value-type="float">
            <text:p>515,219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8.0286" calcext:value-type="float">
            <text:p>98,0286</text:p>
          </table:table-cell>
        </table:table-row>
        <table:table-row table:style-name="ro1">
          <table:table-cell office:value-type="float" office:value="518.573" calcext:value-type="float">
            <text:p>518,573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101.705" calcext:value-type="float">
            <text:p>101,705</text:p>
          </table:table-cell>
        </table:table-row>
        <table:table-row table:style-name="ro1">
          <table:table-cell office:value-type="float" office:value="48.1841" calcext:value-type="float">
            <text:p>48,1841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5.3611" calcext:value-type="float">
            <text:p>95,3611</text:p>
          </table:table-cell>
        </table:table-row>
        <table:table-row table:style-name="ro1">
          <table:table-cell office:value-type="float" office:value="82.8545" calcext:value-type="float">
            <text:p>82,8545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6.597" calcext:value-type="float">
            <text:p>106,597</text:p>
          </table:table-cell>
        </table:table-row>
        <table:table-row table:style-name="ro1">
          <table:table-cell office:value-type="float" office:value="47.8586" calcext:value-type="float">
            <text:p>47,8586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103.569" calcext:value-type="float">
            <text:p>103,569</text:p>
          </table:table-cell>
        </table:table-row>
        <table:table-row table:style-name="ro1">
          <table:table-cell office:value-type="float" office:value="721.665" calcext:value-type="float">
            <text:p>721,665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float" office:value="103.797" calcext:value-type="float">
            <text:p>103,797</text:p>
          </table:table-cell>
        </table:table-row>
        <table:table-row table:style-name="ro1">
          <table:table-cell office:value-type="float" office:value="164.794" calcext:value-type="float">
            <text:p>164,794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96.4936" calcext:value-type="float">
            <text:p>96,4936</text:p>
          </table:table-cell>
        </table:table-row>
        <table:table-row table:style-name="ro1">
          <table:table-cell office:value-type="float" office:value="95.8538" calcext:value-type="float">
            <text:p>95,8538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104.398" calcext:value-type="float">
            <text:p>104,398</text:p>
          </table:table-cell>
        </table:table-row>
        <table:table-row table:style-name="ro1">
          <table:table-cell office:value-type="float" office:value="461.913" calcext:value-type="float">
            <text:p>461,913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8.7649" calcext:value-type="float">
            <text:p>98,7649</text:p>
          </table:table-cell>
        </table:table-row>
        <table:table-row table:style-name="ro1">
          <table:table-cell office:value-type="float" office:value="143.639" calcext:value-type="float">
            <text:p>143,639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6.2647" calcext:value-type="float">
            <text:p>96,2647</text:p>
          </table:table-cell>
        </table:table-row>
        <table:table-row table:style-name="ro1">
          <table:table-cell office:value-type="float" office:value="357.109" calcext:value-type="float">
            <text:p>357,109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101.635" calcext:value-type="float">
            <text:p>101,635</text:p>
          </table:table-cell>
        </table:table-row>
        <table:table-row table:style-name="ro1">
          <table:table-cell office:value-type="float" office:value="853.422" calcext:value-type="float">
            <text:p>853,422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98.9277" calcext:value-type="float">
            <text:p>98,9277</text:p>
          </table:table-cell>
        </table:table-row>
        <table:table-row table:style-name="ro1">
          <table:table-cell office:value-type="float" office:value="344.296" calcext:value-type="float">
            <text:p>344,296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04.147" calcext:value-type="float">
            <text:p>104,147</text:p>
          </table:table-cell>
        </table:table-row>
        <table:table-row table:style-name="ro1">
          <table:table-cell office:value-type="float" office:value="959.902" calcext:value-type="float">
            <text:p>959,902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9.0719" calcext:value-type="float">
            <text:p>99,0719</text:p>
          </table:table-cell>
        </table:table-row>
        <table:table-row table:style-name="ro1">
          <table:table-cell office:value-type="float" office:value="531.971" calcext:value-type="float">
            <text:p>531,971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100.238" calcext:value-type="float">
            <text:p>100,238</text:p>
          </table:table-cell>
        </table:table-row>
        <table:table-row table:style-name="ro1">
          <table:table-cell office:value-type="float" office:value="841.641" calcext:value-type="float">
            <text:p>841,641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107.295" calcext:value-type="float">
            <text:p>107,295</text:p>
          </table:table-cell>
        </table:table-row>
        <table:table-row table:style-name="ro1">
          <table:table-cell office:value-type="float" office:value="659.373" calcext:value-type="float">
            <text:p>659,373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01.699" calcext:value-type="float">
            <text:p>101,699</text:p>
          </table:table-cell>
        </table:table-row>
        <table:table-row table:style-name="ro1">
          <table:table-cell office:value-type="float" office:value="3.38513" calcext:value-type="float">
            <text:p>3,38513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107.088" calcext:value-type="float">
            <text:p>107,088</text:p>
          </table:table-cell>
        </table:table-row>
        <table:table-row table:style-name="ro1">
          <table:table-cell office:value-type="float" office:value="982.077" calcext:value-type="float">
            <text:p>982,077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3.747" calcext:value-type="float">
            <text:p>93,747</text:p>
          </table:table-cell>
        </table:table-row>
        <table:table-row table:style-name="ro1">
          <table:table-cell office:value-type="float" office:value="288.278" calcext:value-type="float">
            <text:p>288,278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100.811" calcext:value-type="float">
            <text:p>100,811</text:p>
          </table:table-cell>
        </table:table-row>
        <table:table-row table:style-name="ro1">
          <table:table-cell office:value-type="float" office:value="592.478" calcext:value-type="float">
            <text:p>592,478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106.688" calcext:value-type="float">
            <text:p>106,688</text:p>
          </table:table-cell>
        </table:table-row>
        <table:table-row table:style-name="ro1">
          <table:table-cell office:value-type="float" office:value="71.5034" calcext:value-type="float">
            <text:p>71,5034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9.8735" calcext:value-type="float">
            <text:p>99,8735</text:p>
          </table:table-cell>
        </table:table-row>
        <table:table-row table:style-name="ro1">
          <table:table-cell office:value-type="float" office:value="304.89" calcext:value-type="float">
            <text:p>304,89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95.9479" calcext:value-type="float">
            <text:p>95,9479</text:p>
          </table:table-cell>
        </table:table-row>
        <table:table-row table:style-name="ro1">
          <table:table-cell office:value-type="float" office:value="716.38" calcext:value-type="float">
            <text:p>716,38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03.387" calcext:value-type="float">
            <text:p>103,387</text:p>
          </table:table-cell>
        </table:table-row>
        <table:table-row table:style-name="ro1">
          <table:table-cell office:value-type="float" office:value="177.761" calcext:value-type="float">
            <text:p>177,761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96.8385" calcext:value-type="float">
            <text:p>96,8385</text:p>
          </table:table-cell>
        </table:table-row>
        <table:table-row table:style-name="ro1">
          <table:table-cell office:value-type="float" office:value="107.091" calcext:value-type="float">
            <text:p>107,091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98.8849" calcext:value-type="float">
            <text:p>98,8849</text:p>
          </table:table-cell>
        </table:table-row>
        <table:table-row table:style-name="ro1">
          <table:table-cell office:value-type="float" office:value="750.551" calcext:value-type="float">
            <text:p>750,551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8.0794" calcext:value-type="float">
            <text:p>98,0794</text:p>
          </table:table-cell>
        </table:table-row>
        <table:table-row table:style-name="ro1">
          <table:table-cell office:value-type="float" office:value="955.937" calcext:value-type="float">
            <text:p>955,937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05.267" calcext:value-type="float">
            <text:p>105,267</text:p>
          </table:table-cell>
        </table:table-row>
        <table:table-row table:style-name="ro1">
          <table:table-cell office:value-type="float" office:value="38.2786" calcext:value-type="float">
            <text:p>38,2786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102.011" calcext:value-type="float">
            <text:p>102,011</text:p>
          </table:table-cell>
        </table:table-row>
        <table:table-row table:style-name="ro1">
          <table:table-cell office:value-type="float" office:value="238.109" calcext:value-type="float">
            <text:p>238,109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108.457" calcext:value-type="float">
            <text:p>108,457</text:p>
          </table:table-cell>
        </table:table-row>
        <table:table-row table:style-name="ro1">
          <table:table-cell office:value-type="float" office:value="330.581" calcext:value-type="float">
            <text:p>330,581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4.1682" calcext:value-type="float">
            <text:p>94,1682</text:p>
          </table:table-cell>
        </table:table-row>
        <table:table-row table:style-name="ro1">
          <table:table-cell office:value-type="float" office:value="167.814" calcext:value-type="float">
            <text:p>167,814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11.775" calcext:value-type="float">
            <text:p>111,775</text:p>
          </table:table-cell>
        </table:table-row>
        <table:table-row table:style-name="ro1">
          <table:table-cell office:value-type="float" office:value="60.2429" calcext:value-type="float">
            <text:p>60,2429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99.2433" calcext:value-type="float">
            <text:p>99,2433</text:p>
          </table:table-cell>
        </table:table-row>
        <table:table-row table:style-name="ro1">
          <table:table-cell office:value-type="float" office:value="202.465" calcext:value-type="float">
            <text:p>202,465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9.1797" calcext:value-type="float">
            <text:p>99,1797</text:p>
          </table:table-cell>
        </table:table-row>
        <table:table-row table:style-name="ro1">
          <table:table-cell office:value-type="float" office:value="123.117" calcext:value-type="float">
            <text:p>123,117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98.6618" calcext:value-type="float">
            <text:p>98,6618</text:p>
          </table:table-cell>
        </table:table-row>
        <table:table-row table:style-name="ro1">
          <table:table-cell office:value-type="float" office:value="522.413" calcext:value-type="float">
            <text:p>522,413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114.266" calcext:value-type="float">
            <text:p>114,266</text:p>
          </table:table-cell>
        </table:table-row>
        <table:table-row table:style-name="ro1">
          <table:table-cell office:value-type="float" office:value="807.222" calcext:value-type="float">
            <text:p>807,222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96.4102" calcext:value-type="float">
            <text:p>96,4102</text:p>
          </table:table-cell>
        </table:table-row>
        <table:table-row table:style-name="ro1">
          <table:table-cell office:value-type="float" office:value="589.141" calcext:value-type="float">
            <text:p>589,141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92.709" calcext:value-type="float">
            <text:p>92,709</text:p>
          </table:table-cell>
        </table:table-row>
        <table:table-row table:style-name="ro1">
          <table:table-cell office:value-type="float" office:value="379.084" calcext:value-type="float">
            <text:p>379,084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106.705" calcext:value-type="float">
            <text:p>106,705</text:p>
          </table:table-cell>
        </table:table-row>
        <table:table-row table:style-name="ro1">
          <table:table-cell office:value-type="float" office:value="898.418" calcext:value-type="float">
            <text:p>898,418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1.063" calcext:value-type="float">
            <text:p>101,063</text:p>
          </table:table-cell>
        </table:table-row>
        <table:table-row table:style-name="ro1">
          <table:table-cell office:value-type="float" office:value="258.449" calcext:value-type="float">
            <text:p>258,449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97.6076" calcext:value-type="float">
            <text:p>97,6076</text:p>
          </table:table-cell>
        </table:table-row>
        <table:table-row table:style-name="ro1">
          <table:table-cell office:value-type="float" office:value="657.876" calcext:value-type="float">
            <text:p>657,876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03.669" calcext:value-type="float">
            <text:p>103,669</text:p>
          </table:table-cell>
        </table:table-row>
        <table:table-row table:style-name="ro1">
          <table:table-cell office:value-type="float" office:value="674.832" calcext:value-type="float">
            <text:p>674,832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9.1531" calcext:value-type="float">
            <text:p>99,1531</text:p>
          </table:table-cell>
        </table:table-row>
        <table:table-row table:style-name="ro1">
          <table:table-cell office:value-type="float" office:value="276.321" calcext:value-type="float">
            <text:p>276,321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110.503" calcext:value-type="float">
            <text:p>110,503</text:p>
          </table:table-cell>
        </table:table-row>
        <table:table-row table:style-name="ro1">
          <table:table-cell office:value-type="float" office:value="521.717" calcext:value-type="float">
            <text:p>521,717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100.25" calcext:value-type="float">
            <text:p>100,25</text:p>
          </table:table-cell>
        </table:table-row>
        <table:table-row table:style-name="ro1">
          <table:table-cell office:value-type="float" office:value="288.68" calcext:value-type="float">
            <text:p>288,68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0.586" calcext:value-type="float">
            <text:p>100,586</text:p>
          </table:table-cell>
        </table:table-row>
        <table:table-row table:style-name="ro1">
          <table:table-cell office:value-type="float" office:value="560.041" calcext:value-type="float">
            <text:p>560,041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1.168" calcext:value-type="float">
            <text:p>101,168</text:p>
          </table:table-cell>
        </table:table-row>
        <table:table-row table:style-name="ro1">
          <table:table-cell office:value-type="float" office:value="656.235" calcext:value-type="float">
            <text:p>656,235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97.2607" calcext:value-type="float">
            <text:p>97,2607</text:p>
          </table:table-cell>
        </table:table-row>
        <table:table-row table:style-name="ro1">
          <table:table-cell office:value-type="float" office:value="248.676" calcext:value-type="float">
            <text:p>248,676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96.1917" calcext:value-type="float">
            <text:p>96,1917</text:p>
          </table:table-cell>
        </table:table-row>
        <table:table-row table:style-name="ro1">
          <table:table-cell office:value-type="float" office:value="563.698" calcext:value-type="float">
            <text:p>563,698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02.213" calcext:value-type="float">
            <text:p>102,213</text:p>
          </table:table-cell>
        </table:table-row>
        <table:table-row table:style-name="ro1">
          <table:table-cell office:value-type="float" office:value="576.511" calcext:value-type="float">
            <text:p>576,511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97.0155" calcext:value-type="float">
            <text:p>97,0155</text:p>
          </table:table-cell>
        </table:table-row>
        <table:table-row table:style-name="ro1">
          <table:table-cell office:value-type="float" office:value="76.1081" calcext:value-type="float">
            <text:p>76,1081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float" office:value="103.232" calcext:value-type="float">
            <text:p>103,232</text:p>
          </table:table-cell>
        </table:table-row>
        <table:table-row table:style-name="ro1">
          <table:table-cell office:value-type="float" office:value="63.6265" calcext:value-type="float">
            <text:p>63,6265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105.639" calcext:value-type="float">
            <text:p>105,639</text:p>
          </table:table-cell>
        </table:table-row>
        <table:table-row table:style-name="ro1">
          <table:table-cell office:value-type="float" office:value="193.907" calcext:value-type="float">
            <text:p>193,907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100.327" calcext:value-type="float">
            <text:p>100,327</text:p>
          </table:table-cell>
        </table:table-row>
        <table:table-row table:style-name="ro1">
          <table:table-cell office:value-type="float" office:value="456.093" calcext:value-type="float">
            <text:p>456,093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6.7163" calcext:value-type="float">
            <text:p>96,7163</text:p>
          </table:table-cell>
        </table:table-row>
        <table:table-row table:style-name="ro1">
          <table:table-cell office:value-type="float" office:value="642.961" calcext:value-type="float">
            <text:p>642,961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0.1317" calcext:value-type="float">
            <text:p>90,1317</text:p>
          </table:table-cell>
        </table:table-row>
        <table:table-row table:style-name="ro1">
          <table:table-cell office:value-type="float" office:value="738.947" calcext:value-type="float">
            <text:p>738,947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float" office:value="94.9391" calcext:value-type="float">
            <text:p>94,9391</text:p>
          </table:table-cell>
        </table:table-row>
        <table:table-row table:style-name="ro1">
          <table:table-cell office:value-type="float" office:value="750.868" calcext:value-type="float">
            <text:p>750,868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96.8701" calcext:value-type="float">
            <text:p>96,8701</text:p>
          </table:table-cell>
        </table:table-row>
        <table:table-row table:style-name="ro1">
          <table:table-cell office:value-type="float" office:value="649.86" calcext:value-type="float">
            <text:p>649,86</text:p>
          </table:table-cell>
          <table:table-cell/>
          <table:table-cell office:value-type="float" office:value="557" calcext:value-type="float">
            <text:p>557</text:p>
          </table:table-cell>
          <table:table-cell/>
          <table:table-cell office:value-type="float" office:value="102.418" calcext:value-type="float">
            <text:p>102,418</text:p>
          </table:table-cell>
        </table:table-row>
        <table:table-row table:style-name="ro1">
          <table:table-cell office:value-type="float" office:value="182.22" calcext:value-type="float">
            <text:p>182,22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99.0957" calcext:value-type="float">
            <text:p>99,0957</text:p>
          </table:table-cell>
        </table:table-row>
        <table:table-row table:style-name="ro1">
          <table:table-cell office:value-type="float" office:value="2.39524" calcext:value-type="float">
            <text:p>2,39524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8.0682" calcext:value-type="float">
            <text:p>98,0682</text:p>
          </table:table-cell>
        </table:table-row>
        <table:table-row table:style-name="ro1">
          <table:table-cell office:value-type="float" office:value="829.037" calcext:value-type="float">
            <text:p>829,037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10.793" calcext:value-type="float">
            <text:p>110,793</text:p>
          </table:table-cell>
        </table:table-row>
        <table:table-row table:style-name="ro1">
          <table:table-cell office:value-type="float" office:value="757.029" calcext:value-type="float">
            <text:p>757,029</text:p>
          </table:table-cell>
          <table:table-cell/>
          <table:table-cell office:value-type="float" office:value="467" calcext:value-type="float">
            <text:p>467</text:p>
          </table:table-cell>
          <table:table-cell/>
          <table:table-cell office:value-type="float" office:value="93.8713" calcext:value-type="float">
            <text:p>93,8713</text:p>
          </table:table-cell>
        </table:table-row>
        <table:table-row table:style-name="ro1">
          <table:table-cell office:value-type="float" office:value="0.73977" calcext:value-type="float">
            <text:p>0,73977</text:p>
          </table:table-cell>
          <table:table-cell/>
          <table:table-cell office:value-type="float" office:value="463" calcext:value-type="float">
            <text:p>463</text:p>
          </table:table-cell>
          <table:table-cell/>
          <table:table-cell office:value-type="float" office:value="96.9794" calcext:value-type="float">
            <text:p>96,9794</text:p>
          </table:table-cell>
        </table:table-row>
        <table:table-row table:style-name="ro1">
          <table:table-cell office:value-type="float" office:value="91.9192" calcext:value-type="float">
            <text:p>91,9192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90.3542" calcext:value-type="float">
            <text:p>90,3542</text:p>
          </table:table-cell>
        </table:table-row>
        <table:table-row table:style-name="ro1">
          <table:table-cell office:value-type="float" office:value="242.598" calcext:value-type="float">
            <text:p>242,598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4.63" calcext:value-type="float">
            <text:p>104,63</text:p>
          </table:table-cell>
        </table:table-row>
        <table:table-row table:style-name="ro1">
          <table:table-cell office:value-type="float" office:value="423.99" calcext:value-type="float">
            <text:p>423,99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92.5451" calcext:value-type="float">
            <text:p>92,5451</text:p>
          </table:table-cell>
        </table:table-row>
        <table:table-row table:style-name="ro1">
          <table:table-cell office:value-type="float" office:value="468.722" calcext:value-type="float">
            <text:p>468,722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9.7712" calcext:value-type="float">
            <text:p>99,7712</text:p>
          </table:table-cell>
        </table:table-row>
        <table:table-row table:style-name="ro1">
          <table:table-cell office:value-type="float" office:value="258.241" calcext:value-type="float">
            <text:p>258,241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2.93" calcext:value-type="float">
            <text:p>102,93</text:p>
          </table:table-cell>
        </table:table-row>
        <table:table-row table:style-name="ro1">
          <table:table-cell office:value-type="float" office:value="826.233" calcext:value-type="float">
            <text:p>826,233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5.4736" calcext:value-type="float">
            <text:p>95,4736</text:p>
          </table:table-cell>
        </table:table-row>
        <table:table-row table:style-name="ro1">
          <table:table-cell office:value-type="float" office:value="474.391" calcext:value-type="float">
            <text:p>474,391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105.819" calcext:value-type="float">
            <text:p>105,819</text:p>
          </table:table-cell>
        </table:table-row>
        <table:table-row table:style-name="ro1">
          <table:table-cell office:value-type="float" office:value="518.887" calcext:value-type="float">
            <text:p>518,887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3.785" calcext:value-type="float">
            <text:p>103,785</text:p>
          </table:table-cell>
        </table:table-row>
        <table:table-row table:style-name="ro1">
          <table:table-cell office:value-type="float" office:value="876.396" calcext:value-type="float">
            <text:p>876,396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6.0504" calcext:value-type="float">
            <text:p>96,0504</text:p>
          </table:table-cell>
        </table:table-row>
        <table:table-row table:style-name="ro1">
          <table:table-cell office:value-type="float" office:value="534.848" calcext:value-type="float">
            <text:p>534,848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95.0661" calcext:value-type="float">
            <text:p>95,0661</text:p>
          </table:table-cell>
        </table:table-row>
        <table:table-row table:style-name="ro1">
          <table:table-cell office:value-type="float" office:value="634.763" calcext:value-type="float">
            <text:p>634,763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100.543" calcext:value-type="float">
            <text:p>100,543</text:p>
          </table:table-cell>
        </table:table-row>
        <table:table-row table:style-name="ro1">
          <table:table-cell office:value-type="float" office:value="500.797" calcext:value-type="float">
            <text:p>500,797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97.8507" calcext:value-type="float">
            <text:p>97,8507</text:p>
          </table:table-cell>
        </table:table-row>
        <table:table-row table:style-name="ro1">
          <table:table-cell office:value-type="float" office:value="380.286" calcext:value-type="float">
            <text:p>380,286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104.739" calcext:value-type="float">
            <text:p>104,739</text:p>
          </table:table-cell>
        </table:table-row>
        <table:table-row table:style-name="ro1">
          <table:table-cell office:value-type="float" office:value="506.161" calcext:value-type="float">
            <text:p>506,161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2.447" calcext:value-type="float">
            <text:p>102,447</text:p>
          </table:table-cell>
        </table:table-row>
        <table:table-row table:style-name="ro1">
          <table:table-cell office:value-type="float" office:value="443.07" calcext:value-type="float">
            <text:p>443,07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4.08" calcext:value-type="float">
            <text:p>104,08</text:p>
          </table:table-cell>
        </table:table-row>
        <table:table-row table:style-name="ro1">
          <table:table-cell office:value-type="float" office:value="668.902" calcext:value-type="float">
            <text:p>668,902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106.828" calcext:value-type="float">
            <text:p>106,828</text:p>
          </table:table-cell>
        </table:table-row>
        <table:table-row table:style-name="ro1">
          <table:table-cell office:value-type="float" office:value="521.94" calcext:value-type="float">
            <text:p>521,94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103.958" calcext:value-type="float">
            <text:p>103,958</text:p>
          </table:table-cell>
        </table:table-row>
        <table:table-row table:style-name="ro1">
          <table:table-cell office:value-type="float" office:value="180.157" calcext:value-type="float">
            <text:p>180,157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2.139" calcext:value-type="float">
            <text:p>102,139</text:p>
          </table:table-cell>
        </table:table-row>
        <table:table-row table:style-name="ro1">
          <table:table-cell office:value-type="float" office:value="8.06288" calcext:value-type="float">
            <text:p>8,06288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105.06" calcext:value-type="float">
            <text:p>105,06</text:p>
          </table:table-cell>
        </table:table-row>
        <table:table-row table:style-name="ro1">
          <table:table-cell office:value-type="float" office:value="23.5791" calcext:value-type="float">
            <text:p>23,5791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7.1619" calcext:value-type="float">
            <text:p>97,1619</text:p>
          </table:table-cell>
        </table:table-row>
        <table:table-row table:style-name="ro1">
          <table:table-cell office:value-type="float" office:value="310.565" calcext:value-type="float">
            <text:p>310,565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96.8057" calcext:value-type="float">
            <text:p>96,8057</text:p>
          </table:table-cell>
        </table:table-row>
        <table:table-row table:style-name="ro1">
          <table:table-cell office:value-type="float" office:value="765.678" calcext:value-type="float">
            <text:p>765,678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96.5763" calcext:value-type="float">
            <text:p>96,5763</text:p>
          </table:table-cell>
        </table:table-row>
        <table:table-row table:style-name="ro1">
          <table:table-cell office:value-type="float" office:value="915.316" calcext:value-type="float">
            <text:p>915,316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01.309" calcext:value-type="float">
            <text:p>101,309</text:p>
          </table:table-cell>
        </table:table-row>
        <table:table-row table:style-name="ro1">
          <table:table-cell office:value-type="float" office:value="202.759" calcext:value-type="float">
            <text:p>202,759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105.26" calcext:value-type="float">
            <text:p>105,26</text:p>
          </table:table-cell>
        </table:table-row>
        <table:table-row table:style-name="ro1">
          <table:table-cell office:value-type="float" office:value="729.764" calcext:value-type="float">
            <text:p>729,764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101.757" calcext:value-type="float">
            <text:p>101,757</text:p>
          </table:table-cell>
        </table:table-row>
        <table:table-row table:style-name="ro1">
          <table:table-cell office:value-type="float" office:value="655.314" calcext:value-type="float">
            <text:p>655,314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float" office:value="100.734" calcext:value-type="float">
            <text:p>100,734</text:p>
          </table:table-cell>
        </table:table-row>
        <table:table-row table:style-name="ro1">
          <table:table-cell office:value-type="float" office:value="208.899" calcext:value-type="float">
            <text:p>208,899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3.424" calcext:value-type="float">
            <text:p>103,424</text:p>
          </table:table-cell>
        </table:table-row>
        <table:table-row table:style-name="ro1">
          <table:table-cell office:value-type="float" office:value="485.502" calcext:value-type="float">
            <text:p>485,502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10.576" calcext:value-type="float">
            <text:p>110,576</text:p>
          </table:table-cell>
        </table:table-row>
        <table:table-row table:style-name="ro1">
          <table:table-cell office:value-type="float" office:value="307.96" calcext:value-type="float">
            <text:p>307,96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6.1713" calcext:value-type="float">
            <text:p>96,1713</text:p>
          </table:table-cell>
        </table:table-row>
        <table:table-row table:style-name="ro1">
          <table:table-cell office:value-type="float" office:value="485.324" calcext:value-type="float">
            <text:p>485,324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96.7334" calcext:value-type="float">
            <text:p>96,7334</text:p>
          </table:table-cell>
        </table:table-row>
        <table:table-row table:style-name="ro1">
          <table:table-cell office:value-type="float" office:value="813.701" calcext:value-type="float">
            <text:p>813,701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03.583" calcext:value-type="float">
            <text:p>103,583</text:p>
          </table:table-cell>
        </table:table-row>
        <table:table-row table:style-name="ro1">
          <table:table-cell office:value-type="float" office:value="962.722" calcext:value-type="float">
            <text:p>962,722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0.52" calcext:value-type="float">
            <text:p>100,52</text:p>
          </table:table-cell>
        </table:table-row>
        <table:table-row table:style-name="ro1">
          <table:table-cell office:value-type="float" office:value="223.289" calcext:value-type="float">
            <text:p>223,289</text:p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float" office:value="100.452" calcext:value-type="float">
            <text:p>100,452</text:p>
          </table:table-cell>
        </table:table-row>
        <table:table-row table:style-name="ro1">
          <table:table-cell office:value-type="float" office:value="137.415" calcext:value-type="float">
            <text:p>137,415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float" office:value="97.6418" calcext:value-type="float">
            <text:p>97,6418</text:p>
          </table:table-cell>
        </table:table-row>
        <table:table-row table:style-name="ro1">
          <table:table-cell office:value-type="float" office:value="299.003" calcext:value-type="float">
            <text:p>299,003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0.977" calcext:value-type="float">
            <text:p>100,977</text:p>
          </table:table-cell>
        </table:table-row>
        <table:table-row table:style-name="ro1">
          <table:table-cell office:value-type="float" office:value="609.252" calcext:value-type="float">
            <text:p>609,252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106.889" calcext:value-type="float">
            <text:p>106,889</text:p>
          </table:table-cell>
        </table:table-row>
        <table:table-row table:style-name="ro1">
          <table:table-cell office:value-type="float" office:value="914.678" calcext:value-type="float">
            <text:p>914,678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5.1" calcext:value-type="float">
            <text:p>105,1</text:p>
          </table:table-cell>
        </table:table-row>
        <table:table-row table:style-name="ro1">
          <table:table-cell office:value-type="float" office:value="347.721" calcext:value-type="float">
            <text:p>347,721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9.9656" calcext:value-type="float">
            <text:p>99,9656</text:p>
          </table:table-cell>
        </table:table-row>
        <table:table-row table:style-name="ro1">
          <table:table-cell office:value-type="float" office:value="216.302" calcext:value-type="float">
            <text:p>216,302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9.6088" calcext:value-type="float">
            <text:p>99,6088</text:p>
          </table:table-cell>
        </table:table-row>
        <table:table-row table:style-name="ro1">
          <table:table-cell office:value-type="float" office:value="580.057" calcext:value-type="float">
            <text:p>580,057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2.662" calcext:value-type="float">
            <text:p>92,662</text:p>
          </table:table-cell>
        </table:table-row>
        <table:table-row table:style-name="ro1">
          <table:table-cell office:value-type="float" office:value="965.631" calcext:value-type="float">
            <text:p>965,631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02.162" calcext:value-type="float">
            <text:p>102,162</text:p>
          </table:table-cell>
        </table:table-row>
        <table:table-row table:style-name="ro1">
          <table:table-cell office:value-type="float" office:value="653.176" calcext:value-type="float">
            <text:p>653,176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4.384" calcext:value-type="float">
            <text:p>104,384</text:p>
          </table:table-cell>
        </table:table-row>
        <table:table-row table:style-name="ro1">
          <table:table-cell office:value-type="float" office:value="370.4" calcext:value-type="float">
            <text:p>370,4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99.2295" calcext:value-type="float">
            <text:p>99,2295</text:p>
          </table:table-cell>
        </table:table-row>
        <table:table-row table:style-name="ro1">
          <table:table-cell office:value-type="float" office:value="963.864" calcext:value-type="float">
            <text:p>963,864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107.98" calcext:value-type="float">
            <text:p>107,98</text:p>
          </table:table-cell>
        </table:table-row>
        <table:table-row table:style-name="ro1">
          <table:table-cell office:value-type="float" office:value="662.283" calcext:value-type="float">
            <text:p>662,283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104.198" calcext:value-type="float">
            <text:p>104,198</text:p>
          </table:table-cell>
        </table:table-row>
        <table:table-row table:style-name="ro1">
          <table:table-cell office:value-type="float" office:value="511.73" calcext:value-type="float">
            <text:p>511,73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92.5702" calcext:value-type="float">
            <text:p>92,5702</text:p>
          </table:table-cell>
        </table:table-row>
        <table:table-row table:style-name="ro1">
          <table:table-cell office:value-type="float" office:value="980.164" calcext:value-type="float">
            <text:p>980,164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9.8722" calcext:value-type="float">
            <text:p>99,8722</text:p>
          </table:table-cell>
        </table:table-row>
        <table:table-row table:style-name="ro1">
          <table:table-cell office:value-type="float" office:value="236.37" calcext:value-type="float">
            <text:p>236,37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87.9407" calcext:value-type="float">
            <text:p>87,9407</text:p>
          </table:table-cell>
        </table:table-row>
        <table:table-row table:style-name="ro1">
          <table:table-cell office:value-type="float" office:value="736.864" calcext:value-type="float">
            <text:p>736,864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95.0424" calcext:value-type="float">
            <text:p>95,0424</text:p>
          </table:table-cell>
        </table:table-row>
        <table:table-row table:style-name="ro1">
          <table:table-cell office:value-type="float" office:value="117.879" calcext:value-type="float">
            <text:p>117,879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102.585" calcext:value-type="float">
            <text:p>102,585</text:p>
          </table:table-cell>
        </table:table-row>
        <table:table-row table:style-name="ro1">
          <table:table-cell office:value-type="float" office:value="653.617" calcext:value-type="float">
            <text:p>653,617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104.442" calcext:value-type="float">
            <text:p>104,442</text:p>
          </table:table-cell>
        </table:table-row>
        <table:table-row table:style-name="ro1">
          <table:table-cell office:value-type="float" office:value="616.745" calcext:value-type="float">
            <text:p>616,745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float" office:value="108.263" calcext:value-type="float">
            <text:p>108,263</text:p>
          </table:table-cell>
        </table:table-row>
        <table:table-row table:style-name="ro1">
          <table:table-cell office:value-type="float" office:value="526.383" calcext:value-type="float">
            <text:p>526,383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97.1518" calcext:value-type="float">
            <text:p>97,1518</text:p>
          </table:table-cell>
        </table:table-row>
        <table:table-row table:style-name="ro1">
          <table:table-cell office:value-type="float" office:value="19.1623" calcext:value-type="float">
            <text:p>19,1623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07.462" calcext:value-type="float">
            <text:p>107,462</text:p>
          </table:table-cell>
        </table:table-row>
        <table:table-row table:style-name="ro1">
          <table:table-cell office:value-type="float" office:value="135.359" calcext:value-type="float">
            <text:p>135,359</text:p>
          </table:table-cell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95.864" calcext:value-type="float">
            <text:p>95,864</text:p>
          </table:table-cell>
        </table:table-row>
        <table:table-row table:style-name="ro1">
          <table:table-cell office:value-type="float" office:value="129.885" calcext:value-type="float">
            <text:p>129,885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99.2305" calcext:value-type="float">
            <text:p>99,2305</text:p>
          </table:table-cell>
        </table:table-row>
        <table:table-row table:style-name="ro1">
          <table:table-cell office:value-type="float" office:value="988.596" calcext:value-type="float">
            <text:p>988,596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6.816" calcext:value-type="float">
            <text:p>106,816</text:p>
          </table:table-cell>
        </table:table-row>
        <table:table-row table:style-name="ro1">
          <table:table-cell office:value-type="float" office:value="62.2305" calcext:value-type="float">
            <text:p>62,2305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93.7568" calcext:value-type="float">
            <text:p>93,7568</text:p>
          </table:table-cell>
        </table:table-row>
        <table:table-row table:style-name="ro1">
          <table:table-cell office:value-type="float" office:value="693.014" calcext:value-type="float">
            <text:p>693,014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100.573" calcext:value-type="float">
            <text:p>100,573</text:p>
          </table:table-cell>
        </table:table-row>
        <table:table-row table:style-name="ro1">
          <table:table-cell office:value-type="float" office:value="475.323" calcext:value-type="float">
            <text:p>475,323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float" office:value="109.335" calcext:value-type="float">
            <text:p>109,335</text:p>
          </table:table-cell>
        </table:table-row>
        <table:table-row table:style-name="ro1">
          <table:table-cell office:value-type="float" office:value="576.322" calcext:value-type="float">
            <text:p>576,322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94.7856" calcext:value-type="float">
            <text:p>94,7856</text:p>
          </table:table-cell>
        </table:table-row>
        <table:table-row table:style-name="ro1">
          <table:table-cell office:value-type="float" office:value="942.178" calcext:value-type="float">
            <text:p>942,178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6.3905" calcext:value-type="float">
            <text:p>96,3905</text:p>
          </table:table-cell>
        </table:table-row>
        <table:table-row table:style-name="ro1">
          <table:table-cell office:value-type="float" office:value="708.903" calcext:value-type="float">
            <text:p>708,903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101.1" calcext:value-type="float">
            <text:p>101,1</text:p>
          </table:table-cell>
        </table:table-row>
        <table:table-row table:style-name="ro1">
          <table:table-cell office:value-type="float" office:value="409.692" calcext:value-type="float">
            <text:p>409,692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98.1696" calcext:value-type="float">
            <text:p>98,1696</text:p>
          </table:table-cell>
        </table:table-row>
        <table:table-row table:style-name="ro1">
          <table:table-cell office:value-type="float" office:value="529.842" calcext:value-type="float">
            <text:p>529,842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0.258" calcext:value-type="float">
            <text:p>100,258</text:p>
          </table:table-cell>
        </table:table-row>
        <table:table-row table:style-name="ro1">
          <table:table-cell office:value-type="float" office:value="64.021" calcext:value-type="float">
            <text:p>64,021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103.23" calcext:value-type="float">
            <text:p>103,23</text:p>
          </table:table-cell>
        </table:table-row>
        <table:table-row table:style-name="ro1">
          <table:table-cell office:value-type="float" office:value="919.831" calcext:value-type="float">
            <text:p>919,83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105.677" calcext:value-type="float">
            <text:p>105,677</text:p>
          </table:table-cell>
        </table:table-row>
        <table:table-row table:style-name="ro1">
          <table:table-cell office:value-type="float" office:value="998.271" calcext:value-type="float">
            <text:p>998,271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2.289" calcext:value-type="float">
            <text:p>102,289</text:p>
          </table:table-cell>
        </table:table-row>
        <table:table-row table:style-name="ro1">
          <table:table-cell office:value-type="float" office:value="11.3168" calcext:value-type="float">
            <text:p>11,3168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99.9151" calcext:value-type="float">
            <text:p>99,9151</text:p>
          </table:table-cell>
        </table:table-row>
        <table:table-row table:style-name="ro1">
          <table:table-cell office:value-type="float" office:value="946.658" calcext:value-type="float">
            <text:p>946,658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8.2192" calcext:value-type="float">
            <text:p>98,2192</text:p>
          </table:table-cell>
        </table:table-row>
        <table:table-row table:style-name="ro1">
          <table:table-cell office:value-type="float" office:value="999.876" calcext:value-type="float">
            <text:p>999,876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7.1406" calcext:value-type="float">
            <text:p>97,1406</text:p>
          </table:table-cell>
        </table:table-row>
        <table:table-row table:style-name="ro1">
          <table:table-cell office:value-type="float" office:value="141.433" calcext:value-type="float">
            <text:p>141,433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98.8636" calcext:value-type="float">
            <text:p>98,8636</text:p>
          </table:table-cell>
        </table:table-row>
        <table:table-row table:style-name="ro1">
          <table:table-cell office:value-type="float" office:value="620.741" calcext:value-type="float">
            <text:p>620,741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91.7557" calcext:value-type="float">
            <text:p>91,7557</text:p>
          </table:table-cell>
        </table:table-row>
        <table:table-row table:style-name="ro1">
          <table:table-cell office:value-type="float" office:value="14.9878" calcext:value-type="float">
            <text:p>14,9878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8.7901" calcext:value-type="float">
            <text:p>98,7901</text:p>
          </table:table-cell>
        </table:table-row>
        <table:table-row table:style-name="ro1">
          <table:table-cell office:value-type="float" office:value="852.71" calcext:value-type="float">
            <text:p>852,71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97.179" calcext:value-type="float">
            <text:p>97,179</text:p>
          </table:table-cell>
        </table:table-row>
        <table:table-row table:style-name="ro1">
          <table:table-cell office:value-type="float" office:value="682.928" calcext:value-type="float">
            <text:p>682,928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101.679" calcext:value-type="float">
            <text:p>101,679</text:p>
          </table:table-cell>
        </table:table-row>
        <table:table-row table:style-name="ro1">
          <table:table-cell office:value-type="float" office:value="876.661" calcext:value-type="float">
            <text:p>876,661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95.0343" calcext:value-type="float">
            <text:p>95,0343</text:p>
          </table:table-cell>
        </table:table-row>
        <table:table-row table:style-name="ro1">
          <table:table-cell office:value-type="float" office:value="880.547" calcext:value-type="float">
            <text:p>880,547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106.874" calcext:value-type="float">
            <text:p>106,874</text:p>
          </table:table-cell>
        </table:table-row>
        <table:table-row table:style-name="ro1">
          <table:table-cell office:value-type="float" office:value="207.712" calcext:value-type="float">
            <text:p>207,712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102.351" calcext:value-type="float">
            <text:p>102,351</text:p>
          </table:table-cell>
        </table:table-row>
        <table:table-row table:style-name="ro1">
          <table:table-cell office:value-type="float" office:value="496.816" calcext:value-type="float">
            <text:p>496,816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104.027" calcext:value-type="float">
            <text:p>104,027</text:p>
          </table:table-cell>
        </table:table-row>
        <table:table-row table:style-name="ro1">
          <table:table-cell office:value-type="float" office:value="109.9" calcext:value-type="float">
            <text:p>109,9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95.7982" calcext:value-type="float">
            <text:p>95,7982</text:p>
          </table:table-cell>
        </table:table-row>
        <table:table-row table:style-name="ro1">
          <table:table-cell office:value-type="float" office:value="455.802" calcext:value-type="float">
            <text:p>455,802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5.3665" calcext:value-type="float">
            <text:p>95,3665</text:p>
          </table:table-cell>
        </table:table-row>
        <table:table-row table:style-name="ro1">
          <table:table-cell office:value-type="float" office:value="755.343" calcext:value-type="float">
            <text:p>755,343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97.4496" calcext:value-type="float">
            <text:p>97,4496</text:p>
          </table:table-cell>
        </table:table-row>
        <table:table-row table:style-name="ro1">
          <table:table-cell office:value-type="float" office:value="272.919" calcext:value-type="float">
            <text:p>272,919</text:p>
          </table:table-cell>
          <table:table-cell/>
          <table:table-cell office:value-type="float" office:value="532" calcext:value-type="float">
            <text:p>532</text:p>
          </table:table-cell>
          <table:table-cell/>
          <table:table-cell office:value-type="float" office:value="105.043" calcext:value-type="float">
            <text:p>105,043</text:p>
          </table:table-cell>
        </table:table-row>
        <table:table-row table:style-name="ro1">
          <table:table-cell office:value-type="float" office:value="840.729" calcext:value-type="float">
            <text:p>840,729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2.88" calcext:value-type="float">
            <text:p>102,88</text:p>
          </table:table-cell>
        </table:table-row>
        <table:table-row table:style-name="ro1">
          <table:table-cell office:value-type="float" office:value="445.933" calcext:value-type="float">
            <text:p>445,933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3.322" calcext:value-type="float">
            <text:p>103,322</text:p>
          </table:table-cell>
        </table:table-row>
        <table:table-row table:style-name="ro1">
          <table:table-cell office:value-type="float" office:value="896.34" calcext:value-type="float">
            <text:p>896,34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96.7352" calcext:value-type="float">
            <text:p>96,7352</text:p>
          </table:table-cell>
        </table:table-row>
        <table:table-row table:style-name="ro1">
          <table:table-cell office:value-type="float" office:value="400.392" calcext:value-type="float">
            <text:p>400,392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93.5031" calcext:value-type="float">
            <text:p>93,5031</text:p>
          </table:table-cell>
        </table:table-row>
        <table:table-row table:style-name="ro1">
          <table:table-cell office:value-type="float" office:value="527.329" calcext:value-type="float">
            <text:p>527,329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97.0441" calcext:value-type="float">
            <text:p>97,0441</text:p>
          </table:table-cell>
        </table:table-row>
        <table:table-row table:style-name="ro1">
          <table:table-cell office:value-type="float" office:value="851.471" calcext:value-type="float">
            <text:p>851,471</text:p>
          </table:table-cell>
          <table:table-cell/>
          <table:table-cell office:value-type="float" office:value="466" calcext:value-type="float">
            <text:p>466</text:p>
          </table:table-cell>
          <table:table-cell/>
          <table:table-cell office:value-type="float" office:value="94.5587" calcext:value-type="float">
            <text:p>94,5587</text:p>
          </table:table-cell>
        </table:table-row>
        <table:table-row table:style-name="ro1">
          <table:table-cell office:value-type="float" office:value="761.434" calcext:value-type="float">
            <text:p>761,434</text:p>
          </table:table-cell>
          <table:table-cell/>
          <table:table-cell office:value-type="float" office:value="474" calcext:value-type="float">
            <text:p>474</text:p>
          </table:table-cell>
          <table:table-cell/>
          <table:table-cell office:value-type="float" office:value="98.0294" calcext:value-type="float">
            <text:p>98,0294</text:p>
          </table:table-cell>
        </table:table-row>
        <table:table-row table:style-name="ro1">
          <table:table-cell office:value-type="float" office:value="447.532" calcext:value-type="float">
            <text:p>447,532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99.0223" calcext:value-type="float">
            <text:p>99,0223</text:p>
          </table:table-cell>
        </table:table-row>
        <table:table-row table:style-name="ro1">
          <table:table-cell office:value-type="float" office:value="241.262" calcext:value-type="float">
            <text:p>241,262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104.746" calcext:value-type="float">
            <text:p>104,746</text:p>
          </table:table-cell>
        </table:table-row>
        <table:table-row table:style-name="ro1">
          <table:table-cell office:value-type="float" office:value="102.782" calcext:value-type="float">
            <text:p>102,782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6.5565" calcext:value-type="float">
            <text:p>96,5565</text:p>
          </table:table-cell>
        </table:table-row>
        <table:table-row table:style-name="ro1">
          <table:table-cell office:value-type="float" office:value="829.269" calcext:value-type="float">
            <text:p>829,269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97.1976" calcext:value-type="float">
            <text:p>97,1976</text:p>
          </table:table-cell>
        </table:table-row>
        <table:table-row table:style-name="ro1">
          <table:table-cell office:value-type="float" office:value="686.006" calcext:value-type="float">
            <text:p>686,006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103.766" calcext:value-type="float">
            <text:p>103,766</text:p>
          </table:table-cell>
        </table:table-row>
        <table:table-row table:style-name="ro1">
          <table:table-cell office:value-type="float" office:value="788.712" calcext:value-type="float">
            <text:p>788,712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100.697" calcext:value-type="float">
            <text:p>100,697</text:p>
          </table:table-cell>
        </table:table-row>
        <table:table-row table:style-name="ro1">
          <table:table-cell office:value-type="float" office:value="852.791" calcext:value-type="float">
            <text:p>852,791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2.572" calcext:value-type="float">
            <text:p>102,572</text:p>
          </table:table-cell>
        </table:table-row>
        <table:table-row table:style-name="ro1">
          <table:table-cell office:value-type="float" office:value="878.335" calcext:value-type="float">
            <text:p>878,335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6.1557" calcext:value-type="float">
            <text:p>96,1557</text:p>
          </table:table-cell>
        </table:table-row>
        <table:table-row table:style-name="ro1">
          <table:table-cell office:value-type="float" office:value="903.421" calcext:value-type="float">
            <text:p>903,421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99.0648" calcext:value-type="float">
            <text:p>99,0648</text:p>
          </table:table-cell>
        </table:table-row>
        <table:table-row table:style-name="ro1">
          <table:table-cell office:value-type="float" office:value="460.353" calcext:value-type="float">
            <text:p>460,353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98.7139" calcext:value-type="float">
            <text:p>98,7139</text:p>
          </table:table-cell>
        </table:table-row>
        <table:table-row table:style-name="ro1">
          <table:table-cell office:value-type="float" office:value="469.875" calcext:value-type="float">
            <text:p>469,875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105.503" calcext:value-type="float">
            <text:p>105,503</text:p>
          </table:table-cell>
        </table:table-row>
        <table:table-row table:style-name="ro1">
          <table:table-cell office:value-type="float" office:value="313.537" calcext:value-type="float">
            <text:p>313,537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97.5862" calcext:value-type="float">
            <text:p>97,5862</text:p>
          </table:table-cell>
        </table:table-row>
        <table:table-row table:style-name="ro1">
          <table:table-cell office:value-type="float" office:value="675.574" calcext:value-type="float">
            <text:p>675,574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95.5399" calcext:value-type="float">
            <text:p>95,5399</text:p>
          </table:table-cell>
        </table:table-row>
        <table:table-row table:style-name="ro1">
          <table:table-cell office:value-type="float" office:value="707.916" calcext:value-type="float">
            <text:p>707,916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5.0511" calcext:value-type="float">
            <text:p>95,0511</text:p>
          </table:table-cell>
        </table:table-row>
        <table:table-row table:style-name="ro1">
          <table:table-cell office:value-type="float" office:value="957.721" calcext:value-type="float">
            <text:p>957,721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6.4602" calcext:value-type="float">
            <text:p>96,4602</text:p>
          </table:table-cell>
        </table:table-row>
        <table:table-row table:style-name="ro1">
          <table:table-cell office:value-type="float" office:value="201.598" calcext:value-type="float">
            <text:p>201,598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97.5463" calcext:value-type="float">
            <text:p>97,5463</text:p>
          </table:table-cell>
        </table:table-row>
        <table:table-row table:style-name="ro1">
          <table:table-cell office:value-type="float" office:value="672.125" calcext:value-type="float">
            <text:p>672,125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1.482" calcext:value-type="float">
            <text:p>101,482</text:p>
          </table:table-cell>
        </table:table-row>
        <table:table-row table:style-name="ro1">
          <table:table-cell office:value-type="float" office:value="664.15" calcext:value-type="float">
            <text:p>664,15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1.6358" calcext:value-type="float">
            <text:p>91,6358</text:p>
          </table:table-cell>
        </table:table-row>
        <table:table-row table:style-name="ro1">
          <table:table-cell office:value-type="float" office:value="462.345" calcext:value-type="float">
            <text:p>462,345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8.2293" calcext:value-type="float">
            <text:p>98,2293</text:p>
          </table:table-cell>
        </table:table-row>
        <table:table-row table:style-name="ro1">
          <table:table-cell office:value-type="float" office:value="289.8" calcext:value-type="float">
            <text:p>289,8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103.727" calcext:value-type="float">
            <text:p>103,727</text:p>
          </table:table-cell>
        </table:table-row>
        <table:table-row table:style-name="ro1">
          <table:table-cell office:value-type="float" office:value="189.564" calcext:value-type="float">
            <text:p>189,564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95.0106" calcext:value-type="float">
            <text:p>95,0106</text:p>
          </table:table-cell>
        </table:table-row>
        <table:table-row table:style-name="ro1">
          <table:table-cell office:value-type="float" office:value="795.354" calcext:value-type="float">
            <text:p>795,354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8.151" calcext:value-type="float">
            <text:p>108,151</text:p>
          </table:table-cell>
        </table:table-row>
        <table:table-row table:style-name="ro1">
          <table:table-cell office:value-type="float" office:value="963.964" calcext:value-type="float">
            <text:p>963,964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4.282" calcext:value-type="float">
            <text:p>104,282</text:p>
          </table:table-cell>
        </table:table-row>
        <table:table-row table:style-name="ro1">
          <table:table-cell office:value-type="float" office:value="554.02" calcext:value-type="float">
            <text:p>554,02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101.045" calcext:value-type="float">
            <text:p>101,045</text:p>
          </table:table-cell>
        </table:table-row>
        <table:table-row table:style-name="ro1">
          <table:table-cell office:value-type="float" office:value="0.862756" calcext:value-type="float">
            <text:p>0,862756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8.3091" calcext:value-type="float">
            <text:p>98,3091</text:p>
          </table:table-cell>
        </table:table-row>
        <table:table-row table:style-name="ro1">
          <table:table-cell office:value-type="float" office:value="212.915" calcext:value-type="float">
            <text:p>212,915</text:p>
          </table:table-cell>
          <table:table-cell/>
          <table:table-cell office:value-type="float" office:value="542" calcext:value-type="float">
            <text:p>542</text:p>
          </table:table-cell>
          <table:table-cell/>
          <table:table-cell office:value-type="float" office:value="101.696" calcext:value-type="float">
            <text:p>101,696</text:p>
          </table:table-cell>
        </table:table-row>
        <table:table-row table:style-name="ro1">
          <table:table-cell office:value-type="float" office:value="868.439" calcext:value-type="float">
            <text:p>868,439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99.1823" calcext:value-type="float">
            <text:p>99,1823</text:p>
          </table:table-cell>
        </table:table-row>
        <table:table-row table:style-name="ro1">
          <table:table-cell office:value-type="float" office:value="803.911" calcext:value-type="float">
            <text:p>803,911</text:p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float" office:value="96.9913" calcext:value-type="float">
            <text:p>96,9913</text:p>
          </table:table-cell>
        </table:table-row>
        <table:table-row table:style-name="ro1">
          <table:table-cell office:value-type="float" office:value="466.731" calcext:value-type="float">
            <text:p>466,731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9.0269" calcext:value-type="float">
            <text:p>99,0269</text:p>
          </table:table-cell>
        </table:table-row>
        <table:table-row table:style-name="ro1">
          <table:table-cell office:value-type="float" office:value="640.163" calcext:value-type="float">
            <text:p>640,163</text:p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float" office:value="101.866" calcext:value-type="float">
            <text:p>101,866</text:p>
          </table:table-cell>
        </table:table-row>
        <table:table-row table:style-name="ro1">
          <table:table-cell office:value-type="float" office:value="299.119" calcext:value-type="float">
            <text:p>299,119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float" office:value="97.7472" calcext:value-type="float">
            <text:p>97,7472</text:p>
          </table:table-cell>
        </table:table-row>
        <table:table-row table:style-name="ro1">
          <table:table-cell office:value-type="float" office:value="330.995" calcext:value-type="float">
            <text:p>330,99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104.339" calcext:value-type="float">
            <text:p>104,339</text:p>
          </table:table-cell>
        </table:table-row>
        <table:table-row table:style-name="ro1">
          <table:table-cell office:value-type="float" office:value="968.971" calcext:value-type="float">
            <text:p>968,971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101.238" calcext:value-type="float">
            <text:p>101,238</text:p>
          </table:table-cell>
        </table:table-row>
        <table:table-row table:style-name="ro1">
          <table:table-cell office:value-type="float" office:value="591.944" calcext:value-type="float">
            <text:p>591,944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6.6157" calcext:value-type="float">
            <text:p>96,6157</text:p>
          </table:table-cell>
        </table:table-row>
        <table:table-row table:style-name="ro1">
          <table:table-cell office:value-type="float" office:value="493.895" calcext:value-type="float">
            <text:p>493,89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9.3631" calcext:value-type="float">
            <text:p>99,3631</text:p>
          </table:table-cell>
        </table:table-row>
        <table:table-row table:style-name="ro1">
          <table:table-cell office:value-type="float" office:value="984.399" calcext:value-type="float">
            <text:p>984,399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0.599" calcext:value-type="float">
            <text:p>100,599</text:p>
          </table:table-cell>
        </table:table-row>
        <table:table-row table:style-name="ro1">
          <table:table-cell office:value-type="float" office:value="322.109" calcext:value-type="float">
            <text:p>322,109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96.2809" calcext:value-type="float">
            <text:p>96,2809</text:p>
          </table:table-cell>
        </table:table-row>
        <table:table-row table:style-name="ro1">
          <table:table-cell office:value-type="float" office:value="35.7496" calcext:value-type="float">
            <text:p>35,749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88.5697" calcext:value-type="float">
            <text:p>88,5697</text:p>
          </table:table-cell>
        </table:table-row>
        <table:table-row table:style-name="ro1">
          <table:table-cell office:value-type="float" office:value="625.674" calcext:value-type="float">
            <text:p>625,674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3.5961" calcext:value-type="float">
            <text:p>93,5961</text:p>
          </table:table-cell>
        </table:table-row>
        <table:table-row table:style-name="ro1">
          <table:table-cell office:value-type="float" office:value="824.681" calcext:value-type="float">
            <text:p>824,681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101.6" calcext:value-type="float">
            <text:p>101,6</text:p>
          </table:table-cell>
        </table:table-row>
        <table:table-row table:style-name="ro1">
          <table:table-cell office:value-type="float" office:value="42.1491" calcext:value-type="float">
            <text:p>42,1491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3.809" calcext:value-type="float">
            <text:p>103,809</text:p>
          </table:table-cell>
        </table:table-row>
        <table:table-row table:style-name="ro1">
          <table:table-cell office:value-type="float" office:value="742.395" calcext:value-type="float">
            <text:p>742,395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98.726" calcext:value-type="float">
            <text:p>98,726</text:p>
          </table:table-cell>
        </table:table-row>
        <table:table-row table:style-name="ro1">
          <table:table-cell office:value-type="float" office:value="617.524" calcext:value-type="float">
            <text:p>617,524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9.4991" calcext:value-type="float">
            <text:p>99,4991</text:p>
          </table:table-cell>
        </table:table-row>
        <table:table-row table:style-name="ro1">
          <table:table-cell office:value-type="float" office:value="447.926" calcext:value-type="float">
            <text:p>447,926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97.2466" calcext:value-type="float">
            <text:p>97,2466</text:p>
          </table:table-cell>
        </table:table-row>
        <table:table-row table:style-name="ro1">
          <table:table-cell office:value-type="float" office:value="537.996" calcext:value-type="float">
            <text:p>537,996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0.581" calcext:value-type="float">
            <text:p>100,581</text:p>
          </table:table-cell>
        </table:table-row>
        <table:table-row table:style-name="ro1">
          <table:table-cell office:value-type="float" office:value="884.034" calcext:value-type="float">
            <text:p>884,034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2.8534" calcext:value-type="float">
            <text:p>92,8534</text:p>
          </table:table-cell>
        </table:table-row>
        <table:table-row table:style-name="ro1">
          <table:table-cell office:value-type="float" office:value="732.899" calcext:value-type="float">
            <text:p>732,899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4.8441" calcext:value-type="float">
            <text:p>94,8441</text:p>
          </table:table-cell>
        </table:table-row>
        <table:table-row table:style-name="ro1">
          <table:table-cell office:value-type="float" office:value="30.6608" calcext:value-type="float">
            <text:p>30,6608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02.85" calcext:value-type="float">
            <text:p>102,85</text:p>
          </table:table-cell>
        </table:table-row>
        <table:table-row table:style-name="ro1">
          <table:table-cell office:value-type="float" office:value="543.453" calcext:value-type="float">
            <text:p>543,453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1.542" calcext:value-type="float">
            <text:p>101,542</text:p>
          </table:table-cell>
        </table:table-row>
        <table:table-row table:style-name="ro1">
          <table:table-cell office:value-type="float" office:value="264.659" calcext:value-type="float">
            <text:p>264,659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float" office:value="95.5616" calcext:value-type="float">
            <text:p>95,5616</text:p>
          </table:table-cell>
        </table:table-row>
        <table:table-row table:style-name="ro1">
          <table:table-cell office:value-type="float" office:value="133.462" calcext:value-type="float">
            <text:p>133,462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7.317" calcext:value-type="float">
            <text:p>107,317</text:p>
          </table:table-cell>
        </table:table-row>
        <table:table-row table:style-name="ro1">
          <table:table-cell office:value-type="float" office:value="949.382" calcext:value-type="float">
            <text:p>949,382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99.4406" calcext:value-type="float">
            <text:p>99,4406</text:p>
          </table:table-cell>
        </table:table-row>
        <table:table-row table:style-name="ro1">
          <table:table-cell office:value-type="float" office:value="455.095" calcext:value-type="float">
            <text:p>455,095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7.976" calcext:value-type="float">
            <text:p>107,976</text:p>
          </table:table-cell>
        </table:table-row>
        <table:table-row table:style-name="ro1">
          <table:table-cell office:value-type="float" office:value="432.31" calcext:value-type="float">
            <text:p>432,31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float" office:value="97.0558" calcext:value-type="float">
            <text:p>97,0558</text:p>
          </table:table-cell>
        </table:table-row>
        <table:table-row table:style-name="ro1">
          <table:table-cell office:value-type="float" office:value="903.426" calcext:value-type="float">
            <text:p>903,426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0.2893" calcext:value-type="float">
            <text:p>90,2893</text:p>
          </table:table-cell>
        </table:table-row>
        <table:table-row table:style-name="ro1">
          <table:table-cell office:value-type="float" office:value="205.14" calcext:value-type="float">
            <text:p>205,14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107.397" calcext:value-type="float">
            <text:p>107,397</text:p>
          </table:table-cell>
        </table:table-row>
        <table:table-row table:style-name="ro1">
          <table:table-cell office:value-type="float" office:value="73.9627" calcext:value-type="float">
            <text:p>73,9627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100.751" calcext:value-type="float">
            <text:p>100,751</text:p>
          </table:table-cell>
        </table:table-row>
        <table:table-row table:style-name="ro1">
          <table:table-cell office:value-type="float" office:value="834.435" calcext:value-type="float">
            <text:p>834,435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0.6156" calcext:value-type="float">
            <text:p>90,6156</text:p>
          </table:table-cell>
        </table:table-row>
        <table:table-row table:style-name="ro1">
          <table:table-cell office:value-type="float" office:value="310.569" calcext:value-type="float">
            <text:p>310,569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5.686" calcext:value-type="float">
            <text:p>95,686</text:p>
          </table:table-cell>
        </table:table-row>
        <table:table-row table:style-name="ro1">
          <table:table-cell office:value-type="float" office:value="646.647" calcext:value-type="float">
            <text:p>646,647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94.8669" calcext:value-type="float">
            <text:p>94,8669</text:p>
          </table:table-cell>
        </table:table-row>
        <table:table-row table:style-name="ro1">
          <table:table-cell office:value-type="float" office:value="210.73" calcext:value-type="float">
            <text:p>210,73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100.081" calcext:value-type="float">
            <text:p>100,081</text:p>
          </table:table-cell>
        </table:table-row>
        <table:table-row table:style-name="ro1">
          <table:table-cell office:value-type="float" office:value="74.6525" calcext:value-type="float">
            <text:p>74,6525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102.333" calcext:value-type="float">
            <text:p>102,333</text:p>
          </table:table-cell>
        </table:table-row>
        <table:table-row table:style-name="ro1">
          <table:table-cell office:value-type="float" office:value="706.925" calcext:value-type="float">
            <text:p>706,925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10.515" calcext:value-type="float">
            <text:p>110,515</text:p>
          </table:table-cell>
        </table:table-row>
        <table:table-row table:style-name="ro1">
          <table:table-cell office:value-type="float" office:value="390.315" calcext:value-type="float">
            <text:p>390,315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7.9349" calcext:value-type="float">
            <text:p>97,9349</text:p>
          </table:table-cell>
        </table:table-row>
        <table:table-row table:style-name="ro1">
          <table:table-cell office:value-type="float" office:value="229.9" calcext:value-type="float">
            <text:p>229,9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90.531" calcext:value-type="float">
            <text:p>90,531</text:p>
          </table:table-cell>
        </table:table-row>
        <table:table-row table:style-name="ro1">
          <table:table-cell office:value-type="float" office:value="223.821" calcext:value-type="float">
            <text:p>223,821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4.42" calcext:value-type="float">
            <text:p>104,42</text:p>
          </table:table-cell>
        </table:table-row>
        <table:table-row table:style-name="ro1">
          <table:table-cell office:value-type="float" office:value="119.213" calcext:value-type="float">
            <text:p>119,213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5.825" calcext:value-type="float">
            <text:p>105,825</text:p>
          </table:table-cell>
        </table:table-row>
        <table:table-row table:style-name="ro1">
          <table:table-cell office:value-type="float" office:value="261.177" calcext:value-type="float">
            <text:p>261,177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97.9298" calcext:value-type="float">
            <text:p>97,9298</text:p>
          </table:table-cell>
        </table:table-row>
        <table:table-row table:style-name="ro1">
          <table:table-cell office:value-type="float" office:value="190.678" calcext:value-type="float">
            <text:p>190,678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9.4507" calcext:value-type="float">
            <text:p>99,4507</text:p>
          </table:table-cell>
        </table:table-row>
        <table:table-row table:style-name="ro1">
          <table:table-cell office:value-type="float" office:value="670.829" calcext:value-type="float">
            <text:p>670,829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3.3085" calcext:value-type="float">
            <text:p>93,3085</text:p>
          </table:table-cell>
        </table:table-row>
        <table:table-row table:style-name="ro1">
          <table:table-cell office:value-type="float" office:value="228.645" calcext:value-type="float">
            <text:p>228,645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4.4691" calcext:value-type="float">
            <text:p>94,4691</text:p>
          </table:table-cell>
        </table:table-row>
        <table:table-row table:style-name="ro1">
          <table:table-cell office:value-type="float" office:value="591.469" calcext:value-type="float">
            <text:p>591,469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108.462" calcext:value-type="float">
            <text:p>108,462</text:p>
          </table:table-cell>
        </table:table-row>
        <table:table-row table:style-name="ro1">
          <table:table-cell office:value-type="float" office:value="662.117" calcext:value-type="float">
            <text:p>662,117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98.8645" calcext:value-type="float">
            <text:p>98,8645</text:p>
          </table:table-cell>
        </table:table-row>
        <table:table-row table:style-name="ro1">
          <table:table-cell office:value-type="float" office:value="265.533" calcext:value-type="float">
            <text:p>265,533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98.8195" calcext:value-type="float">
            <text:p>98,8195</text:p>
          </table:table-cell>
        </table:table-row>
        <table:table-row table:style-name="ro1">
          <table:table-cell office:value-type="float" office:value="370.665" calcext:value-type="float">
            <text:p>370,665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9.0258" calcext:value-type="float">
            <text:p>99,0258</text:p>
          </table:table-cell>
        </table:table-row>
        <table:table-row table:style-name="ro1">
          <table:table-cell office:value-type="float" office:value="861.847" calcext:value-type="float">
            <text:p>861,847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105.144" calcext:value-type="float">
            <text:p>105,144</text:p>
          </table:table-cell>
        </table:table-row>
        <table:table-row table:style-name="ro1">
          <table:table-cell office:value-type="float" office:value="617.581" calcext:value-type="float">
            <text:p>617,581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2.033" calcext:value-type="float">
            <text:p>102,033</text:p>
          </table:table-cell>
        </table:table-row>
        <table:table-row table:style-name="ro1">
          <table:table-cell office:value-type="float" office:value="823.362" calcext:value-type="float">
            <text:p>823,362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101.118" calcext:value-type="float">
            <text:p>101,118</text:p>
          </table:table-cell>
        </table:table-row>
        <table:table-row table:style-name="ro1">
          <table:table-cell office:value-type="float" office:value="934.069" calcext:value-type="float">
            <text:p>934,069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96.1488" calcext:value-type="float">
            <text:p>96,1488</text:p>
          </table:table-cell>
        </table:table-row>
        <table:table-row table:style-name="ro1">
          <table:table-cell office:value-type="float" office:value="812.002" calcext:value-type="float">
            <text:p>812,002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93.4564" calcext:value-type="float">
            <text:p>93,4564</text:p>
          </table:table-cell>
        </table:table-row>
        <table:table-row table:style-name="ro1">
          <table:table-cell office:value-type="float" office:value="294.035" calcext:value-type="float">
            <text:p>294,03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97.3132" calcext:value-type="float">
            <text:p>97,3132</text:p>
          </table:table-cell>
        </table:table-row>
        <table:table-row table:style-name="ro1">
          <table:table-cell office:value-type="float" office:value="756.993" calcext:value-type="float">
            <text:p>756,993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2.718" calcext:value-type="float">
            <text:p>102,718</text:p>
          </table:table-cell>
        </table:table-row>
        <table:table-row table:style-name="ro1">
          <table:table-cell office:value-type="float" office:value="182.69" calcext:value-type="float">
            <text:p>182,69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5.3944" calcext:value-type="float">
            <text:p>95,3944</text:p>
          </table:table-cell>
        </table:table-row>
        <table:table-row table:style-name="ro1">
          <table:table-cell office:value-type="float" office:value="361.27" calcext:value-type="float">
            <text:p>361,27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97.7573" calcext:value-type="float">
            <text:p>97,7573</text:p>
          </table:table-cell>
        </table:table-row>
        <table:table-row table:style-name="ro1">
          <table:table-cell office:value-type="float" office:value="276.088" calcext:value-type="float">
            <text:p>276,088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93.9576" calcext:value-type="float">
            <text:p>93,9576</text:p>
          </table:table-cell>
        </table:table-row>
        <table:table-row table:style-name="ro1">
          <table:table-cell office:value-type="float" office:value="825.019" calcext:value-type="float">
            <text:p>825,019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97.1004" calcext:value-type="float">
            <text:p>97,1004</text:p>
          </table:table-cell>
        </table:table-row>
        <table:table-row table:style-name="ro1">
          <table:table-cell office:value-type="float" office:value="67.7889" calcext:value-type="float">
            <text:p>67,7889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103.656" calcext:value-type="float">
            <text:p>103,656</text:p>
          </table:table-cell>
        </table:table-row>
        <table:table-row table:style-name="ro1">
          <table:table-cell office:value-type="float" office:value="252.433" calcext:value-type="float">
            <text:p>252,433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100.557" calcext:value-type="float">
            <text:p>100,557</text:p>
          </table:table-cell>
        </table:table-row>
        <table:table-row table:style-name="ro1">
          <table:table-cell office:value-type="float" office:value="891.23" calcext:value-type="float">
            <text:p>891,23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88.4903" calcext:value-type="float">
            <text:p>88,4903</text:p>
          </table:table-cell>
        </table:table-row>
        <table:table-row table:style-name="ro1">
          <table:table-cell office:value-type="float" office:value="386.472" calcext:value-type="float">
            <text:p>386,472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8.4804" calcext:value-type="float">
            <text:p>98,4804</text:p>
          </table:table-cell>
        </table:table-row>
        <table:table-row table:style-name="ro1">
          <table:table-cell office:value-type="float" office:value="685.721" calcext:value-type="float">
            <text:p>685,721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0.444" calcext:value-type="float">
            <text:p>100,444</text:p>
          </table:table-cell>
        </table:table-row>
        <table:table-row table:style-name="ro1">
          <table:table-cell office:value-type="float" office:value="544.83" calcext:value-type="float">
            <text:p>544,83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00.635" calcext:value-type="float">
            <text:p>100,635</text:p>
          </table:table-cell>
        </table:table-row>
        <table:table-row table:style-name="ro1">
          <table:table-cell office:value-type="float" office:value="773.342" calcext:value-type="float">
            <text:p>773,342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100.776" calcext:value-type="float">
            <text:p>100,776</text:p>
          </table:table-cell>
        </table:table-row>
        <table:table-row table:style-name="ro1">
          <table:table-cell office:value-type="float" office:value="918.024" calcext:value-type="float">
            <text:p>918,024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0.826" calcext:value-type="float">
            <text:p>100,826</text:p>
          </table:table-cell>
        </table:table-row>
        <table:table-row table:style-name="ro1">
          <table:table-cell office:value-type="float" office:value="736.233" calcext:value-type="float">
            <text:p>736,233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93.4192" calcext:value-type="float">
            <text:p>93,4192</text:p>
          </table:table-cell>
        </table:table-row>
        <table:table-row table:style-name="ro1">
          <table:table-cell office:value-type="float" office:value="533.73" calcext:value-type="float">
            <text:p>533,73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03.276" calcext:value-type="float">
            <text:p>103,276</text:p>
          </table:table-cell>
        </table:table-row>
        <table:table-row table:style-name="ro1">
          <table:table-cell office:value-type="float" office:value="668.678" calcext:value-type="float">
            <text:p>668,678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100.393" calcext:value-type="float">
            <text:p>100,393</text:p>
          </table:table-cell>
        </table:table-row>
        <table:table-row table:style-name="ro1">
          <table:table-cell office:value-type="float" office:value="768.378" calcext:value-type="float">
            <text:p>768,378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94.433" calcext:value-type="float">
            <text:p>94,433</text:p>
          </table:table-cell>
        </table:table-row>
        <table:table-row table:style-name="ro1">
          <table:table-cell office:value-type="float" office:value="190.245" calcext:value-type="float">
            <text:p>190,245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105.327" calcext:value-type="float">
            <text:p>105,327</text:p>
          </table:table-cell>
        </table:table-row>
        <table:table-row table:style-name="ro1">
          <table:table-cell office:value-type="float" office:value="372.676" calcext:value-type="float">
            <text:p>372,676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3.501" calcext:value-type="float">
            <text:p>103,501</text:p>
          </table:table-cell>
        </table:table-row>
        <table:table-row table:style-name="ro1">
          <table:table-cell office:value-type="float" office:value="729.951" calcext:value-type="float">
            <text:p>729,951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104.725" calcext:value-type="float">
            <text:p>104,725</text:p>
          </table:table-cell>
        </table:table-row>
        <table:table-row table:style-name="ro1">
          <table:table-cell office:value-type="float" office:value="811.687" calcext:value-type="float">
            <text:p>811,687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1.312" calcext:value-type="float">
            <text:p>101,312</text:p>
          </table:table-cell>
        </table:table-row>
        <table:table-row table:style-name="ro1">
          <table:table-cell office:value-type="float" office:value="567.739" calcext:value-type="float">
            <text:p>567,739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100.666" calcext:value-type="float">
            <text:p>100,666</text:p>
          </table:table-cell>
        </table:table-row>
        <table:table-row table:style-name="ro1">
          <table:table-cell office:value-type="float" office:value="841.966" calcext:value-type="float">
            <text:p>841,966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88.5065" calcext:value-type="float">
            <text:p>88,5065</text:p>
          </table:table-cell>
        </table:table-row>
        <table:table-row table:style-name="ro1">
          <table:table-cell office:value-type="float" office:value="567.647" calcext:value-type="float">
            <text:p>567,647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104.613" calcext:value-type="float">
            <text:p>104,613</text:p>
          </table:table-cell>
        </table:table-row>
        <table:table-row table:style-name="ro1">
          <table:table-cell office:value-type="float" office:value="408.378" calcext:value-type="float">
            <text:p>408,378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104.003" calcext:value-type="float">
            <text:p>104,003</text:p>
          </table:table-cell>
        </table:table-row>
        <table:table-row table:style-name="ro1">
          <table:table-cell office:value-type="float" office:value="590.815" calcext:value-type="float">
            <text:p>590,815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3.8931" calcext:value-type="float">
            <text:p>93,8931</text:p>
          </table:table-cell>
        </table:table-row>
        <table:table-row table:style-name="ro1">
          <table:table-cell office:value-type="float" office:value="929.011" calcext:value-type="float">
            <text:p>929,011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7.398" calcext:value-type="float">
            <text:p>97,398</text:p>
          </table:table-cell>
        </table:table-row>
        <table:table-row table:style-name="ro1">
          <table:table-cell office:value-type="float" office:value="280.269" calcext:value-type="float">
            <text:p>280,269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97.5461" calcext:value-type="float">
            <text:p>97,5461</text:p>
          </table:table-cell>
        </table:table-row>
        <table:table-row table:style-name="ro1">
          <table:table-cell office:value-type="float" office:value="290.601" calcext:value-type="float">
            <text:p>290,601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4.476" calcext:value-type="float">
            <text:p>104,476</text:p>
          </table:table-cell>
        </table:table-row>
        <table:table-row table:style-name="ro1">
          <table:table-cell office:value-type="float" office:value="515.115" calcext:value-type="float">
            <text:p>515,115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99.5231" calcext:value-type="float">
            <text:p>99,5231</text:p>
          </table:table-cell>
        </table:table-row>
        <table:table-row table:style-name="ro1">
          <table:table-cell office:value-type="float" office:value="488.102" calcext:value-type="float">
            <text:p>488,102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98.9357" calcext:value-type="float">
            <text:p>98,9357</text:p>
          </table:table-cell>
        </table:table-row>
        <table:table-row table:style-name="ro1">
          <table:table-cell office:value-type="float" office:value="8.36273" calcext:value-type="float">
            <text:p>8,36273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99.0286" calcext:value-type="float">
            <text:p>99,0286</text:p>
          </table:table-cell>
        </table:table-row>
        <table:table-row table:style-name="ro1">
          <table:table-cell office:value-type="float" office:value="419.088" calcext:value-type="float">
            <text:p>419,088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8.846" calcext:value-type="float">
            <text:p>108,846</text:p>
          </table:table-cell>
        </table:table-row>
        <table:table-row table:style-name="ro1">
          <table:table-cell office:value-type="float" office:value="772.602" calcext:value-type="float">
            <text:p>772,602</text:p>
          </table:table-cell>
          <table:table-cell/>
          <table:table-cell office:value-type="float" office:value="526" calcext:value-type="float">
            <text:p>526</text:p>
          </table:table-cell>
          <table:table-cell/>
          <table:table-cell office:value-type="float" office:value="93.6673" calcext:value-type="float">
            <text:p>93,6673</text:p>
          </table:table-cell>
        </table:table-row>
        <table:table-row table:style-name="ro1">
          <table:table-cell office:value-type="float" office:value="0.676296" calcext:value-type="float">
            <text:p>0,676296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94.8904" calcext:value-type="float">
            <text:p>94,8904</text:p>
          </table:table-cell>
        </table:table-row>
        <table:table-row table:style-name="ro1">
          <table:table-cell office:value-type="float" office:value="56.7654" calcext:value-type="float">
            <text:p>56,7654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96.7246" calcext:value-type="float">
            <text:p>96,7246</text:p>
          </table:table-cell>
        </table:table-row>
        <table:table-row table:style-name="ro1">
          <table:table-cell office:value-type="float" office:value="634.118" calcext:value-type="float">
            <text:p>634,118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102.815" calcext:value-type="float">
            <text:p>102,815</text:p>
          </table:table-cell>
        </table:table-row>
        <table:table-row table:style-name="ro1">
          <table:table-cell office:value-type="float" office:value="397.987" calcext:value-type="float">
            <text:p>397,987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93.5011" calcext:value-type="float">
            <text:p>93,5011</text:p>
          </table:table-cell>
        </table:table-row>
        <table:table-row table:style-name="ro1">
          <table:table-cell office:value-type="float" office:value="545.624" calcext:value-type="float">
            <text:p>545,624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7.6239" calcext:value-type="float">
            <text:p>97,6239</text:p>
          </table:table-cell>
        </table:table-row>
        <table:table-row table:style-name="ro1">
          <table:table-cell office:value-type="float" office:value="997.946" calcext:value-type="float">
            <text:p>997,946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4.2482" calcext:value-type="float">
            <text:p>94,2482</text:p>
          </table:table-cell>
        </table:table-row>
        <table:table-row table:style-name="ro1">
          <table:table-cell office:value-type="float" office:value="434.754" calcext:value-type="float">
            <text:p>434,754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9.0129" calcext:value-type="float">
            <text:p>99,0129</text:p>
          </table:table-cell>
        </table:table-row>
        <table:table-row table:style-name="ro1">
          <table:table-cell office:value-type="float" office:value="626.552" calcext:value-type="float">
            <text:p>626,552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float" office:value="98.0803" calcext:value-type="float">
            <text:p>98,0803</text:p>
          </table:table-cell>
        </table:table-row>
        <table:table-row table:style-name="ro1">
          <table:table-cell office:value-type="float" office:value="898.423" calcext:value-type="float">
            <text:p>898,423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7.668" calcext:value-type="float">
            <text:p>107,668</text:p>
          </table:table-cell>
        </table:table-row>
        <table:table-row table:style-name="ro1">
          <table:table-cell office:value-type="float" office:value="196.875" calcext:value-type="float">
            <text:p>196,875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8.7836" calcext:value-type="float">
            <text:p>98,7836</text:p>
          </table:table-cell>
        </table:table-row>
        <table:table-row table:style-name="ro1">
          <table:table-cell office:value-type="float" office:value="366.838" calcext:value-type="float">
            <text:p>366,838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95.8372" calcext:value-type="float">
            <text:p>95,8372</text:p>
          </table:table-cell>
        </table:table-row>
        <table:table-row table:style-name="ro1">
          <table:table-cell office:value-type="float" office:value="568.145" calcext:value-type="float">
            <text:p>568,145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96.8424" calcext:value-type="float">
            <text:p>96,8424</text:p>
          </table:table-cell>
        </table:table-row>
        <table:table-row table:style-name="ro1">
          <table:table-cell office:value-type="float" office:value="866.932" calcext:value-type="float">
            <text:p>866,932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5.4401" calcext:value-type="float">
            <text:p>95,4401</text:p>
          </table:table-cell>
        </table:table-row>
        <table:table-row table:style-name="ro1">
          <table:table-cell office:value-type="float" office:value="538.969" calcext:value-type="float">
            <text:p>538,969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95.4082" calcext:value-type="float">
            <text:p>95,4082</text:p>
          </table:table-cell>
        </table:table-row>
        <table:table-row table:style-name="ro1">
          <table:table-cell office:value-type="float" office:value="652.553" calcext:value-type="float">
            <text:p>652,553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94.4446" calcext:value-type="float">
            <text:p>94,4446</text:p>
          </table:table-cell>
        </table:table-row>
        <table:table-row table:style-name="ro1">
          <table:table-cell office:value-type="float" office:value="443.593" calcext:value-type="float">
            <text:p>443,593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5.1905" calcext:value-type="float">
            <text:p>95,1905</text:p>
          </table:table-cell>
        </table:table-row>
        <table:table-row table:style-name="ro1">
          <table:table-cell office:value-type="float" office:value="129.885" calcext:value-type="float">
            <text:p>129,885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100.232" calcext:value-type="float">
            <text:p>100,232</text:p>
          </table:table-cell>
        </table:table-row>
        <table:table-row table:style-name="ro1">
          <table:table-cell office:value-type="float" office:value="937.689" calcext:value-type="float">
            <text:p>937,689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91.7103" calcext:value-type="float">
            <text:p>91,7103</text:p>
          </table:table-cell>
        </table:table-row>
        <table:table-row table:style-name="ro1">
          <table:table-cell office:value-type="float" office:value="853.216" calcext:value-type="float">
            <text:p>853,216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3.195" calcext:value-type="float">
            <text:p>103,195</text:p>
          </table:table-cell>
        </table:table-row>
        <table:table-row table:style-name="ro1">
          <table:table-cell office:value-type="float" office:value="855.431" calcext:value-type="float">
            <text:p>855,431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93.3974" calcext:value-type="float">
            <text:p>93,3974</text:p>
          </table:table-cell>
        </table:table-row>
        <table:table-row table:style-name="ro1">
          <table:table-cell office:value-type="float" office:value="605.374" calcext:value-type="float">
            <text:p>605,374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96.0371" calcext:value-type="float">
            <text:p>96,0371</text:p>
          </table:table-cell>
        </table:table-row>
        <table:table-row table:style-name="ro1">
          <table:table-cell office:value-type="float" office:value="197.494" calcext:value-type="float">
            <text:p>197,494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105.276" calcext:value-type="float">
            <text:p>105,276</text:p>
          </table:table-cell>
        </table:table-row>
        <table:table-row table:style-name="ro1">
          <table:table-cell office:value-type="float" office:value="90.3274" calcext:value-type="float">
            <text:p>90,3274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4.406" calcext:value-type="float">
            <text:p>104,406</text:p>
          </table:table-cell>
        </table:table-row>
        <table:table-row table:style-name="ro1">
          <table:table-cell office:value-type="float" office:value="181.771" calcext:value-type="float">
            <text:p>181,771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101.993" calcext:value-type="float">
            <text:p>101,993</text:p>
          </table:table-cell>
        </table:table-row>
        <table:table-row table:style-name="ro1">
          <table:table-cell office:value-type="float" office:value="871.592" calcext:value-type="float">
            <text:p>871,592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100.525" calcext:value-type="float">
            <text:p>100,525</text:p>
          </table:table-cell>
        </table:table-row>
        <table:table-row table:style-name="ro1">
          <table:table-cell office:value-type="float" office:value="52.942" calcext:value-type="float">
            <text:p>52,942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1.169" calcext:value-type="float">
            <text:p>101,169</text:p>
          </table:table-cell>
        </table:table-row>
        <table:table-row table:style-name="ro1">
          <table:table-cell office:value-type="float" office:value="16.2682" calcext:value-type="float">
            <text:p>16,2682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104.032" calcext:value-type="float">
            <text:p>104,032</text:p>
          </table:table-cell>
        </table:table-row>
        <table:table-row table:style-name="ro1">
          <table:table-cell office:value-type="float" office:value="272.035" calcext:value-type="float">
            <text:p>272,035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95.6668" calcext:value-type="float">
            <text:p>95,6668</text:p>
          </table:table-cell>
        </table:table-row>
        <table:table-row table:style-name="ro1">
          <table:table-cell office:value-type="float" office:value="322.694" calcext:value-type="float">
            <text:p>322,694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98.3209" calcext:value-type="float">
            <text:p>98,3209</text:p>
          </table:table-cell>
        </table:table-row>
        <table:table-row table:style-name="ro1">
          <table:table-cell office:value-type="float" office:value="837.49" calcext:value-type="float">
            <text:p>837,49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94.4307" calcext:value-type="float">
            <text:p>94,4307</text:p>
          </table:table-cell>
        </table:table-row>
        <table:table-row table:style-name="ro1">
          <table:table-cell office:value-type="float" office:value="641.176" calcext:value-type="float">
            <text:p>641,176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00.295" calcext:value-type="float">
            <text:p>100,295</text:p>
          </table:table-cell>
        </table:table-row>
        <table:table-row table:style-name="ro1">
          <table:table-cell office:value-type="float" office:value="547.854" calcext:value-type="float">
            <text:p>547,854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100.458" calcext:value-type="float">
            <text:p>100,458</text:p>
          </table:table-cell>
        </table:table-row>
        <table:table-row table:style-name="ro1">
          <table:table-cell office:value-type="float" office:value="426.527" calcext:value-type="float">
            <text:p>426,527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1.921" calcext:value-type="float">
            <text:p>101,921</text:p>
          </table:table-cell>
        </table:table-row>
        <table:table-row table:style-name="ro1">
          <table:table-cell office:value-type="float" office:value="758.583" calcext:value-type="float">
            <text:p>758,583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4.3505" calcext:value-type="float">
            <text:p>94,3505</text:p>
          </table:table-cell>
        </table:table-row>
        <table:table-row table:style-name="ro1">
          <table:table-cell office:value-type="float" office:value="594.789" calcext:value-type="float">
            <text:p>594,789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92.873" calcext:value-type="float">
            <text:p>92,873</text:p>
          </table:table-cell>
        </table:table-row>
        <table:table-row table:style-name="ro1">
          <table:table-cell office:value-type="float" office:value="240.701" calcext:value-type="float">
            <text:p>240,7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4.2169" calcext:value-type="float">
            <text:p>94,2169</text:p>
          </table:table-cell>
        </table:table-row>
        <table:table-row table:style-name="ro1">
          <table:table-cell office:value-type="float" office:value="181.338" calcext:value-type="float">
            <text:p>181,338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00.46" calcext:value-type="float">
            <text:p>100,46</text:p>
          </table:table-cell>
        </table:table-row>
        <table:table-row table:style-name="ro1">
          <table:table-cell office:value-type="float" office:value="351.312" calcext:value-type="float">
            <text:p>351,312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0.116" calcext:value-type="float">
            <text:p>100,116</text:p>
          </table:table-cell>
        </table:table-row>
        <table:table-row table:style-name="ro1">
          <table:table-cell office:value-type="float" office:value="460.944" calcext:value-type="float">
            <text:p>460,944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9.7618" calcext:value-type="float">
            <text:p>99,7618</text:p>
          </table:table-cell>
        </table:table-row>
        <table:table-row table:style-name="ro1">
          <table:table-cell office:value-type="float" office:value="351.143" calcext:value-type="float">
            <text:p>351,143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103.007" calcext:value-type="float">
            <text:p>103,007</text:p>
          </table:table-cell>
        </table:table-row>
        <table:table-row table:style-name="ro1">
          <table:table-cell office:value-type="float" office:value="44.3252" calcext:value-type="float">
            <text:p>44,3252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95.2955" calcext:value-type="float">
            <text:p>95,2955</text:p>
          </table:table-cell>
        </table:table-row>
        <table:table-row table:style-name="ro1">
          <table:table-cell office:value-type="float" office:value="906.466" calcext:value-type="float">
            <text:p>906,466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96.7307" calcext:value-type="float">
            <text:p>96,7307</text:p>
          </table:table-cell>
        </table:table-row>
        <table:table-row table:style-name="ro1">
          <table:table-cell office:value-type="float" office:value="525.348" calcext:value-type="float">
            <text:p>525,348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102.556" calcext:value-type="float">
            <text:p>102,556</text:p>
          </table:table-cell>
        </table:table-row>
        <table:table-row table:style-name="ro1">
          <table:table-cell office:value-type="float" office:value="450.808" calcext:value-type="float">
            <text:p>450,808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3.0536" calcext:value-type="float">
            <text:p>93,0536</text:p>
          </table:table-cell>
        </table:table-row>
        <table:table-row table:style-name="ro1">
          <table:table-cell office:value-type="float" office:value="28.7368" calcext:value-type="float">
            <text:p>28,7368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5.908" calcext:value-type="float">
            <text:p>105,908</text:p>
          </table:table-cell>
        </table:table-row>
        <table:table-row table:style-name="ro1">
          <table:table-cell office:value-type="float" office:value="659.848" calcext:value-type="float">
            <text:p>659,848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8.9674" calcext:value-type="float">
            <text:p>98,9674</text:p>
          </table:table-cell>
        </table:table-row>
        <table:table-row table:style-name="ro1">
          <table:table-cell office:value-type="float" office:value="399.786" calcext:value-type="float">
            <text:p>399,786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0.177" calcext:value-type="float">
            <text:p>100,177</text:p>
          </table:table-cell>
        </table:table-row>
        <table:table-row table:style-name="ro1">
          <table:table-cell office:value-type="float" office:value="274.471" calcext:value-type="float">
            <text:p>274,471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2.53" calcext:value-type="float">
            <text:p>102,53</text:p>
          </table:table-cell>
        </table:table-row>
        <table:table-row table:style-name="ro1">
          <table:table-cell office:value-type="float" office:value="748.893" calcext:value-type="float">
            <text:p>748,893</text:p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float" office:value="98.606" calcext:value-type="float">
            <text:p>98,606</text:p>
          </table:table-cell>
        </table:table-row>
        <table:table-row table:style-name="ro1">
          <table:table-cell office:value-type="float" office:value="532.417" calcext:value-type="float">
            <text:p>532,417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98.3748" calcext:value-type="float">
            <text:p>98,3748</text:p>
          </table:table-cell>
        </table:table-row>
        <table:table-row table:style-name="ro1">
          <table:table-cell office:value-type="float" office:value="894.875" calcext:value-type="float">
            <text:p>894,875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8.2928" calcext:value-type="float">
            <text:p>98,2928</text:p>
          </table:table-cell>
        </table:table-row>
        <table:table-row table:style-name="ro1">
          <table:table-cell office:value-type="float" office:value="322.022" calcext:value-type="float">
            <text:p>322,022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100.884" calcext:value-type="float">
            <text:p>100,884</text:p>
          </table:table-cell>
        </table:table-row>
        <table:table-row table:style-name="ro1">
          <table:table-cell office:value-type="float" office:value="995.761" calcext:value-type="float">
            <text:p>995,761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99.9985" calcext:value-type="float">
            <text:p>99,9985</text:p>
          </table:table-cell>
        </table:table-row>
        <table:table-row table:style-name="ro1">
          <table:table-cell office:value-type="float" office:value="693.848" calcext:value-type="float">
            <text:p>693,848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101.188" calcext:value-type="float">
            <text:p>101,188</text:p>
          </table:table-cell>
        </table:table-row>
        <table:table-row table:style-name="ro1">
          <table:table-cell office:value-type="float" office:value="441.532" calcext:value-type="float">
            <text:p>441,532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8.3551" calcext:value-type="float">
            <text:p>98,3551</text:p>
          </table:table-cell>
        </table:table-row>
        <table:table-row table:style-name="ro1">
          <table:table-cell office:value-type="float" office:value="143.086" calcext:value-type="float">
            <text:p>143,086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98.6282" calcext:value-type="float">
            <text:p>98,6282</text:p>
          </table:table-cell>
        </table:table-row>
        <table:table-row table:style-name="ro1">
          <table:table-cell office:value-type="float" office:value="762.7" calcext:value-type="float">
            <text:p>762,7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7.3177" calcext:value-type="float">
            <text:p>97,3177</text:p>
          </table:table-cell>
        </table:table-row>
        <table:table-row table:style-name="ro1">
          <table:table-cell office:value-type="float" office:value="490.134" calcext:value-type="float">
            <text:p>490,134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9.3748" calcext:value-type="float">
            <text:p>99,3748</text:p>
          </table:table-cell>
        </table:table-row>
        <table:table-row table:style-name="ro1">
          <table:table-cell office:value-type="float" office:value="587.218" calcext:value-type="float">
            <text:p>587,218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1.684" calcext:value-type="float">
            <text:p>101,684</text:p>
          </table:table-cell>
        </table:table-row>
        <table:table-row table:style-name="ro1">
          <table:table-cell office:value-type="float" office:value="408.19" calcext:value-type="float">
            <text:p>408,19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104.842" calcext:value-type="float">
            <text:p>104,842</text:p>
          </table:table-cell>
        </table:table-row>
        <table:table-row table:style-name="ro1">
          <table:table-cell office:value-type="float" office:value="448.776" calcext:value-type="float">
            <text:p>448,776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103.146" calcext:value-type="float">
            <text:p>103,146</text:p>
          </table:table-cell>
        </table:table-row>
        <table:table-row table:style-name="ro1">
          <table:table-cell office:value-type="float" office:value="860.31" calcext:value-type="float">
            <text:p>860,31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98.0345" calcext:value-type="float">
            <text:p>98,0345</text:p>
          </table:table-cell>
        </table:table-row>
        <table:table-row table:style-name="ro1">
          <table:table-cell office:value-type="float" office:value="914.75" calcext:value-type="float">
            <text:p>914,75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9.108" calcext:value-type="float">
            <text:p>109,108</text:p>
          </table:table-cell>
        </table:table-row>
        <table:table-row table:style-name="ro1">
          <table:table-cell office:value-type="float" office:value="93.136" calcext:value-type="float">
            <text:p>93,136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5.806" calcext:value-type="float">
            <text:p>105,806</text:p>
          </table:table-cell>
        </table:table-row>
        <table:table-row table:style-name="ro1">
          <table:table-cell office:value-type="float" office:value="984.731" calcext:value-type="float">
            <text:p>984,731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100.548" calcext:value-type="float">
            <text:p>100,548</text:p>
          </table:table-cell>
        </table:table-row>
        <table:table-row table:style-name="ro1">
          <table:table-cell office:value-type="float" office:value="675.717" calcext:value-type="float">
            <text:p>675,717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3.835" calcext:value-type="float">
            <text:p>103,835</text:p>
          </table:table-cell>
        </table:table-row>
        <table:table-row table:style-name="ro1">
          <table:table-cell office:value-type="float" office:value="126.403" calcext:value-type="float">
            <text:p>126,403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96.3428" calcext:value-type="float">
            <text:p>96,3428</text:p>
          </table:table-cell>
        </table:table-row>
        <table:table-row table:style-name="ro1">
          <table:table-cell office:value-type="float" office:value="582.918" calcext:value-type="float">
            <text:p>582,918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4.5219" calcext:value-type="float">
            <text:p>94,5219</text:p>
          </table:table-cell>
        </table:table-row>
        <table:table-row table:style-name="ro1">
          <table:table-cell office:value-type="float" office:value="397.635" calcext:value-type="float">
            <text:p>397,63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98.1918" calcext:value-type="float">
            <text:p>98,1918</text:p>
          </table:table-cell>
        </table:table-row>
        <table:table-row table:style-name="ro1">
          <table:table-cell office:value-type="float" office:value="521.211" calcext:value-type="float">
            <text:p>521,211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103.896" calcext:value-type="float">
            <text:p>103,896</text:p>
          </table:table-cell>
        </table:table-row>
        <table:table-row table:style-name="ro1">
          <table:table-cell office:value-type="float" office:value="251.479" calcext:value-type="float">
            <text:p>251,479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94.9935" calcext:value-type="float">
            <text:p>94,9935</text:p>
          </table:table-cell>
        </table:table-row>
        <table:table-row table:style-name="ro1">
          <table:table-cell office:value-type="float" office:value="496.351" calcext:value-type="float">
            <text:p>496,35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106.735" calcext:value-type="float">
            <text:p>106,735</text:p>
          </table:table-cell>
        </table:table-row>
        <table:table-row table:style-name="ro1">
          <table:table-cell office:value-type="float" office:value="404.967" calcext:value-type="float">
            <text:p>404,967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5.866" calcext:value-type="float">
            <text:p>105,866</text:p>
          </table:table-cell>
        </table:table-row>
        <table:table-row table:style-name="ro1">
          <table:table-cell office:value-type="float" office:value="294.34" calcext:value-type="float">
            <text:p>294,34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98.2464" calcext:value-type="float">
            <text:p>98,2464</text:p>
          </table:table-cell>
        </table:table-row>
        <table:table-row table:style-name="ro1">
          <table:table-cell office:value-type="float" office:value="308.206" calcext:value-type="float">
            <text:p>308,206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7.2425" calcext:value-type="float">
            <text:p>97,2425</text:p>
          </table:table-cell>
        </table:table-row>
        <table:table-row table:style-name="ro1">
          <table:table-cell office:value-type="float" office:value="709.768" calcext:value-type="float">
            <text:p>709,768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3.075" calcext:value-type="float">
            <text:p>103,075</text:p>
          </table:table-cell>
        </table:table-row>
        <table:table-row table:style-name="ro1">
          <table:table-cell office:value-type="float" office:value="397.116" calcext:value-type="float">
            <text:p>397,116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103.066" calcext:value-type="float">
            <text:p>103,066</text:p>
          </table:table-cell>
        </table:table-row>
        <table:table-row table:style-name="ro1">
          <table:table-cell office:value-type="float" office:value="996.884" calcext:value-type="float">
            <text:p>996,884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0.135" calcext:value-type="float">
            <text:p>100,135</text:p>
          </table:table-cell>
        </table:table-row>
        <table:table-row table:style-name="ro1">
          <table:table-cell office:value-type="float" office:value="47.9962" calcext:value-type="float">
            <text:p>47,9962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5.016" calcext:value-type="float">
            <text:p>105,016</text:p>
          </table:table-cell>
        </table:table-row>
        <table:table-row table:style-name="ro1">
          <table:table-cell office:value-type="float" office:value="262.44" calcext:value-type="float">
            <text:p>262,44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6.936" calcext:value-type="float">
            <text:p>106,936</text:p>
          </table:table-cell>
        </table:table-row>
        <table:table-row table:style-name="ro1">
          <table:table-cell office:value-type="float" office:value="892.007" calcext:value-type="float">
            <text:p>892,007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103.431" calcext:value-type="float">
            <text:p>103,431</text:p>
          </table:table-cell>
        </table:table-row>
        <table:table-row table:style-name="ro1">
          <table:table-cell office:value-type="float" office:value="432.92" calcext:value-type="float">
            <text:p>432,9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06.569" calcext:value-type="float">
            <text:p>106,569</text:p>
          </table:table-cell>
        </table:table-row>
        <table:table-row table:style-name="ro1">
          <table:table-cell office:value-type="float" office:value="932.024" calcext:value-type="float">
            <text:p>932,024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3.143" calcext:value-type="float">
            <text:p>103,143</text:p>
          </table:table-cell>
        </table:table-row>
        <table:table-row table:style-name="ro1">
          <table:table-cell office:value-type="float" office:value="726.632" calcext:value-type="float">
            <text:p>726,632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101.854" calcext:value-type="float">
            <text:p>101,854</text:p>
          </table:table-cell>
        </table:table-row>
        <table:table-row table:style-name="ro1">
          <table:table-cell office:value-type="float" office:value="810.079" calcext:value-type="float">
            <text:p>810,079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6.7592" calcext:value-type="float">
            <text:p>96,7592</text:p>
          </table:table-cell>
        </table:table-row>
        <table:table-row table:style-name="ro1">
          <table:table-cell office:value-type="float" office:value="287.806" calcext:value-type="float">
            <text:p>287,806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1.266" calcext:value-type="float">
            <text:p>101,266</text:p>
          </table:table-cell>
        </table:table-row>
        <table:table-row table:style-name="ro1">
          <table:table-cell office:value-type="float" office:value="938.266" calcext:value-type="float">
            <text:p>938,266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5.962" calcext:value-type="float">
            <text:p>95,962</text:p>
          </table:table-cell>
        </table:table-row>
        <table:table-row table:style-name="ro1">
          <table:table-cell office:value-type="float" office:value="462.461" calcext:value-type="float">
            <text:p>462,461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103.501" calcext:value-type="float">
            <text:p>103,501</text:p>
          </table:table-cell>
        </table:table-row>
        <table:table-row table:style-name="ro1">
          <table:table-cell office:value-type="float" office:value="249.514" calcext:value-type="float">
            <text:p>249,514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95.712" calcext:value-type="float">
            <text:p>95,712</text:p>
          </table:table-cell>
        </table:table-row>
        <table:table-row table:style-name="ro1">
          <table:table-cell office:value-type="float" office:value="867.92" calcext:value-type="float">
            <text:p>867,92</text:p>
          </table:table-cell>
          <table:table-cell/>
          <table:table-cell office:value-type="float" office:value="465" calcext:value-type="float">
            <text:p>465</text:p>
          </table:table-cell>
          <table:table-cell/>
          <table:table-cell office:value-type="float" office:value="102.696" calcext:value-type="float">
            <text:p>102,696</text:p>
          </table:table-cell>
        </table:table-row>
        <table:table-row table:style-name="ro1">
          <table:table-cell office:value-type="float" office:value="505.832" calcext:value-type="float">
            <text:p>505,832</text:p>
          </table:table-cell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6.229" calcext:value-type="float">
            <text:p>106,229</text:p>
          </table:table-cell>
        </table:table-row>
        <table:table-row table:style-name="ro1">
          <table:table-cell office:value-type="float" office:value="606.65" calcext:value-type="float">
            <text:p>606,65</text:p>
          </table:table-cell>
          <table:table-cell/>
          <table:table-cell office:value-type="float" office:value="542" calcext:value-type="float">
            <text:p>542</text:p>
          </table:table-cell>
          <table:table-cell/>
          <table:table-cell office:value-type="float" office:value="101.542" calcext:value-type="float">
            <text:p>101,542</text:p>
          </table:table-cell>
        </table:table-row>
        <table:table-row table:style-name="ro1">
          <table:table-cell office:value-type="float" office:value="486.656" calcext:value-type="float">
            <text:p>486,656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99.5483" calcext:value-type="float">
            <text:p>99,5483</text:p>
          </table:table-cell>
        </table:table-row>
        <table:table-row table:style-name="ro1">
          <table:table-cell office:value-type="float" office:value="815.317" calcext:value-type="float">
            <text:p>815,317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88.1082" calcext:value-type="float">
            <text:p>88,1082</text:p>
          </table:table-cell>
        </table:table-row>
        <table:table-row table:style-name="ro1">
          <table:table-cell office:value-type="float" office:value="824.259" calcext:value-type="float">
            <text:p>824,259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100.985" calcext:value-type="float">
            <text:p>100,985</text:p>
          </table:table-cell>
        </table:table-row>
        <table:table-row table:style-name="ro1">
          <table:table-cell office:value-type="float" office:value="634.942" calcext:value-type="float">
            <text:p>634,942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104.572" calcext:value-type="float">
            <text:p>104,572</text:p>
          </table:table-cell>
        </table:table-row>
        <table:table-row table:style-name="ro1">
          <table:table-cell office:value-type="float" office:value="133.119" calcext:value-type="float">
            <text:p>133,119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4.9068" calcext:value-type="float">
            <text:p>94,9068</text:p>
          </table:table-cell>
        </table:table-row>
        <table:table-row table:style-name="ro1">
          <table:table-cell office:value-type="float" office:value="146.171" calcext:value-type="float">
            <text:p>146,171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04.288" calcext:value-type="float">
            <text:p>104,288</text:p>
          </table:table-cell>
        </table:table-row>
        <table:table-row table:style-name="ro1">
          <table:table-cell office:value-type="float" office:value="881.055" calcext:value-type="float">
            <text:p>881,055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float" office:value="102.427" calcext:value-type="float">
            <text:p>102,427</text:p>
          </table:table-cell>
        </table:table-row>
        <table:table-row table:style-name="ro1">
          <table:table-cell office:value-type="float" office:value="361.045" calcext:value-type="float">
            <text:p>361,045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9.9005" calcext:value-type="float">
            <text:p>99,9005</text:p>
          </table:table-cell>
        </table:table-row>
        <table:table-row table:style-name="ro1">
          <table:table-cell office:value-type="float" office:value="790.071" calcext:value-type="float">
            <text:p>790,071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float" office:value="99.4358" calcext:value-type="float">
            <text:p>99,4358</text:p>
          </table:table-cell>
        </table:table-row>
        <table:table-row table:style-name="ro1">
          <table:table-cell office:value-type="float" office:value="606.951" calcext:value-type="float">
            <text:p>606,951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93.6472" calcext:value-type="float">
            <text:p>93,6472</text:p>
          </table:table-cell>
        </table:table-row>
        <table:table-row table:style-name="ro1">
          <table:table-cell office:value-type="float" office:value="727.332" calcext:value-type="float">
            <text:p>727,332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4.4616" calcext:value-type="float">
            <text:p>94,4616</text:p>
          </table:table-cell>
        </table:table-row>
        <table:table-row table:style-name="ro1">
          <table:table-cell office:value-type="float" office:value="8.63984" calcext:value-type="float">
            <text:p>8,63984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100.15" calcext:value-type="float">
            <text:p>100,15</text:p>
          </table:table-cell>
        </table:table-row>
        <table:table-row table:style-name="ro1">
          <table:table-cell office:value-type="float" office:value="92.231" calcext:value-type="float">
            <text:p>92,231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105.417" calcext:value-type="float">
            <text:p>105,417</text:p>
          </table:table-cell>
        </table:table-row>
        <table:table-row table:style-name="ro1">
          <table:table-cell office:value-type="float" office:value="425.096" calcext:value-type="float">
            <text:p>425,096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99.6176" calcext:value-type="float">
            <text:p>99,6176</text:p>
          </table:table-cell>
        </table:table-row>
        <table:table-row table:style-name="ro1">
          <table:table-cell office:value-type="float" office:value="923.155" calcext:value-type="float">
            <text:p>923,155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10.755" calcext:value-type="float">
            <text:p>110,755</text:p>
          </table:table-cell>
        </table:table-row>
        <table:table-row table:style-name="ro1">
          <table:table-cell office:value-type="float" office:value="115.922" calcext:value-type="float">
            <text:p>115,922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97.9884" calcext:value-type="float">
            <text:p>97,9884</text:p>
          </table:table-cell>
        </table:table-row>
        <table:table-row table:style-name="ro1">
          <table:table-cell office:value-type="float" office:value="625.701" calcext:value-type="float">
            <text:p>625,701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02.155" calcext:value-type="float">
            <text:p>102,155</text:p>
          </table:table-cell>
        </table:table-row>
        <table:table-row table:style-name="ro1">
          <table:table-cell office:value-type="float" office:value="414.035" calcext:value-type="float">
            <text:p>414,035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5.481" calcext:value-type="float">
            <text:p>105,481</text:p>
          </table:table-cell>
        </table:table-row>
        <table:table-row table:style-name="ro1">
          <table:table-cell office:value-type="float" office:value="452.782" calcext:value-type="float">
            <text:p>452,782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8.7053" calcext:value-type="float">
            <text:p>98,7053</text:p>
          </table:table-cell>
        </table:table-row>
        <table:table-row table:style-name="ro1">
          <table:table-cell office:value-type="float" office:value="169.534" calcext:value-type="float">
            <text:p>169,534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00.736" calcext:value-type="float">
            <text:p>100,736</text:p>
          </table:table-cell>
        </table:table-row>
        <table:table-row table:style-name="ro1">
          <table:table-cell office:value-type="float" office:value="805.791" calcext:value-type="float">
            <text:p>805,791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2.591" calcext:value-type="float">
            <text:p>102,591</text:p>
          </table:table-cell>
        </table:table-row>
        <table:table-row table:style-name="ro1">
          <table:table-cell office:value-type="float" office:value="465.603" calcext:value-type="float">
            <text:p>465,603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99.1282" calcext:value-type="float">
            <text:p>99,1282</text:p>
          </table:table-cell>
        </table:table-row>
        <table:table-row table:style-name="ro1">
          <table:table-cell office:value-type="float" office:value="80.2944" calcext:value-type="float">
            <text:p>80,2944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108.78" calcext:value-type="float">
            <text:p>108,78</text:p>
          </table:table-cell>
        </table:table-row>
        <table:table-row table:style-name="ro1">
          <table:table-cell office:value-type="float" office:value="825.235" calcext:value-type="float">
            <text:p>825,235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108.246" calcext:value-type="float">
            <text:p>108,246</text:p>
          </table:table-cell>
        </table:table-row>
        <table:table-row table:style-name="ro1">
          <table:table-cell office:value-type="float" office:value="952.27" calcext:value-type="float">
            <text:p>952,27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1.1666" calcext:value-type="float">
            <text:p>91,1666</text:p>
          </table:table-cell>
        </table:table-row>
        <table:table-row table:style-name="ro1">
          <table:table-cell office:value-type="float" office:value="404.961" calcext:value-type="float">
            <text:p>404,961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6.0381" calcext:value-type="float">
            <text:p>96,0381</text:p>
          </table:table-cell>
        </table:table-row>
        <table:table-row table:style-name="ro1">
          <table:table-cell office:value-type="float" office:value="8.08931" calcext:value-type="float">
            <text:p>8,08931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107.289" calcext:value-type="float">
            <text:p>107,289</text:p>
          </table:table-cell>
        </table:table-row>
        <table:table-row table:style-name="ro1">
          <table:table-cell office:value-type="float" office:value="784.79" calcext:value-type="float">
            <text:p>784,79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99.9373" calcext:value-type="float">
            <text:p>99,9373</text:p>
          </table:table-cell>
        </table:table-row>
        <table:table-row table:style-name="ro1">
          <table:table-cell office:value-type="float" office:value="60.8384" calcext:value-type="float">
            <text:p>60,8384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7.7653" calcext:value-type="float">
            <text:p>97,7653</text:p>
          </table:table-cell>
        </table:table-row>
        <table:table-row table:style-name="ro1">
          <table:table-cell office:value-type="float" office:value="207.427" calcext:value-type="float">
            <text:p>207,427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99.0287" calcext:value-type="float">
            <text:p>99,0287</text:p>
          </table:table-cell>
        </table:table-row>
        <table:table-row table:style-name="ro1">
          <table:table-cell office:value-type="float" office:value="873.901" calcext:value-type="float">
            <text:p>873,901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3.4459" calcext:value-type="float">
            <text:p>93,4459</text:p>
          </table:table-cell>
        </table:table-row>
        <table:table-row table:style-name="ro1">
          <table:table-cell office:value-type="float" office:value="108.886" calcext:value-type="float">
            <text:p>108,886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89.6324" calcext:value-type="float">
            <text:p>89,6324</text:p>
          </table:table-cell>
        </table:table-row>
        <table:table-row table:style-name="ro1">
          <table:table-cell office:value-type="float" office:value="69.2454" calcext:value-type="float">
            <text:p>69,2454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100.836" calcext:value-type="float">
            <text:p>100,836</text:p>
          </table:table-cell>
        </table:table-row>
        <table:table-row table:style-name="ro1">
          <table:table-cell office:value-type="float" office:value="643.577" calcext:value-type="float">
            <text:p>643,577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9.6239" calcext:value-type="float">
            <text:p>99,6239</text:p>
          </table:table-cell>
        </table:table-row>
        <table:table-row table:style-name="ro1">
          <table:table-cell office:value-type="float" office:value="423.613" calcext:value-type="float">
            <text:p>423,613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97.2758" calcext:value-type="float">
            <text:p>97,2758</text:p>
          </table:table-cell>
        </table:table-row>
        <table:table-row table:style-name="ro1">
          <table:table-cell office:value-type="float" office:value="954.494" calcext:value-type="float">
            <text:p>954,494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02.101" calcext:value-type="float">
            <text:p>102,101</text:p>
          </table:table-cell>
        </table:table-row>
        <table:table-row table:style-name="ro1">
          <table:table-cell office:value-type="float" office:value="322.839" calcext:value-type="float">
            <text:p>322,839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02.59" calcext:value-type="float">
            <text:p>102,59</text:p>
          </table:table-cell>
        </table:table-row>
        <table:table-row table:style-name="ro1">
          <table:table-cell office:value-type="float" office:value="389.498" calcext:value-type="float">
            <text:p>389,498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3.9013" calcext:value-type="float">
            <text:p>93,9013</text:p>
          </table:table-cell>
        </table:table-row>
        <table:table-row table:style-name="ro1">
          <table:table-cell office:value-type="float" office:value="648.064" calcext:value-type="float">
            <text:p>648,064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5.5992" calcext:value-type="float">
            <text:p>95,5992</text:p>
          </table:table-cell>
        </table:table-row>
        <table:table-row table:style-name="ro1">
          <table:table-cell office:value-type="float" office:value="467.696" calcext:value-type="float">
            <text:p>467,696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0.9652" calcext:value-type="float">
            <text:p>90,9652</text:p>
          </table:table-cell>
        </table:table-row>
        <table:table-row table:style-name="ro1">
          <table:table-cell office:value-type="float" office:value="58.6367" calcext:value-type="float">
            <text:p>58,6367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104.125" calcext:value-type="float">
            <text:p>104,125</text:p>
          </table:table-cell>
        </table:table-row>
        <table:table-row table:style-name="ro1">
          <table:table-cell office:value-type="float" office:value="633.024" calcext:value-type="float">
            <text:p>633,024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100.416" calcext:value-type="float">
            <text:p>100,416</text:p>
          </table:table-cell>
        </table:table-row>
        <table:table-row table:style-name="ro1">
          <table:table-cell office:value-type="float" office:value="796.601" calcext:value-type="float">
            <text:p>796,601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3.157" calcext:value-type="float">
            <text:p>103,157</text:p>
          </table:table-cell>
        </table:table-row>
        <table:table-row table:style-name="ro1">
          <table:table-cell office:value-type="float" office:value="668.414" calcext:value-type="float">
            <text:p>668,414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6.5605" calcext:value-type="float">
            <text:p>96,5605</text:p>
          </table:table-cell>
        </table:table-row>
        <table:table-row table:style-name="ro1">
          <table:table-cell office:value-type="float" office:value="176.586" calcext:value-type="float">
            <text:p>176,586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10.795" calcext:value-type="float">
            <text:p>110,795</text:p>
          </table:table-cell>
        </table:table-row>
        <table:table-row table:style-name="ro1">
          <table:table-cell office:value-type="float" office:value="408.97" calcext:value-type="float">
            <text:p>408,97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105.028" calcext:value-type="float">
            <text:p>105,028</text:p>
          </table:table-cell>
        </table:table-row>
        <table:table-row table:style-name="ro1">
          <table:table-cell office:value-type="float" office:value="372.663" calcext:value-type="float">
            <text:p>372,663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9.8133" calcext:value-type="float">
            <text:p>99,8133</text:p>
          </table:table-cell>
        </table:table-row>
        <table:table-row table:style-name="ro1">
          <table:table-cell office:value-type="float" office:value="673.574" calcext:value-type="float">
            <text:p>673,574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7.2343" calcext:value-type="float">
            <text:p>97,2343</text:p>
          </table:table-cell>
        </table:table-row>
        <table:table-row table:style-name="ro1">
          <table:table-cell office:value-type="float" office:value="874.522" calcext:value-type="float">
            <text:p>874,522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91.9307" calcext:value-type="float">
            <text:p>91,9307</text:p>
          </table:table-cell>
        </table:table-row>
        <table:table-row table:style-name="ro1">
          <table:table-cell office:value-type="float" office:value="52.1306" calcext:value-type="float">
            <text:p>52,1306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0.478" calcext:value-type="float">
            <text:p>100,478</text:p>
          </table:table-cell>
        </table:table-row>
        <table:table-row table:style-name="ro1">
          <table:table-cell office:value-type="float" office:value="465.809" calcext:value-type="float">
            <text:p>465,809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99.1776" calcext:value-type="float">
            <text:p>99,1776</text:p>
          </table:table-cell>
        </table:table-row>
        <table:table-row table:style-name="ro1">
          <table:table-cell office:value-type="float" office:value="806.052" calcext:value-type="float">
            <text:p>806,052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0.146" calcext:value-type="float">
            <text:p>100,146</text:p>
          </table:table-cell>
        </table:table-row>
        <table:table-row table:style-name="ro1">
          <table:table-cell office:value-type="float" office:value="563.054" calcext:value-type="float">
            <text:p>563,054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110.273" calcext:value-type="float">
            <text:p>110,273</text:p>
          </table:table-cell>
        </table:table-row>
        <table:table-row table:style-name="ro1">
          <table:table-cell office:value-type="float" office:value="781.193" calcext:value-type="float">
            <text:p>781,193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4.1753" calcext:value-type="float">
            <text:p>94,1753</text:p>
          </table:table-cell>
        </table:table-row>
        <table:table-row table:style-name="ro1">
          <table:table-cell office:value-type="float" office:value="504.553" calcext:value-type="float">
            <text:p>504,553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95.4623" calcext:value-type="float">
            <text:p>95,4623</text:p>
          </table:table-cell>
        </table:table-row>
        <table:table-row table:style-name="ro1">
          <table:table-cell office:value-type="float" office:value="268.587" calcext:value-type="float">
            <text:p>268,587</text:p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float" office:value="96.6427" calcext:value-type="float">
            <text:p>96,6427</text:p>
          </table:table-cell>
        </table:table-row>
        <table:table-row table:style-name="ro1">
          <table:table-cell office:value-type="float" office:value="881.572" calcext:value-type="float">
            <text:p>881,572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95.1576" calcext:value-type="float">
            <text:p>95,1576</text:p>
          </table:table-cell>
        </table:table-row>
        <table:table-row table:style-name="ro1">
          <table:table-cell office:value-type="float" office:value="769.507" calcext:value-type="float">
            <text:p>769,507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9.449" calcext:value-type="float">
            <text:p>109,449</text:p>
          </table:table-cell>
        </table:table-row>
        <table:table-row table:style-name="ro1">
          <table:table-cell office:value-type="float" office:value="683.17" calcext:value-type="float">
            <text:p>683,17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97.1954" calcext:value-type="float">
            <text:p>97,1954</text:p>
          </table:table-cell>
        </table:table-row>
        <table:table-row table:style-name="ro1">
          <table:table-cell office:value-type="float" office:value="924.268" calcext:value-type="float">
            <text:p>924,268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3.698" calcext:value-type="float">
            <text:p>103,698</text:p>
          </table:table-cell>
        </table:table-row>
        <table:table-row table:style-name="ro1">
          <table:table-cell office:value-type="float" office:value="544.064" calcext:value-type="float">
            <text:p>544,064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2.5587" calcext:value-type="float">
            <text:p>92,5587</text:p>
          </table:table-cell>
        </table:table-row>
        <table:table-row table:style-name="ro1">
          <table:table-cell office:value-type="float" office:value="174.471" calcext:value-type="float">
            <text:p>174,471</text:p>
          </table:table-cell>
          <table:table-cell/>
          <table:table-cell office:value-type="float" office:value="521" calcext:value-type="float">
            <text:p>521</text:p>
          </table:table-cell>
          <table:table-cell/>
          <table:table-cell office:value-type="float" office:value="95.7141" calcext:value-type="float">
            <text:p>95,7141</text:p>
          </table:table-cell>
        </table:table-row>
        <table:table-row table:style-name="ro1">
          <table:table-cell office:value-type="float" office:value="267.698" calcext:value-type="float">
            <text:p>267,698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103.936" calcext:value-type="float">
            <text:p>103,936</text:p>
          </table:table-cell>
        </table:table-row>
        <table:table-row table:style-name="ro1">
          <table:table-cell office:value-type="float" office:value="904.928" calcext:value-type="float">
            <text:p>904,928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105.297" calcext:value-type="float">
            <text:p>105,297</text:p>
          </table:table-cell>
        </table:table-row>
        <table:table-row table:style-name="ro1">
          <table:table-cell office:value-type="float" office:value="310.328" calcext:value-type="float">
            <text:p>310,328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00.974" calcext:value-type="float">
            <text:p>100,974</text:p>
          </table:table-cell>
        </table:table-row>
        <table:table-row table:style-name="ro1">
          <table:table-cell office:value-type="float" office:value="84.2083" calcext:value-type="float">
            <text:p>84,2083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01.721" calcext:value-type="float">
            <text:p>101,721</text:p>
          </table:table-cell>
        </table:table-row>
        <table:table-row table:style-name="ro1">
          <table:table-cell office:value-type="float" office:value="290.003" calcext:value-type="float">
            <text:p>290,003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1.864" calcext:value-type="float">
            <text:p>101,864</text:p>
          </table:table-cell>
        </table:table-row>
        <table:table-row table:style-name="ro1">
          <table:table-cell office:value-type="float" office:value="331.514" calcext:value-type="float">
            <text:p>331,514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7.7157" calcext:value-type="float">
            <text:p>97,7157</text:p>
          </table:table-cell>
        </table:table-row>
        <table:table-row table:style-name="ro1">
          <table:table-cell office:value-type="float" office:value="426.861" calcext:value-type="float">
            <text:p>426,861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5.2331" calcext:value-type="float">
            <text:p>95,2331</text:p>
          </table:table-cell>
        </table:table-row>
        <table:table-row table:style-name="ro1">
          <table:table-cell office:value-type="float" office:value="67.4544" calcext:value-type="float">
            <text:p>67,4544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7.4191" calcext:value-type="float">
            <text:p>97,4191</text:p>
          </table:table-cell>
        </table:table-row>
        <table:table-row table:style-name="ro1">
          <table:table-cell office:value-type="float" office:value="858.88" calcext:value-type="float">
            <text:p>858,88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92.1451" calcext:value-type="float">
            <text:p>92,1451</text:p>
          </table:table-cell>
        </table:table-row>
        <table:table-row table:style-name="ro1">
          <table:table-cell office:value-type="float" office:value="793.411" calcext:value-type="float">
            <text:p>793,411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0.7" calcext:value-type="float">
            <text:p>100,7</text:p>
          </table:table-cell>
        </table:table-row>
        <table:table-row table:style-name="ro1">
          <table:table-cell office:value-type="float" office:value="587.248" calcext:value-type="float">
            <text:p>587,248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93.5787" calcext:value-type="float">
            <text:p>93,5787</text:p>
          </table:table-cell>
        </table:table-row>
        <table:table-row table:style-name="ro1">
          <table:table-cell office:value-type="float" office:value="789.854" calcext:value-type="float">
            <text:p>789,854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1.5068" calcext:value-type="float">
            <text:p>91,5068</text:p>
          </table:table-cell>
        </table:table-row>
        <table:table-row table:style-name="ro1">
          <table:table-cell office:value-type="float" office:value="490.791" calcext:value-type="float">
            <text:p>490,791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3.3426" calcext:value-type="float">
            <text:p>93,3426</text:p>
          </table:table-cell>
        </table:table-row>
        <table:table-row table:style-name="ro1">
          <table:table-cell office:value-type="float" office:value="670.389" calcext:value-type="float">
            <text:p>670,389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9.0478" calcext:value-type="float">
            <text:p>99,0478</text:p>
          </table:table-cell>
        </table:table-row>
        <table:table-row table:style-name="ro1">
          <table:table-cell office:value-type="float" office:value="637.242" calcext:value-type="float">
            <text:p>637,24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2.968" calcext:value-type="float">
            <text:p>102,968</text:p>
          </table:table-cell>
        </table:table-row>
        <table:table-row table:style-name="ro1">
          <table:table-cell office:value-type="float" office:value="852.598" calcext:value-type="float">
            <text:p>852,598</text:p>
          </table:table-cell>
          <table:table-cell/>
          <table:table-cell office:value-type="float" office:value="526" calcext:value-type="float">
            <text:p>526</text:p>
          </table:table-cell>
          <table:table-cell/>
          <table:table-cell office:value-type="float" office:value="97.631" calcext:value-type="float">
            <text:p>97,631</text:p>
          </table:table-cell>
        </table:table-row>
        <table:table-row table:style-name="ro1">
          <table:table-cell office:value-type="float" office:value="560.469" calcext:value-type="float">
            <text:p>560,469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float" office:value="98.3734" calcext:value-type="float">
            <text:p>98,3734</text:p>
          </table:table-cell>
        </table:table-row>
        <table:table-row table:style-name="ro1">
          <table:table-cell office:value-type="float" office:value="945.471" calcext:value-type="float">
            <text:p>945,471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5.4764" calcext:value-type="float">
            <text:p>95,4764</text:p>
          </table:table-cell>
        </table:table-row>
        <table:table-row table:style-name="ro1">
          <table:table-cell office:value-type="float" office:value="413.239" calcext:value-type="float">
            <text:p>413,239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0.332" calcext:value-type="float">
            <text:p>100,332</text:p>
          </table:table-cell>
        </table:table-row>
        <table:table-row table:style-name="ro1">
          <table:table-cell office:value-type="float" office:value="906.076" calcext:value-type="float">
            <text:p>906,076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9.5654" calcext:value-type="float">
            <text:p>99,5654</text:p>
          </table:table-cell>
        </table:table-row>
        <table:table-row table:style-name="ro1">
          <table:table-cell office:value-type="float" office:value="843.643" calcext:value-type="float">
            <text:p>843,643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4.141" calcext:value-type="float">
            <text:p>104,141</text:p>
          </table:table-cell>
        </table:table-row>
        <table:table-row table:style-name="ro1">
          <table:table-cell office:value-type="float" office:value="961.17" calcext:value-type="float">
            <text:p>961,17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8.1896" calcext:value-type="float">
            <text:p>98,1896</text:p>
          </table:table-cell>
        </table:table-row>
        <table:table-row table:style-name="ro1">
          <table:table-cell office:value-type="float" office:value="718.941" calcext:value-type="float">
            <text:p>718,941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7.8308" calcext:value-type="float">
            <text:p>97,8308</text:p>
          </table:table-cell>
        </table:table-row>
        <table:table-row table:style-name="ro1">
          <table:table-cell office:value-type="float" office:value="325.767" calcext:value-type="float">
            <text:p>325,767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100.61" calcext:value-type="float">
            <text:p>100,61</text:p>
          </table:table-cell>
        </table:table-row>
        <table:table-row table:style-name="ro1">
          <table:table-cell office:value-type="float" office:value="278.061" calcext:value-type="float">
            <text:p>278,061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103.997" calcext:value-type="float">
            <text:p>103,997</text:p>
          </table:table-cell>
        </table:table-row>
        <table:table-row table:style-name="ro1">
          <table:table-cell office:value-type="float" office:value="630.968" calcext:value-type="float">
            <text:p>630,968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107.545" calcext:value-type="float">
            <text:p>107,545</text:p>
          </table:table-cell>
        </table:table-row>
        <table:table-row table:style-name="ro1">
          <table:table-cell office:value-type="float" office:value="711.666" calcext:value-type="float">
            <text:p>711,666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07.529" calcext:value-type="float">
            <text:p>107,529</text:p>
          </table:table-cell>
        </table:table-row>
        <table:table-row table:style-name="ro1">
          <table:table-cell office:value-type="float" office:value="932.452" calcext:value-type="float">
            <text:p>932,452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1.706" calcext:value-type="float">
            <text:p>101,706</text:p>
          </table:table-cell>
        </table:table-row>
        <table:table-row table:style-name="ro1">
          <table:table-cell office:value-type="float" office:value="386.714" calcext:value-type="float">
            <text:p>386,714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7.9662" calcext:value-type="float">
            <text:p>97,9662</text:p>
          </table:table-cell>
        </table:table-row>
        <table:table-row table:style-name="ro1">
          <table:table-cell office:value-type="float" office:value="255.263" calcext:value-type="float">
            <text:p>255,263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7.975" calcext:value-type="float">
            <text:p>107,975</text:p>
          </table:table-cell>
        </table:table-row>
        <table:table-row table:style-name="ro1">
          <table:table-cell office:value-type="float" office:value="533.851" calcext:value-type="float">
            <text:p>533,851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94.6107" calcext:value-type="float">
            <text:p>94,6107</text:p>
          </table:table-cell>
        </table:table-row>
        <table:table-row table:style-name="ro1">
          <table:table-cell office:value-type="float" office:value="264.923" calcext:value-type="float">
            <text:p>264,923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101.593" calcext:value-type="float">
            <text:p>101,593</text:p>
          </table:table-cell>
        </table:table-row>
        <table:table-row table:style-name="ro1">
          <table:table-cell office:value-type="float" office:value="361.617" calcext:value-type="float">
            <text:p>361,617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94.859" calcext:value-type="float">
            <text:p>94,859</text:p>
          </table:table-cell>
        </table:table-row>
        <table:table-row table:style-name="ro1">
          <table:table-cell office:value-type="float" office:value="934.66" calcext:value-type="float">
            <text:p>934,66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4.566" calcext:value-type="float">
            <text:p>104,566</text:p>
          </table:table-cell>
        </table:table-row>
        <table:table-row table:style-name="ro1">
          <table:table-cell office:value-type="float" office:value="98.9376" calcext:value-type="float">
            <text:p>98,9376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6.9812" calcext:value-type="float">
            <text:p>96,9812</text:p>
          </table:table-cell>
        </table:table-row>
        <table:table-row table:style-name="ro1">
          <table:table-cell office:value-type="float" office:value="202.813" calcext:value-type="float">
            <text:p>202,813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101.988" calcext:value-type="float">
            <text:p>101,988</text:p>
          </table:table-cell>
        </table:table-row>
        <table:table-row table:style-name="ro1">
          <table:table-cell office:value-type="float" office:value="920.436" calcext:value-type="float">
            <text:p>920,436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107.103" calcext:value-type="float">
            <text:p>107,103</text:p>
          </table:table-cell>
        </table:table-row>
        <table:table-row table:style-name="ro1">
          <table:table-cell office:value-type="float" office:value="213.658" calcext:value-type="float">
            <text:p>213,658</text:p>
          </table:table-cell>
          <table:table-cell/>
          <table:table-cell office:value-type="float" office:value="474" calcext:value-type="float">
            <text:p>474</text:p>
          </table:table-cell>
          <table:table-cell/>
          <table:table-cell office:value-type="float" office:value="104.827" calcext:value-type="float">
            <text:p>104,827</text:p>
          </table:table-cell>
        </table:table-row>
        <table:table-row table:style-name="ro1">
          <table:table-cell office:value-type="float" office:value="366.265" calcext:value-type="float">
            <text:p>366,265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97.01" calcext:value-type="float">
            <text:p>97,01</text:p>
          </table:table-cell>
        </table:table-row>
        <table:table-row table:style-name="ro1">
          <table:table-cell office:value-type="float" office:value="366.288" calcext:value-type="float">
            <text:p>366,288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4.3712" calcext:value-type="float">
            <text:p>94,3712</text:p>
          </table:table-cell>
        </table:table-row>
        <table:table-row table:style-name="ro1">
          <table:table-cell office:value-type="float" office:value="600.14" calcext:value-type="float">
            <text:p>600,14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7.018" calcext:value-type="float">
            <text:p>107,018</text:p>
          </table:table-cell>
        </table:table-row>
        <table:table-row table:style-name="ro1">
          <table:table-cell office:value-type="float" office:value="289.12" calcext:value-type="float">
            <text:p>289,12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94.2101" calcext:value-type="float">
            <text:p>94,2101</text:p>
          </table:table-cell>
        </table:table-row>
        <table:table-row table:style-name="ro1">
          <table:table-cell office:value-type="float" office:value="556.241" calcext:value-type="float">
            <text:p>556,241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float" office:value="99.3479" calcext:value-type="float">
            <text:p>99,3479</text:p>
          </table:table-cell>
        </table:table-row>
        <table:table-row table:style-name="ro1">
          <table:table-cell office:value-type="float" office:value="17.7604" calcext:value-type="float">
            <text:p>17,7604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98.5092" calcext:value-type="float">
            <text:p>98,5092</text:p>
          </table:table-cell>
        </table:table-row>
        <table:table-row table:style-name="ro1">
          <table:table-cell office:value-type="float" office:value="532.181" calcext:value-type="float">
            <text:p>532,181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95.0558" calcext:value-type="float">
            <text:p>95,0558</text:p>
          </table:table-cell>
        </table:table-row>
        <table:table-row table:style-name="ro1">
          <table:table-cell office:value-type="float" office:value="18.0415" calcext:value-type="float">
            <text:p>18,0415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97.4148" calcext:value-type="float">
            <text:p>97,4148</text:p>
          </table:table-cell>
        </table:table-row>
        <table:table-row table:style-name="ro1">
          <table:table-cell office:value-type="float" office:value="377.531" calcext:value-type="float">
            <text:p>377,531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9.9499" calcext:value-type="float">
            <text:p>99,9499</text:p>
          </table:table-cell>
        </table:table-row>
        <table:table-row table:style-name="ro1">
          <table:table-cell office:value-type="float" office:value="876.584" calcext:value-type="float">
            <text:p>876,584</text:p>
          </table:table-cell>
          <table:table-cell/>
          <table:table-cell office:value-type="float" office:value="521" calcext:value-type="float">
            <text:p>521</text:p>
          </table:table-cell>
          <table:table-cell/>
          <table:table-cell office:value-type="float" office:value="101.668" calcext:value-type="float">
            <text:p>101,668</text:p>
          </table:table-cell>
        </table:table-row>
        <table:table-row table:style-name="ro1">
          <table:table-cell office:value-type="float" office:value="11.2026" calcext:value-type="float">
            <text:p>11,2026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2.642" calcext:value-type="float">
            <text:p>102,642</text:p>
          </table:table-cell>
        </table:table-row>
        <table:table-row table:style-name="ro1">
          <table:table-cell office:value-type="float" office:value="484.477" calcext:value-type="float">
            <text:p>484,477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106.713" calcext:value-type="float">
            <text:p>106,713</text:p>
          </table:table-cell>
        </table:table-row>
        <table:table-row table:style-name="ro1">
          <table:table-cell office:value-type="float" office:value="418.894" calcext:value-type="float">
            <text:p>418,894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9.4103" calcext:value-type="float">
            <text:p>99,4103</text:p>
          </table:table-cell>
        </table:table-row>
        <table:table-row table:style-name="ro1">
          <table:table-cell office:value-type="float" office:value="72.2882" calcext:value-type="float">
            <text:p>72,2882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3.014" calcext:value-type="float">
            <text:p>103,014</text:p>
          </table:table-cell>
        </table:table-row>
        <table:table-row table:style-name="ro1">
          <table:table-cell office:value-type="float" office:value="130.136" calcext:value-type="float">
            <text:p>130,136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float" office:value="100.084" calcext:value-type="float">
            <text:p>100,084</text:p>
          </table:table-cell>
        </table:table-row>
        <table:table-row table:style-name="ro1">
          <table:table-cell office:value-type="float" office:value="772.508" calcext:value-type="float">
            <text:p>772,508</text:p>
          </table:table-cell>
          <table:table-cell/>
          <table:table-cell office:value-type="float" office:value="474" calcext:value-type="float">
            <text:p>474</text:p>
          </table:table-cell>
          <table:table-cell/>
          <table:table-cell office:value-type="float" office:value="99.014" calcext:value-type="float">
            <text:p>99,014</text:p>
          </table:table-cell>
        </table:table-row>
        <table:table-row table:style-name="ro1">
          <table:table-cell office:value-type="float" office:value="901.708" calcext:value-type="float">
            <text:p>901,708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float" office:value="96.0375" calcext:value-type="float">
            <text:p>96,0375</text:p>
          </table:table-cell>
        </table:table-row>
        <table:table-row table:style-name="ro1">
          <table:table-cell office:value-type="float" office:value="165.812" calcext:value-type="float">
            <text:p>165,812</text:p>
          </table:table-cell>
          <table:table-cell/>
          <table:table-cell office:value-type="float" office:value="471" calcext:value-type="float">
            <text:p>471</text:p>
          </table:table-cell>
          <table:table-cell/>
          <table:table-cell office:value-type="float" office:value="97.0721" calcext:value-type="float">
            <text:p>97,0721</text:p>
          </table:table-cell>
        </table:table-row>
        <table:table-row table:style-name="ro1">
          <table:table-cell office:value-type="float" office:value="337.518" calcext:value-type="float">
            <text:p>337,518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3.5757" calcext:value-type="float">
            <text:p>93,5757</text:p>
          </table:table-cell>
        </table:table-row>
        <table:table-row table:style-name="ro1">
          <table:table-cell office:value-type="float" office:value="893.201" calcext:value-type="float">
            <text:p>893,201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08.34" calcext:value-type="float">
            <text:p>108,34</text:p>
          </table:table-cell>
        </table:table-row>
        <table:table-row table:style-name="ro1">
          <table:table-cell office:value-type="float" office:value="517.614" calcext:value-type="float">
            <text:p>517,614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4.834" calcext:value-type="float">
            <text:p>104,834</text:p>
          </table:table-cell>
        </table:table-row>
        <table:table-row table:style-name="ro1">
          <table:table-cell office:value-type="float" office:value="120.879" calcext:value-type="float">
            <text:p>120,879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9.4382" calcext:value-type="float">
            <text:p>99,4382</text:p>
          </table:table-cell>
        </table:table-row>
        <table:table-row table:style-name="ro1">
          <table:table-cell office:value-type="float" office:value="330.382" calcext:value-type="float">
            <text:p>330,382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103.501" calcext:value-type="float">
            <text:p>103,501</text:p>
          </table:table-cell>
        </table:table-row>
        <table:table-row table:style-name="ro1">
          <table:table-cell office:value-type="float" office:value="445.736" calcext:value-type="float">
            <text:p>445,736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3.189" calcext:value-type="float">
            <text:p>103,189</text:p>
          </table:table-cell>
        </table:table-row>
        <table:table-row table:style-name="ro1">
          <table:table-cell office:value-type="float" office:value="292.792" calcext:value-type="float">
            <text:p>292,792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7.547" calcext:value-type="float">
            <text:p>107,547</text:p>
          </table:table-cell>
        </table:table-row>
        <table:table-row table:style-name="ro1">
          <table:table-cell office:value-type="float" office:value="860.083" calcext:value-type="float">
            <text:p>860,083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9.0763" calcext:value-type="float">
            <text:p>99,0763</text:p>
          </table:table-cell>
        </table:table-row>
        <table:table-row table:style-name="ro1">
          <table:table-cell office:value-type="float" office:value="320.387" calcext:value-type="float">
            <text:p>320,387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6.0152" calcext:value-type="float">
            <text:p>96,0152</text:p>
          </table:table-cell>
        </table:table-row>
        <table:table-row table:style-name="ro1">
          <table:table-cell office:value-type="float" office:value="498.891" calcext:value-type="float">
            <text:p>498,891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94.1233" calcext:value-type="float">
            <text:p>94,1233</text:p>
          </table:table-cell>
        </table:table-row>
        <table:table-row table:style-name="ro1">
          <table:table-cell office:value-type="float" office:value="869.022" calcext:value-type="float">
            <text:p>869,022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5.6081" calcext:value-type="float">
            <text:p>95,6081</text:p>
          </table:table-cell>
        </table:table-row>
        <table:table-row table:style-name="ro1">
          <table:table-cell office:value-type="float" office:value="303.32" calcext:value-type="float">
            <text:p>303,32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93.0173" calcext:value-type="float">
            <text:p>93,0173</text:p>
          </table:table-cell>
        </table:table-row>
        <table:table-row table:style-name="ro1">
          <table:table-cell office:value-type="float" office:value="500.191" calcext:value-type="float">
            <text:p>500,191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6.9927" calcext:value-type="float">
            <text:p>96,9927</text:p>
          </table:table-cell>
        </table:table-row>
        <table:table-row table:style-name="ro1">
          <table:table-cell office:value-type="float" office:value="607.659" calcext:value-type="float">
            <text:p>607,659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103.382" calcext:value-type="float">
            <text:p>103,382</text:p>
          </table:table-cell>
        </table:table-row>
        <table:table-row table:style-name="ro1">
          <table:table-cell office:value-type="float" office:value="718.055" calcext:value-type="float">
            <text:p>718,055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99.3276" calcext:value-type="float">
            <text:p>99,3276</text:p>
          </table:table-cell>
        </table:table-row>
        <table:table-row table:style-name="ro1">
          <table:table-cell office:value-type="float" office:value="93.1596" calcext:value-type="float">
            <text:p>93,1596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0.646" calcext:value-type="float">
            <text:p>100,646</text:p>
          </table:table-cell>
        </table:table-row>
        <table:table-row table:style-name="ro1">
          <table:table-cell office:value-type="float" office:value="241.038" calcext:value-type="float">
            <text:p>241,038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97.5794" calcext:value-type="float">
            <text:p>97,5794</text:p>
          </table:table-cell>
        </table:table-row>
        <table:table-row table:style-name="ro1">
          <table:table-cell office:value-type="float" office:value="547.086" calcext:value-type="float">
            <text:p>547,086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9.5439" calcext:value-type="float">
            <text:p>99,5439</text:p>
          </table:table-cell>
        </table:table-row>
        <table:table-row table:style-name="ro1">
          <table:table-cell office:value-type="float" office:value="588.375" calcext:value-type="float">
            <text:p>588,375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95.0383" calcext:value-type="float">
            <text:p>95,0383</text:p>
          </table:table-cell>
        </table:table-row>
        <table:table-row table:style-name="ro1">
          <table:table-cell office:value-type="float" office:value="441.305" calcext:value-type="float">
            <text:p>441,305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7.8287" calcext:value-type="float">
            <text:p>97,8287</text:p>
          </table:table-cell>
        </table:table-row>
        <table:table-row table:style-name="ro1">
          <table:table-cell office:value-type="float" office:value="263.406" calcext:value-type="float">
            <text:p>263,406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4.8794" calcext:value-type="float">
            <text:p>94,8794</text:p>
          </table:table-cell>
        </table:table-row>
        <table:table-row table:style-name="ro1">
          <table:table-cell office:value-type="float" office:value="815.51" calcext:value-type="float">
            <text:p>815,51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7.5901" calcext:value-type="float">
            <text:p>97,5901</text:p>
          </table:table-cell>
        </table:table-row>
        <table:table-row table:style-name="ro1">
          <table:table-cell office:value-type="float" office:value="437.464" calcext:value-type="float">
            <text:p>437,464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0.327" calcext:value-type="float">
            <text:p>100,327</text:p>
          </table:table-cell>
        </table:table-row>
        <table:table-row table:style-name="ro1">
          <table:table-cell office:value-type="float" office:value="264.604" calcext:value-type="float">
            <text:p>264,604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0.291" calcext:value-type="float">
            <text:p>100,291</text:p>
          </table:table-cell>
        </table:table-row>
        <table:table-row table:style-name="ro1">
          <table:table-cell office:value-type="float" office:value="418.76" calcext:value-type="float">
            <text:p>418,76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104.156" calcext:value-type="float">
            <text:p>104,156</text:p>
          </table:table-cell>
        </table:table-row>
        <table:table-row table:style-name="ro1">
          <table:table-cell office:value-type="float" office:value="657.048" calcext:value-type="float">
            <text:p>657,048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5.9212" calcext:value-type="float">
            <text:p>95,9212</text:p>
          </table:table-cell>
        </table:table-row>
        <table:table-row table:style-name="ro1">
          <table:table-cell office:value-type="float" office:value="10.3295" calcext:value-type="float">
            <text:p>10,32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93.2607" calcext:value-type="float">
            <text:p>93,2607</text:p>
          </table:table-cell>
        </table:table-row>
        <table:table-row table:style-name="ro1">
          <table:table-cell office:value-type="float" office:value="265.213" calcext:value-type="float">
            <text:p>265,213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98.8096" calcext:value-type="float">
            <text:p>98,8096</text:p>
          </table:table-cell>
        </table:table-row>
        <table:table-row table:style-name="ro1">
          <table:table-cell office:value-type="float" office:value="712.664" calcext:value-type="float">
            <text:p>712,664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98.8726" calcext:value-type="float">
            <text:p>98,8726</text:p>
          </table:table-cell>
        </table:table-row>
        <table:table-row table:style-name="ro1">
          <table:table-cell office:value-type="float" office:value="605.61" calcext:value-type="float">
            <text:p>605,61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5.5872" calcext:value-type="float">
            <text:p>95,5872</text:p>
          </table:table-cell>
        </table:table-row>
        <table:table-row table:style-name="ro1">
          <table:table-cell office:value-type="float" office:value="237.935" calcext:value-type="float">
            <text:p>237,935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16.059" calcext:value-type="float">
            <text:p>116,059</text:p>
          </table:table-cell>
        </table:table-row>
        <table:table-row table:style-name="ro1">
          <table:table-cell office:value-type="float" office:value="633.722" calcext:value-type="float">
            <text:p>633,722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6.5707" calcext:value-type="float">
            <text:p>96,5707</text:p>
          </table:table-cell>
        </table:table-row>
        <table:table-row table:style-name="ro1">
          <table:table-cell office:value-type="float" office:value="136.972" calcext:value-type="float">
            <text:p>136,972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95.7111" calcext:value-type="float">
            <text:p>95,7111</text:p>
          </table:table-cell>
        </table:table-row>
        <table:table-row table:style-name="ro1">
          <table:table-cell office:value-type="float" office:value="459.51" calcext:value-type="float">
            <text:p>459,51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9.8911" calcext:value-type="float">
            <text:p>99,8911</text:p>
          </table:table-cell>
        </table:table-row>
        <table:table-row table:style-name="ro1">
          <table:table-cell office:value-type="float" office:value="617.25" calcext:value-type="float">
            <text:p>617,25</text:p>
          </table:table-cell>
          <table:table-cell/>
          <table:table-cell office:value-type="float" office:value="526" calcext:value-type="float">
            <text:p>526</text:p>
          </table:table-cell>
          <table:table-cell/>
          <table:table-cell office:value-type="float" office:value="101.532" calcext:value-type="float">
            <text:p>101,532</text:p>
          </table:table-cell>
        </table:table-row>
        <table:table-row table:style-name="ro1">
          <table:table-cell office:value-type="float" office:value="632.296" calcext:value-type="float">
            <text:p>632,296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float" office:value="107.593" calcext:value-type="float">
            <text:p>107,593</text:p>
          </table:table-cell>
        </table:table-row>
        <table:table-row table:style-name="ro1">
          <table:table-cell office:value-type="float" office:value="230.541" calcext:value-type="float">
            <text:p>230,541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float" office:value="96.5249" calcext:value-type="float">
            <text:p>96,5249</text:p>
          </table:table-cell>
        </table:table-row>
        <table:table-row table:style-name="ro1">
          <table:table-cell office:value-type="float" office:value="512.235" calcext:value-type="float">
            <text:p>512,235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104.195" calcext:value-type="float">
            <text:p>104,195</text:p>
          </table:table-cell>
        </table:table-row>
        <table:table-row table:style-name="ro1">
          <table:table-cell office:value-type="float" office:value="855.687" calcext:value-type="float">
            <text:p>855,687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9.8424" calcext:value-type="float">
            <text:p>99,8424</text:p>
          </table:table-cell>
        </table:table-row>
        <table:table-row table:style-name="ro1">
          <table:table-cell office:value-type="float" office:value="486.755" calcext:value-type="float">
            <text:p>486,755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113.413" calcext:value-type="float">
            <text:p>113,413</text:p>
          </table:table-cell>
        </table:table-row>
        <table:table-row table:style-name="ro1">
          <table:table-cell office:value-type="float" office:value="663.998" calcext:value-type="float">
            <text:p>663,998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94.4507" calcext:value-type="float">
            <text:p>94,4507</text:p>
          </table:table-cell>
        </table:table-row>
        <table:table-row table:style-name="ro1">
          <table:table-cell office:value-type="float" office:value="593.651" calcext:value-type="float">
            <text:p>593,651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105.873" calcext:value-type="float">
            <text:p>105,873</text:p>
          </table:table-cell>
        </table:table-row>
        <table:table-row table:style-name="ro1">
          <table:table-cell office:value-type="float" office:value="758.375" calcext:value-type="float">
            <text:p>758,375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2.826" calcext:value-type="float">
            <text:p>102,826</text:p>
          </table:table-cell>
        </table:table-row>
        <table:table-row table:style-name="ro1">
          <table:table-cell office:value-type="float" office:value="994.056" calcext:value-type="float">
            <text:p>994,056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105.12" calcext:value-type="float">
            <text:p>105,12</text:p>
          </table:table-cell>
        </table:table-row>
        <table:table-row table:style-name="ro1">
          <table:table-cell office:value-type="float" office:value="835.312" calcext:value-type="float">
            <text:p>835,312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float" office:value="103.569" calcext:value-type="float">
            <text:p>103,569</text:p>
          </table:table-cell>
        </table:table-row>
        <table:table-row table:style-name="ro1">
          <table:table-cell office:value-type="float" office:value="656.975" calcext:value-type="float">
            <text:p>656,975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float" office:value="105.789" calcext:value-type="float">
            <text:p>105,789</text:p>
          </table:table-cell>
        </table:table-row>
        <table:table-row table:style-name="ro1">
          <table:table-cell office:value-type="float" office:value="54.9405" calcext:value-type="float">
            <text:p>54,9405</text:p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float" office:value="97.7349" calcext:value-type="float">
            <text:p>97,7349</text:p>
          </table:table-cell>
        </table:table-row>
        <table:table-row table:style-name="ro1">
          <table:table-cell office:value-type="float" office:value="282.461" calcext:value-type="float">
            <text:p>282,461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2.739" calcext:value-type="float">
            <text:p>102,739</text:p>
          </table:table-cell>
        </table:table-row>
        <table:table-row table:style-name="ro1">
          <table:table-cell office:value-type="float" office:value="525.444" calcext:value-type="float">
            <text:p>525,444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100.027" calcext:value-type="float">
            <text:p>100,027</text:p>
          </table:table-cell>
        </table:table-row>
        <table:table-row table:style-name="ro1">
          <table:table-cell office:value-type="float" office:value="712.279" calcext:value-type="float">
            <text:p>712,279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float" office:value="101.619" calcext:value-type="float">
            <text:p>101,619</text:p>
          </table:table-cell>
        </table:table-row>
        <table:table-row table:style-name="ro1">
          <table:table-cell office:value-type="float" office:value="552.527" calcext:value-type="float">
            <text:p>552,527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05.274" calcext:value-type="float">
            <text:p>105,274</text:p>
          </table:table-cell>
        </table:table-row>
        <table:table-row table:style-name="ro1">
          <table:table-cell office:value-type="float" office:value="215.253" calcext:value-type="float">
            <text:p>215,253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97.8347" calcext:value-type="float">
            <text:p>97,8347</text:p>
          </table:table-cell>
        </table:table-row>
        <table:table-row table:style-name="ro1">
          <table:table-cell office:value-type="float" office:value="297.538" calcext:value-type="float">
            <text:p>297,538</text:p>
          </table:table-cell>
          <table:table-cell/>
          <table:table-cell office:value-type="float" office:value="461" calcext:value-type="float">
            <text:p>461</text:p>
          </table:table-cell>
          <table:table-cell/>
          <table:table-cell office:value-type="float" office:value="96.8934" calcext:value-type="float">
            <text:p>96,8934</text:p>
          </table:table-cell>
        </table:table-row>
        <table:table-row table:style-name="ro1">
          <table:table-cell office:value-type="float" office:value="678.429" calcext:value-type="float">
            <text:p>678,429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100.986" calcext:value-type="float">
            <text:p>100,986</text:p>
          </table:table-cell>
        </table:table-row>
        <table:table-row table:style-name="ro1">
          <table:table-cell office:value-type="float" office:value="504.723" calcext:value-type="float">
            <text:p>504,723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1.426" calcext:value-type="float">
            <text:p>101,426</text:p>
          </table:table-cell>
        </table:table-row>
        <table:table-row table:style-name="ro1">
          <table:table-cell office:value-type="float" office:value="59.9029" calcext:value-type="float">
            <text:p>59,9029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7.844" calcext:value-type="float">
            <text:p>107,844</text:p>
          </table:table-cell>
        </table:table-row>
        <table:table-row table:style-name="ro1">
          <table:table-cell office:value-type="float" office:value="917.138" calcext:value-type="float">
            <text:p>917,138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97.7289" calcext:value-type="float">
            <text:p>97,7289</text:p>
          </table:table-cell>
        </table:table-row>
        <table:table-row table:style-name="ro1">
          <table:table-cell office:value-type="float" office:value="991.174" calcext:value-type="float">
            <text:p>991,174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98.0074" calcext:value-type="float">
            <text:p>98,0074</text:p>
          </table:table-cell>
        </table:table-row>
        <table:table-row table:style-name="ro1">
          <table:table-cell office:value-type="float" office:value="439.301" calcext:value-type="float">
            <text:p>439,301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4.4785" calcext:value-type="float">
            <text:p>94,4785</text:p>
          </table:table-cell>
        </table:table-row>
        <table:table-row table:style-name="ro1">
          <table:table-cell office:value-type="float" office:value="966.027" calcext:value-type="float">
            <text:p>966,027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99.8426" calcext:value-type="float">
            <text:p>99,8426</text:p>
          </table:table-cell>
        </table:table-row>
        <table:table-row table:style-name="ro1">
          <table:table-cell office:value-type="float" office:value="580.515" calcext:value-type="float">
            <text:p>580,515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97.0511" calcext:value-type="float">
            <text:p>97,0511</text:p>
          </table:table-cell>
        </table:table-row>
        <table:table-row table:style-name="ro1">
          <table:table-cell office:value-type="float" office:value="86.0952" calcext:value-type="float">
            <text:p>86,0952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3.3466" calcext:value-type="float">
            <text:p>93,3466</text:p>
          </table:table-cell>
        </table:table-row>
        <table:table-row table:style-name="ro1">
          <table:table-cell office:value-type="float" office:value="865.336" calcext:value-type="float">
            <text:p>865,336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4.038" calcext:value-type="float">
            <text:p>104,038</text:p>
          </table:table-cell>
        </table:table-row>
        <table:table-row table:style-name="ro1">
          <table:table-cell office:value-type="float" office:value="917.893" calcext:value-type="float">
            <text:p>917,893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9.0844" calcext:value-type="float">
            <text:p>99,0844</text:p>
          </table:table-cell>
        </table:table-row>
        <table:table-row table:style-name="ro1">
          <table:table-cell office:value-type="float" office:value="362.406" calcext:value-type="float">
            <text:p>362,406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02.163" calcext:value-type="float">
            <text:p>102,163</text:p>
          </table:table-cell>
        </table:table-row>
        <table:table-row table:style-name="ro1">
          <table:table-cell office:value-type="float" office:value="171.04" calcext:value-type="float">
            <text:p>171,04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8.6696" calcext:value-type="float">
            <text:p>98,6696</text:p>
          </table:table-cell>
        </table:table-row>
        <table:table-row table:style-name="ro1">
          <table:table-cell office:value-type="float" office:value="726.48" calcext:value-type="float">
            <text:p>726,48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5.3583" calcext:value-type="float">
            <text:p>95,3583</text:p>
          </table:table-cell>
        </table:table-row>
        <table:table-row table:style-name="ro1">
          <table:table-cell office:value-type="float" office:value="852.481" calcext:value-type="float">
            <text:p>852,48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7.6689" calcext:value-type="float">
            <text:p>97,6689</text:p>
          </table:table-cell>
        </table:table-row>
        <table:table-row table:style-name="ro1">
          <table:table-cell office:value-type="float" office:value="514.631" calcext:value-type="float">
            <text:p>514,631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3.696" calcext:value-type="float">
            <text:p>103,696</text:p>
          </table:table-cell>
        </table:table-row>
        <table:table-row table:style-name="ro1">
          <table:table-cell office:value-type="float" office:value="645.798" calcext:value-type="float">
            <text:p>645,798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7.3629" calcext:value-type="float">
            <text:p>97,3629</text:p>
          </table:table-cell>
        </table:table-row>
        <table:table-row table:style-name="ro1">
          <table:table-cell office:value-type="float" office:value="770.993" calcext:value-type="float">
            <text:p>770,993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96.9592" calcext:value-type="float">
            <text:p>96,9592</text:p>
          </table:table-cell>
        </table:table-row>
        <table:table-row table:style-name="ro1">
          <table:table-cell office:value-type="float" office:value="740.62" calcext:value-type="float">
            <text:p>740,62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1.602" calcext:value-type="float">
            <text:p>101,602</text:p>
          </table:table-cell>
        </table:table-row>
        <table:table-row table:style-name="ro1">
          <table:table-cell office:value-type="float" office:value="105.392" calcext:value-type="float">
            <text:p>105,392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9.0075" calcext:value-type="float">
            <text:p>99,0075</text:p>
          </table:table-cell>
        </table:table-row>
        <table:table-row table:style-name="ro1">
          <table:table-cell office:value-type="float" office:value="580.269" calcext:value-type="float">
            <text:p>580,269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4.405" calcext:value-type="float">
            <text:p>104,405</text:p>
          </table:table-cell>
        </table:table-row>
        <table:table-row table:style-name="ro1">
          <table:table-cell office:value-type="float" office:value="689.122" calcext:value-type="float">
            <text:p>689,122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102.108" calcext:value-type="float">
            <text:p>102,108</text:p>
          </table:table-cell>
        </table:table-row>
        <table:table-row table:style-name="ro1">
          <table:table-cell office:value-type="float" office:value="523.899" calcext:value-type="float">
            <text:p>523,899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01.775" calcext:value-type="float">
            <text:p>101,775</text:p>
          </table:table-cell>
        </table:table-row>
        <table:table-row table:style-name="ro1">
          <table:table-cell office:value-type="float" office:value="75.4576" calcext:value-type="float">
            <text:p>75,4576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4.7092" calcext:value-type="float">
            <text:p>94,7092</text:p>
          </table:table-cell>
        </table:table-row>
        <table:table-row table:style-name="ro1">
          <table:table-cell office:value-type="float" office:value="366.806" calcext:value-type="float">
            <text:p>366,806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106.264" calcext:value-type="float">
            <text:p>106,264</text:p>
          </table:table-cell>
        </table:table-row>
        <table:table-row table:style-name="ro1">
          <table:table-cell office:value-type="float" office:value="66.4312" calcext:value-type="float">
            <text:p>66,4312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89.351" calcext:value-type="float">
            <text:p>89,351</text:p>
          </table:table-cell>
        </table:table-row>
        <table:table-row table:style-name="ro1">
          <table:table-cell office:value-type="float" office:value="960.022" calcext:value-type="float">
            <text:p>960,022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92.7231" calcext:value-type="float">
            <text:p>92,7231</text:p>
          </table:table-cell>
        </table:table-row>
        <table:table-row table:style-name="ro1">
          <table:table-cell office:value-type="float" office:value="74.9006" calcext:value-type="float">
            <text:p>74,9006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100.737" calcext:value-type="float">
            <text:p>100,737</text:p>
          </table:table-cell>
        </table:table-row>
        <table:table-row table:style-name="ro1">
          <table:table-cell office:value-type="float" office:value="491.995" calcext:value-type="float">
            <text:p>491,9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98.6293" calcext:value-type="float">
            <text:p>98,6293</text:p>
          </table:table-cell>
        </table:table-row>
        <table:table-row table:style-name="ro1">
          <table:table-cell office:value-type="float" office:value="543.197" calcext:value-type="float">
            <text:p>543,197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97.2388" calcext:value-type="float">
            <text:p>97,2388</text:p>
          </table:table-cell>
        </table:table-row>
        <table:table-row table:style-name="ro1">
          <table:table-cell office:value-type="float" office:value="176.95" calcext:value-type="float">
            <text:p>176,95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110.445" calcext:value-type="float">
            <text:p>110,445</text:p>
          </table:table-cell>
        </table:table-row>
        <table:table-row table:style-name="ro1">
          <table:table-cell office:value-type="float" office:value="872.161" calcext:value-type="float">
            <text:p>872,161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float" office:value="94.0288" calcext:value-type="float">
            <text:p>94,0288</text:p>
          </table:table-cell>
        </table:table-row>
        <table:table-row table:style-name="ro1">
          <table:table-cell office:value-type="float" office:value="452.092" calcext:value-type="float">
            <text:p>452,092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100.909" calcext:value-type="float">
            <text:p>100,909</text:p>
          </table:table-cell>
        </table:table-row>
        <table:table-row table:style-name="ro1">
          <table:table-cell office:value-type="float" office:value="571.371" calcext:value-type="float">
            <text:p>571,371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94.4586" calcext:value-type="float">
            <text:p>94,4586</text:p>
          </table:table-cell>
        </table:table-row>
        <table:table-row table:style-name="ro1">
          <table:table-cell office:value-type="float" office:value="81.9103" calcext:value-type="float">
            <text:p>81,9103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4.5752" calcext:value-type="float">
            <text:p>94,5752</text:p>
          </table:table-cell>
        </table:table-row>
        <table:table-row table:style-name="ro1">
          <table:table-cell office:value-type="float" office:value="481.009" calcext:value-type="float">
            <text:p>481,009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4.762" calcext:value-type="float">
            <text:p>104,762</text:p>
          </table:table-cell>
        </table:table-row>
        <table:table-row table:style-name="ro1">
          <table:table-cell office:value-type="float" office:value="134.703" calcext:value-type="float">
            <text:p>134,703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6.578" calcext:value-type="float">
            <text:p>106,578</text:p>
          </table:table-cell>
        </table:table-row>
        <table:table-row table:style-name="ro1">
          <table:table-cell office:value-type="float" office:value="96.051" calcext:value-type="float">
            <text:p>96,051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97.9467" calcext:value-type="float">
            <text:p>97,9467</text:p>
          </table:table-cell>
        </table:table-row>
        <table:table-row table:style-name="ro1">
          <table:table-cell office:value-type="float" office:value="729.273" calcext:value-type="float">
            <text:p>729,273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103.036" calcext:value-type="float">
            <text:p>103,036</text:p>
          </table:table-cell>
        </table:table-row>
        <table:table-row table:style-name="ro1">
          <table:table-cell office:value-type="float" office:value="251.372" calcext:value-type="float">
            <text:p>251,372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5.686" calcext:value-type="float">
            <text:p>105,686</text:p>
          </table:table-cell>
        </table:table-row>
        <table:table-row table:style-name="ro1">
          <table:table-cell office:value-type="float" office:value="854.314" calcext:value-type="float">
            <text:p>854,314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102.726" calcext:value-type="float">
            <text:p>102,726</text:p>
          </table:table-cell>
        </table:table-row>
        <table:table-row table:style-name="ro1">
          <table:table-cell office:value-type="float" office:value="460.687" calcext:value-type="float">
            <text:p>460,687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106.582" calcext:value-type="float">
            <text:p>106,582</text:p>
          </table:table-cell>
        </table:table-row>
        <table:table-row table:style-name="ro1">
          <table:table-cell office:value-type="float" office:value="387.107" calcext:value-type="float">
            <text:p>387,107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91.6402" calcext:value-type="float">
            <text:p>91,6402</text:p>
          </table:table-cell>
        </table:table-row>
        <table:table-row table:style-name="ro1">
          <table:table-cell office:value-type="float" office:value="472.998" calcext:value-type="float">
            <text:p>472,998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5.555" calcext:value-type="float">
            <text:p>105,555</text:p>
          </table:table-cell>
        </table:table-row>
        <table:table-row table:style-name="ro1">
          <table:table-cell office:value-type="float" office:value="48.9252" calcext:value-type="float">
            <text:p>48,9252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98.0564" calcext:value-type="float">
            <text:p>98,0564</text:p>
          </table:table-cell>
        </table:table-row>
        <table:table-row table:style-name="ro1">
          <table:table-cell office:value-type="float" office:value="144.178" calcext:value-type="float">
            <text:p>144,178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89.4658" calcext:value-type="float">
            <text:p>89,4658</text:p>
          </table:table-cell>
        </table:table-row>
        <table:table-row table:style-name="ro1">
          <table:table-cell office:value-type="float" office:value="350.718" calcext:value-type="float">
            <text:p>350,718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08.349" calcext:value-type="float">
            <text:p>108,349</text:p>
          </table:table-cell>
        </table:table-row>
        <table:table-row table:style-name="ro1">
          <table:table-cell office:value-type="float" office:value="146.337" calcext:value-type="float">
            <text:p>146,337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01.224" calcext:value-type="float">
            <text:p>101,224</text:p>
          </table:table-cell>
        </table:table-row>
        <table:table-row table:style-name="ro1">
          <table:table-cell office:value-type="float" office:value="499.481" calcext:value-type="float">
            <text:p>499,481</text:p>
          </table:table-cell>
          <table:table-cell/>
          <table:table-cell office:value-type="float" office:value="526" calcext:value-type="float">
            <text:p>526</text:p>
          </table:table-cell>
          <table:table-cell/>
          <table:table-cell office:value-type="float" office:value="99.7656" calcext:value-type="float">
            <text:p>99,7656</text:p>
          </table:table-cell>
        </table:table-row>
        <table:table-row table:style-name="ro1">
          <table:table-cell office:value-type="float" office:value="554.171" calcext:value-type="float">
            <text:p>554,171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11.144" calcext:value-type="float">
            <text:p>111,144</text:p>
          </table:table-cell>
        </table:table-row>
        <table:table-row table:style-name="ro1">
          <table:table-cell office:value-type="float" office:value="415.053" calcext:value-type="float">
            <text:p>415,053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99.2191" calcext:value-type="float">
            <text:p>99,2191</text:p>
          </table:table-cell>
        </table:table-row>
        <table:table-row table:style-name="ro1">
          <table:table-cell office:value-type="float" office:value="76.7834" calcext:value-type="float">
            <text:p>76,7834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97.8105" calcext:value-type="float">
            <text:p>97,8105</text:p>
          </table:table-cell>
        </table:table-row>
        <table:table-row table:style-name="ro1">
          <table:table-cell office:value-type="float" office:value="235.253" calcext:value-type="float">
            <text:p>235,253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99.8881" calcext:value-type="float">
            <text:p>99,8881</text:p>
          </table:table-cell>
        </table:table-row>
        <table:table-row table:style-name="ro1">
          <table:table-cell office:value-type="float" office:value="385.498" calcext:value-type="float">
            <text:p>385,498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103.625" calcext:value-type="float">
            <text:p>103,625</text:p>
          </table:table-cell>
        </table:table-row>
        <table:table-row table:style-name="ro1">
          <table:table-cell office:value-type="float" office:value="664.78" calcext:value-type="float">
            <text:p>664,78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97.2425" calcext:value-type="float">
            <text:p>97,2425</text:p>
          </table:table-cell>
        </table:table-row>
        <table:table-row table:style-name="ro1">
          <table:table-cell office:value-type="float" office:value="722.772" calcext:value-type="float">
            <text:p>722,772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0.49" calcext:value-type="float">
            <text:p>100,49</text:p>
          </table:table-cell>
        </table:table-row>
        <table:table-row table:style-name="ro1">
          <table:table-cell office:value-type="float" office:value="947.048" calcext:value-type="float">
            <text:p>947,048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04.716" calcext:value-type="float">
            <text:p>104,716</text:p>
          </table:table-cell>
        </table:table-row>
        <table:table-row table:style-name="ro1">
          <table:table-cell office:value-type="float" office:value="282.692" calcext:value-type="float">
            <text:p>282,692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float" office:value="99.4445" calcext:value-type="float">
            <text:p>99,4445</text:p>
          </table:table-cell>
        </table:table-row>
        <table:table-row table:style-name="ro1">
          <table:table-cell office:value-type="float" office:value="643.783" calcext:value-type="float">
            <text:p>643,783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1.2698" calcext:value-type="float">
            <text:p>91,2698</text:p>
          </table:table-cell>
        </table:table-row>
        <table:table-row table:style-name="ro1">
          <table:table-cell office:value-type="float" office:value="651.238" calcext:value-type="float">
            <text:p>651,238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7.603" calcext:value-type="float">
            <text:p>97,603</text:p>
          </table:table-cell>
        </table:table-row>
        <table:table-row table:style-name="ro1">
          <table:table-cell office:value-type="float" office:value="352.98" calcext:value-type="float">
            <text:p>352,98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98.7571" calcext:value-type="float">
            <text:p>98,7571</text:p>
          </table:table-cell>
        </table:table-row>
        <table:table-row table:style-name="ro1">
          <table:table-cell office:value-type="float" office:value="638.871" calcext:value-type="float">
            <text:p>638,871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110.485" calcext:value-type="float">
            <text:p>110,485</text:p>
          </table:table-cell>
        </table:table-row>
        <table:table-row table:style-name="ro1">
          <table:table-cell office:value-type="float" office:value="771.575" calcext:value-type="float">
            <text:p>771,57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9.3201" calcext:value-type="float">
            <text:p>99,3201</text:p>
          </table:table-cell>
        </table:table-row>
        <table:table-row table:style-name="ro1">
          <table:table-cell office:value-type="float" office:value="481.558" calcext:value-type="float">
            <text:p>481,558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7.4587" calcext:value-type="float">
            <text:p>97,4587</text:p>
          </table:table-cell>
        </table:table-row>
        <table:table-row table:style-name="ro1">
          <table:table-cell office:value-type="float" office:value="132.12" calcext:value-type="float">
            <text:p>132,12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95.561" calcext:value-type="float">
            <text:p>95,561</text:p>
          </table:table-cell>
        </table:table-row>
        <table:table-row table:style-name="ro1">
          <table:table-cell office:value-type="float" office:value="319.485" calcext:value-type="float">
            <text:p>319,48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103.905" calcext:value-type="float">
            <text:p>103,905</text:p>
          </table:table-cell>
        </table:table-row>
        <table:table-row table:style-name="ro1">
          <table:table-cell office:value-type="float" office:value="397.492" calcext:value-type="float">
            <text:p>397,492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98.4284" calcext:value-type="float">
            <text:p>98,4284</text:p>
          </table:table-cell>
        </table:table-row>
        <table:table-row table:style-name="ro1">
          <table:table-cell office:value-type="float" office:value="824.641" calcext:value-type="float">
            <text:p>824,641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95.5979" calcext:value-type="float">
            <text:p>95,5979</text:p>
          </table:table-cell>
        </table:table-row>
        <table:table-row table:style-name="ro1">
          <table:table-cell office:value-type="float" office:value="971.915" calcext:value-type="float">
            <text:p>971,91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11.094" calcext:value-type="float">
            <text:p>111,094</text:p>
          </table:table-cell>
        </table:table-row>
        <table:table-row table:style-name="ro1">
          <table:table-cell office:value-type="float" office:value="462.965" calcext:value-type="float">
            <text:p>462,965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8.709" calcext:value-type="float">
            <text:p>98,709</text:p>
          </table:table-cell>
        </table:table-row>
        <table:table-row table:style-name="ro1">
          <table:table-cell office:value-type="float" office:value="604.248" calcext:value-type="float">
            <text:p>604,248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7.1939" calcext:value-type="float">
            <text:p>97,1939</text:p>
          </table:table-cell>
        </table:table-row>
        <table:table-row table:style-name="ro1">
          <table:table-cell office:value-type="float" office:value="170.26" calcext:value-type="float">
            <text:p>170,26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9.782" calcext:value-type="float">
            <text:p>109,782</text:p>
          </table:table-cell>
        </table:table-row>
        <table:table-row table:style-name="ro1">
          <table:table-cell office:value-type="float" office:value="94.3545" calcext:value-type="float">
            <text:p>94,3545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8.6938" calcext:value-type="float">
            <text:p>98,6938</text:p>
          </table:table-cell>
        </table:table-row>
        <table:table-row table:style-name="ro1">
          <table:table-cell office:value-type="float" office:value="147.624" calcext:value-type="float">
            <text:p>147,624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1.727" calcext:value-type="float">
            <text:p>101,727</text:p>
          </table:table-cell>
        </table:table-row>
        <table:table-row table:style-name="ro1">
          <table:table-cell office:value-type="float" office:value="667.605" calcext:value-type="float">
            <text:p>667,60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9.4729" calcext:value-type="float">
            <text:p>99,4729</text:p>
          </table:table-cell>
        </table:table-row>
        <table:table-row table:style-name="ro1">
          <table:table-cell office:value-type="float" office:value="548.503" calcext:value-type="float">
            <text:p>548,503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93.8908" calcext:value-type="float">
            <text:p>93,8908</text:p>
          </table:table-cell>
        </table:table-row>
        <table:table-row table:style-name="ro1">
          <table:table-cell office:value-type="float" office:value="216.706" calcext:value-type="float">
            <text:p>216,706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95.6737" calcext:value-type="float">
            <text:p>95,6737</text:p>
          </table:table-cell>
        </table:table-row>
        <table:table-row table:style-name="ro1">
          <table:table-cell office:value-type="float" office:value="538.818" calcext:value-type="float">
            <text:p>538,818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103.546" calcext:value-type="float">
            <text:p>103,546</text:p>
          </table:table-cell>
        </table:table-row>
        <table:table-row table:style-name="ro1">
          <table:table-cell office:value-type="float" office:value="491.156" calcext:value-type="float">
            <text:p>491,156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7.439" calcext:value-type="float">
            <text:p>107,439</text:p>
          </table:table-cell>
        </table:table-row>
        <table:table-row table:style-name="ro1">
          <table:table-cell office:value-type="float" office:value="251.599" calcext:value-type="float">
            <text:p>251,599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01.138" calcext:value-type="float">
            <text:p>101,138</text:p>
          </table:table-cell>
        </table:table-row>
        <table:table-row table:style-name="ro1">
          <table:table-cell office:value-type="float" office:value="185.806" calcext:value-type="float">
            <text:p>185,806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100.139" calcext:value-type="float">
            <text:p>100,139</text:p>
          </table:table-cell>
        </table:table-row>
        <table:table-row table:style-name="ro1">
          <table:table-cell office:value-type="float" office:value="386.959" calcext:value-type="float">
            <text:p>386,959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99.8388" calcext:value-type="float">
            <text:p>99,8388</text:p>
          </table:table-cell>
        </table:table-row>
        <table:table-row table:style-name="ro1">
          <table:table-cell office:value-type="float" office:value="281.514" calcext:value-type="float">
            <text:p>281,514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01.535" calcext:value-type="float">
            <text:p>101,535</text:p>
          </table:table-cell>
        </table:table-row>
        <table:table-row table:style-name="ro1">
          <table:table-cell office:value-type="float" office:value="741.438" calcext:value-type="float">
            <text:p>741,438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94.6922" calcext:value-type="float">
            <text:p>94,6922</text:p>
          </table:table-cell>
        </table:table-row>
        <table:table-row table:style-name="ro1">
          <table:table-cell office:value-type="float" office:value="813.23" calcext:value-type="float">
            <text:p>813,23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90.6292" calcext:value-type="float">
            <text:p>90,6292</text:p>
          </table:table-cell>
        </table:table-row>
        <table:table-row table:style-name="ro1">
          <table:table-cell office:value-type="float" office:value="942.521" calcext:value-type="float">
            <text:p>942,521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97.9528" calcext:value-type="float">
            <text:p>97,9528</text:p>
          </table:table-cell>
        </table:table-row>
        <table:table-row table:style-name="ro1">
          <table:table-cell office:value-type="float" office:value="189.866" calcext:value-type="float">
            <text:p>189,866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102.12" calcext:value-type="float">
            <text:p>102,12</text:p>
          </table:table-cell>
        </table:table-row>
        <table:table-row table:style-name="ro1">
          <table:table-cell office:value-type="float" office:value="805.467" calcext:value-type="float">
            <text:p>805,467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108.021" calcext:value-type="float">
            <text:p>108,021</text:p>
          </table:table-cell>
        </table:table-row>
        <table:table-row table:style-name="ro1">
          <table:table-cell office:value-type="float" office:value="243.785" calcext:value-type="float">
            <text:p>243,785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3.005" calcext:value-type="float">
            <text:p>103,005</text:p>
          </table:table-cell>
        </table:table-row>
        <table:table-row table:style-name="ro1">
          <table:table-cell office:value-type="float" office:value="880.736" calcext:value-type="float">
            <text:p>880,736</text:p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float" office:value="106.637" calcext:value-type="float">
            <text:p>106,637</text:p>
          </table:table-cell>
        </table:table-row>
        <table:table-row table:style-name="ro1">
          <table:table-cell office:value-type="float" office:value="126.104" calcext:value-type="float">
            <text:p>126,104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7.1672" calcext:value-type="float">
            <text:p>97,1672</text:p>
          </table:table-cell>
        </table:table-row>
        <table:table-row table:style-name="ro1">
          <table:table-cell office:value-type="float" office:value="7.61196" calcext:value-type="float">
            <text:p>7,61196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90.4257" calcext:value-type="float">
            <text:p>90,4257</text:p>
          </table:table-cell>
        </table:table-row>
        <table:table-row table:style-name="ro1">
          <table:table-cell office:value-type="float" office:value="609.619" calcext:value-type="float">
            <text:p>609,619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108.688" calcext:value-type="float">
            <text:p>108,688</text:p>
          </table:table-cell>
        </table:table-row>
        <table:table-row table:style-name="ro1">
          <table:table-cell office:value-type="float" office:value="694.271" calcext:value-type="float">
            <text:p>694,271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01.242" calcext:value-type="float">
            <text:p>101,242</text:p>
          </table:table-cell>
        </table:table-row>
        <table:table-row table:style-name="ro1">
          <table:table-cell office:value-type="float" office:value="243.045" calcext:value-type="float">
            <text:p>243,045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07.08" calcext:value-type="float">
            <text:p>107,08</text:p>
          </table:table-cell>
        </table:table-row>
        <table:table-row table:style-name="ro1">
          <table:table-cell office:value-type="float" office:value="695.966" calcext:value-type="float">
            <text:p>695,966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7.0795" calcext:value-type="float">
            <text:p>97,0795</text:p>
          </table:table-cell>
        </table:table-row>
        <table:table-row table:style-name="ro1">
          <table:table-cell office:value-type="float" office:value="288.515" calcext:value-type="float">
            <text:p>288,515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9.0003" calcext:value-type="float">
            <text:p>99,0003</text:p>
          </table:table-cell>
        </table:table-row>
        <table:table-row table:style-name="ro1">
          <table:table-cell office:value-type="float" office:value="376.146" calcext:value-type="float">
            <text:p>376,146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100.76" calcext:value-type="float">
            <text:p>100,76</text:p>
          </table:table-cell>
        </table:table-row>
        <table:table-row table:style-name="ro1">
          <table:table-cell office:value-type="float" office:value="562.283" calcext:value-type="float">
            <text:p>562,283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5.4673" calcext:value-type="float">
            <text:p>95,4673</text:p>
          </table:table-cell>
        </table:table-row>
        <table:table-row table:style-name="ro1">
          <table:table-cell office:value-type="float" office:value="74.6672" calcext:value-type="float">
            <text:p>74,6672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99.9384" calcext:value-type="float">
            <text:p>99,9384</text:p>
          </table:table-cell>
        </table:table-row>
        <table:table-row table:style-name="ro1">
          <table:table-cell office:value-type="float" office:value="577.375" calcext:value-type="float">
            <text:p>577,375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4.4403" calcext:value-type="float">
            <text:p>94,4403</text:p>
          </table:table-cell>
        </table:table-row>
        <table:table-row table:style-name="ro1">
          <table:table-cell office:value-type="float" office:value="480.754" calcext:value-type="float">
            <text:p>480,754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1.845" calcext:value-type="float">
            <text:p>101,845</text:p>
          </table:table-cell>
        </table:table-row>
        <table:table-row table:style-name="ro1">
          <table:table-cell office:value-type="float" office:value="851.3" calcext:value-type="float">
            <text:p>851,3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95.7223" calcext:value-type="float">
            <text:p>95,7223</text:p>
          </table:table-cell>
        </table:table-row>
        <table:table-row table:style-name="ro1">
          <table:table-cell office:value-type="float" office:value="751.21" calcext:value-type="float">
            <text:p>751,21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5.726" calcext:value-type="float">
            <text:p>105,726</text:p>
          </table:table-cell>
        </table:table-row>
        <table:table-row table:style-name="ro1">
          <table:table-cell office:value-type="float" office:value="202.024" calcext:value-type="float">
            <text:p>202,024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float" office:value="103.508" calcext:value-type="float">
            <text:p>103,508</text:p>
          </table:table-cell>
        </table:table-row>
        <table:table-row table:style-name="ro1">
          <table:table-cell office:value-type="float" office:value="910.431" calcext:value-type="float">
            <text:p>910,431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3.6418" calcext:value-type="float">
            <text:p>93,6418</text:p>
          </table:table-cell>
        </table:table-row>
        <table:table-row table:style-name="ro1">
          <table:table-cell office:value-type="float" office:value="967.391" calcext:value-type="float">
            <text:p>967,391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1.278" calcext:value-type="float">
            <text:p>101,278</text:p>
          </table:table-cell>
        </table:table-row>
        <table:table-row table:style-name="ro1">
          <table:table-cell office:value-type="float" office:value="443.923" calcext:value-type="float">
            <text:p>443,923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104.048" calcext:value-type="float">
            <text:p>104,048</text:p>
          </table:table-cell>
        </table:table-row>
        <table:table-row table:style-name="ro1">
          <table:table-cell office:value-type="float" office:value="589.295" calcext:value-type="float">
            <text:p>589,29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90.4811" calcext:value-type="float">
            <text:p>90,4811</text:p>
          </table:table-cell>
        </table:table-row>
        <table:table-row table:style-name="ro1">
          <table:table-cell office:value-type="float" office:value="316.267" calcext:value-type="float">
            <text:p>316,267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02.712" calcext:value-type="float">
            <text:p>102,712</text:p>
          </table:table-cell>
        </table:table-row>
        <table:table-row table:style-name="ro1">
          <table:table-cell office:value-type="float" office:value="138.754" calcext:value-type="float">
            <text:p>138,754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0.631" calcext:value-type="float">
            <text:p>100,631</text:p>
          </table:table-cell>
        </table:table-row>
        <table:table-row table:style-name="ro1">
          <table:table-cell office:value-type="float" office:value="102.026" calcext:value-type="float">
            <text:p>102,026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6.8105" calcext:value-type="float">
            <text:p>96,8105</text:p>
          </table:table-cell>
        </table:table-row>
        <table:table-row table:style-name="ro1">
          <table:table-cell office:value-type="float" office:value="623.9" calcext:value-type="float">
            <text:p>623,9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4.3636" calcext:value-type="float">
            <text:p>94,3636</text:p>
          </table:table-cell>
        </table:table-row>
        <table:table-row table:style-name="ro1">
          <table:table-cell office:value-type="float" office:value="980.863" calcext:value-type="float">
            <text:p>980,863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104.695" calcext:value-type="float">
            <text:p>104,695</text:p>
          </table:table-cell>
        </table:table-row>
        <table:table-row table:style-name="ro1">
          <table:table-cell office:value-type="float" office:value="889.245" calcext:value-type="float">
            <text:p>889,245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98.3085" calcext:value-type="float">
            <text:p>98,3085</text:p>
          </table:table-cell>
        </table:table-row>
        <table:table-row table:style-name="ro1">
          <table:table-cell office:value-type="float" office:value="25.1301" calcext:value-type="float">
            <text:p>25,1301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float" office:value="96.9048" calcext:value-type="float">
            <text:p>96,9048</text:p>
          </table:table-cell>
        </table:table-row>
        <table:table-row table:style-name="ro1">
          <table:table-cell office:value-type="float" office:value="920.941" calcext:value-type="float">
            <text:p>920,941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108.642" calcext:value-type="float">
            <text:p>108,642</text:p>
          </table:table-cell>
        </table:table-row>
        <table:table-row table:style-name="ro1">
          <table:table-cell office:value-type="float" office:value="595.522" calcext:value-type="float">
            <text:p>595,522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2.621" calcext:value-type="float">
            <text:p>92,621</text:p>
          </table:table-cell>
        </table:table-row>
        <table:table-row table:style-name="ro1">
          <table:table-cell office:value-type="float" office:value="702.844" calcext:value-type="float">
            <text:p>702,844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float" office:value="103.446" calcext:value-type="float">
            <text:p>103,446</text:p>
          </table:table-cell>
        </table:table-row>
        <table:table-row table:style-name="ro1">
          <table:table-cell office:value-type="float" office:value="593.545" calcext:value-type="float">
            <text:p>593,54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1.8685" calcext:value-type="float">
            <text:p>91,8685</text:p>
          </table:table-cell>
        </table:table-row>
        <table:table-row table:style-name="ro1">
          <table:table-cell office:value-type="float" office:value="977.317" calcext:value-type="float">
            <text:p>977,317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103.87" calcext:value-type="float">
            <text:p>103,87</text:p>
          </table:table-cell>
        </table:table-row>
        <table:table-row table:style-name="ro1">
          <table:table-cell office:value-type="float" office:value="11.1051" calcext:value-type="float">
            <text:p>11,1051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1.184" calcext:value-type="float">
            <text:p>101,184</text:p>
          </table:table-cell>
        </table:table-row>
        <table:table-row table:style-name="ro1">
          <table:table-cell office:value-type="float" office:value="859.788" calcext:value-type="float">
            <text:p>859,788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03.717" calcext:value-type="float">
            <text:p>103,717</text:p>
          </table:table-cell>
        </table:table-row>
        <table:table-row table:style-name="ro1">
          <table:table-cell office:value-type="float" office:value="152.93" calcext:value-type="float">
            <text:p>152,93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102.12" calcext:value-type="float">
            <text:p>102,12</text:p>
          </table:table-cell>
        </table:table-row>
        <table:table-row table:style-name="ro1">
          <table:table-cell office:value-type="float" office:value="742.431" calcext:value-type="float">
            <text:p>742,431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100.759" calcext:value-type="float">
            <text:p>100,759</text:p>
          </table:table-cell>
        </table:table-row>
        <table:table-row table:style-name="ro1">
          <table:table-cell office:value-type="float" office:value="999.423" calcext:value-type="float">
            <text:p>999,423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101.064" calcext:value-type="float">
            <text:p>101,064</text:p>
          </table:table-cell>
        </table:table-row>
        <table:table-row table:style-name="ro1">
          <table:table-cell office:value-type="float" office:value="478.851" calcext:value-type="float">
            <text:p>478,851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float" office:value="100.15" calcext:value-type="float">
            <text:p>100,15</text:p>
          </table:table-cell>
        </table:table-row>
        <table:table-row table:style-name="ro1">
          <table:table-cell office:value-type="float" office:value="378.506" calcext:value-type="float">
            <text:p>378,506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0.74" calcext:value-type="float">
            <text:p>100,74</text:p>
          </table:table-cell>
        </table:table-row>
        <table:table-row table:style-name="ro1">
          <table:table-cell office:value-type="float" office:value="926.108" calcext:value-type="float">
            <text:p>926,108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03.708" calcext:value-type="float">
            <text:p>103,708</text:p>
          </table:table-cell>
        </table:table-row>
        <table:table-row table:style-name="ro1">
          <table:table-cell office:value-type="float" office:value="95.9023" calcext:value-type="float">
            <text:p>95,9023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8.431" calcext:value-type="float">
            <text:p>98,431</text:p>
          </table:table-cell>
        </table:table-row>
        <table:table-row table:style-name="ro1">
          <table:table-cell office:value-type="float" office:value="552.757" calcext:value-type="float">
            <text:p>552,757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109.491" calcext:value-type="float">
            <text:p>109,491</text:p>
          </table:table-cell>
        </table:table-row>
        <table:table-row table:style-name="ro1">
          <table:table-cell office:value-type="float" office:value="566.286" calcext:value-type="float">
            <text:p>566,286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9.6402" calcext:value-type="float">
            <text:p>99,6402</text:p>
          </table:table-cell>
        </table:table-row>
        <table:table-row table:style-name="ro1">
          <table:table-cell office:value-type="float" office:value="590.727" calcext:value-type="float">
            <text:p>590,727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6.4518" calcext:value-type="float">
            <text:p>96,4518</text:p>
          </table:table-cell>
        </table:table-row>
        <table:table-row table:style-name="ro1">
          <table:table-cell office:value-type="float" office:value="315.233" calcext:value-type="float">
            <text:p>315,233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6.3695" calcext:value-type="float">
            <text:p>96,3695</text:p>
          </table:table-cell>
        </table:table-row>
        <table:table-row table:style-name="ro1">
          <table:table-cell office:value-type="float" office:value="191.068" calcext:value-type="float">
            <text:p>191,068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102.256" calcext:value-type="float">
            <text:p>102,256</text:p>
          </table:table-cell>
        </table:table-row>
        <table:table-row table:style-name="ro1">
          <table:table-cell office:value-type="float" office:value="671.669" calcext:value-type="float">
            <text:p>671,669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106.556" calcext:value-type="float">
            <text:p>106,556</text:p>
          </table:table-cell>
        </table:table-row>
        <table:table-row table:style-name="ro1">
          <table:table-cell office:value-type="float" office:value="961.241" calcext:value-type="float">
            <text:p>961,241</text:p>
          </table:table-cell>
          <table:table-cell/>
          <table:table-cell office:value-type="float" office:value="532" calcext:value-type="float">
            <text:p>532</text:p>
          </table:table-cell>
          <table:table-cell/>
          <table:table-cell office:value-type="float" office:value="99.7753" calcext:value-type="float">
            <text:p>99,7753</text:p>
          </table:table-cell>
        </table:table-row>
        <table:table-row table:style-name="ro1">
          <table:table-cell office:value-type="float" office:value="317.461" calcext:value-type="float">
            <text:p>317,461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98.1668" calcext:value-type="float">
            <text:p>98,1668</text:p>
          </table:table-cell>
        </table:table-row>
        <table:table-row table:style-name="ro1">
          <table:table-cell office:value-type="float" office:value="758.86" calcext:value-type="float">
            <text:p>758,86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109.145" calcext:value-type="float">
            <text:p>109,145</text:p>
          </table:table-cell>
        </table:table-row>
        <table:table-row table:style-name="ro1">
          <table:table-cell office:value-type="float" office:value="276.068" calcext:value-type="float">
            <text:p>276,068</text:p>
          </table:table-cell>
          <table:table-cell/>
          <table:table-cell office:value-type="float" office:value="471" calcext:value-type="float">
            <text:p>471</text:p>
          </table:table-cell>
          <table:table-cell/>
          <table:table-cell office:value-type="float" office:value="102.197" calcext:value-type="float">
            <text:p>102,197</text:p>
          </table:table-cell>
        </table:table-row>
        <table:table-row table:style-name="ro1">
          <table:table-cell office:value-type="float" office:value="674.867" calcext:value-type="float">
            <text:p>674,867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95.0932" calcext:value-type="float">
            <text:p>95,0932</text:p>
          </table:table-cell>
        </table:table-row>
        <table:table-row table:style-name="ro1">
          <table:table-cell office:value-type="float" office:value="294.866" calcext:value-type="float">
            <text:p>294,866</text:p>
          </table:table-cell>
          <table:table-cell/>
          <table:table-cell office:value-type="float" office:value="463" calcext:value-type="float">
            <text:p>463</text:p>
          </table:table-cell>
          <table:table-cell/>
          <table:table-cell office:value-type="float" office:value="103.185" calcext:value-type="float">
            <text:p>103,185</text:p>
          </table:table-cell>
        </table:table-row>
        <table:table-row table:style-name="ro1">
          <table:table-cell office:value-type="float" office:value="142.78" calcext:value-type="float">
            <text:p>142,78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93.4324" calcext:value-type="float">
            <text:p>93,4324</text:p>
          </table:table-cell>
        </table:table-row>
        <table:table-row table:style-name="ro1">
          <table:table-cell office:value-type="float" office:value="441.831" calcext:value-type="float">
            <text:p>441,831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103.505" calcext:value-type="float">
            <text:p>103,505</text:p>
          </table:table-cell>
        </table:table-row>
        <table:table-row table:style-name="ro1">
          <table:table-cell office:value-type="float" office:value="263.584" calcext:value-type="float">
            <text:p>263,584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7.7176" calcext:value-type="float">
            <text:p>97,7176</text:p>
          </table:table-cell>
        </table:table-row>
        <table:table-row table:style-name="ro1">
          <table:table-cell office:value-type="float" office:value="468.537" calcext:value-type="float">
            <text:p>468,537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5.3538" calcext:value-type="float">
            <text:p>95,3538</text:p>
          </table:table-cell>
        </table:table-row>
        <table:table-row table:style-name="ro1">
          <table:table-cell office:value-type="float" office:value="874.296" calcext:value-type="float">
            <text:p>874,296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5.393" calcext:value-type="float">
            <text:p>105,393</text:p>
          </table:table-cell>
        </table:table-row>
        <table:table-row table:style-name="ro1">
          <table:table-cell office:value-type="float" office:value="523.242" calcext:value-type="float">
            <text:p>523,242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100.246" calcext:value-type="float">
            <text:p>100,246</text:p>
          </table:table-cell>
        </table:table-row>
        <table:table-row table:style-name="ro1">
          <table:table-cell office:value-type="float" office:value="294.87" calcext:value-type="float">
            <text:p>294,87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93.6684" calcext:value-type="float">
            <text:p>93,6684</text:p>
          </table:table-cell>
        </table:table-row>
        <table:table-row table:style-name="ro1">
          <table:table-cell office:value-type="float" office:value="925.75" calcext:value-type="float">
            <text:p>925,75</text:p>
          </table:table-cell>
          <table:table-cell/>
          <table:table-cell office:value-type="float" office:value="526" calcext:value-type="float">
            <text:p>526</text:p>
          </table:table-cell>
          <table:table-cell/>
          <table:table-cell office:value-type="float" office:value="102.597" calcext:value-type="float">
            <text:p>102,597</text:p>
          </table:table-cell>
        </table:table-row>
        <table:table-row table:style-name="ro1">
          <table:table-cell office:value-type="float" office:value="690.626" calcext:value-type="float">
            <text:p>690,626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96.5603" calcext:value-type="float">
            <text:p>96,5603</text:p>
          </table:table-cell>
        </table:table-row>
        <table:table-row table:style-name="ro1">
          <table:table-cell office:value-type="float" office:value="91.6774" calcext:value-type="float">
            <text:p>91,6774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8.6467" calcext:value-type="float">
            <text:p>98,6467</text:p>
          </table:table-cell>
        </table:table-row>
        <table:table-row table:style-name="ro1">
          <table:table-cell office:value-type="float" office:value="284.932" calcext:value-type="float">
            <text:p>284,932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02.509" calcext:value-type="float">
            <text:p>102,509</text:p>
          </table:table-cell>
        </table:table-row>
        <table:table-row table:style-name="ro1">
          <table:table-cell office:value-type="float" office:value="251.702" calcext:value-type="float">
            <text:p>251,702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float" office:value="105.61" calcext:value-type="float">
            <text:p>105,61</text:p>
          </table:table-cell>
        </table:table-row>
        <table:table-row table:style-name="ro1">
          <table:table-cell office:value-type="float" office:value="381.207" calcext:value-type="float">
            <text:p>381,207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3.284" calcext:value-type="float">
            <text:p>103,284</text:p>
          </table:table-cell>
        </table:table-row>
        <table:table-row table:style-name="ro1">
          <table:table-cell office:value-type="float" office:value="767.304" calcext:value-type="float">
            <text:p>767,304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9.151" calcext:value-type="float">
            <text:p>99,151</text:p>
          </table:table-cell>
        </table:table-row>
        <table:table-row table:style-name="ro1">
          <table:table-cell office:value-type="float" office:value="491.598" calcext:value-type="float">
            <text:p>491,598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8.3711" calcext:value-type="float">
            <text:p>98,3711</text:p>
          </table:table-cell>
        </table:table-row>
        <table:table-row table:style-name="ro1">
          <table:table-cell office:value-type="float" office:value="849.52" calcext:value-type="float">
            <text:p>849,52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2.7697" calcext:value-type="float">
            <text:p>92,7697</text:p>
          </table:table-cell>
        </table:table-row>
        <table:table-row table:style-name="ro1">
          <table:table-cell office:value-type="float" office:value="122.73" calcext:value-type="float">
            <text:p>122,73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1.878" calcext:value-type="float">
            <text:p>101,878</text:p>
          </table:table-cell>
        </table:table-row>
        <table:table-row table:style-name="ro1">
          <table:table-cell office:value-type="float" office:value="850.745" calcext:value-type="float">
            <text:p>850,745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9.2675" calcext:value-type="float">
            <text:p>99,2675</text:p>
          </table:table-cell>
        </table:table-row>
        <table:table-row table:style-name="ro1">
          <table:table-cell office:value-type="float" office:value="3.59474" calcext:value-type="float">
            <text:p>3,59474</text:p>
          </table:table-cell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96.098" calcext:value-type="float">
            <text:p>96,098</text:p>
          </table:table-cell>
        </table:table-row>
        <table:table-row table:style-name="ro1">
          <table:table-cell office:value-type="float" office:value="74.3537" calcext:value-type="float">
            <text:p>74,3537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1.475" calcext:value-type="float">
            <text:p>101,475</text:p>
          </table:table-cell>
        </table:table-row>
        <table:table-row table:style-name="ro1">
          <table:table-cell office:value-type="float" office:value="403.158" calcext:value-type="float">
            <text:p>403,158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01.192" calcext:value-type="float">
            <text:p>101,192</text:p>
          </table:table-cell>
        </table:table-row>
        <table:table-row table:style-name="ro1">
          <table:table-cell office:value-type="float" office:value="550.344" calcext:value-type="float">
            <text:p>550,344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96.2916" calcext:value-type="float">
            <text:p>96,2916</text:p>
          </table:table-cell>
        </table:table-row>
        <table:table-row table:style-name="ro1">
          <table:table-cell office:value-type="float" office:value="939.448" calcext:value-type="float">
            <text:p>939,448</text:p>
          </table:table-cell>
          <table:table-cell/>
          <table:table-cell office:value-type="float" office:value="526" calcext:value-type="float">
            <text:p>526</text:p>
          </table:table-cell>
          <table:table-cell/>
          <table:table-cell office:value-type="float" office:value="101.578" calcext:value-type="float">
            <text:p>101,578</text:p>
          </table:table-cell>
        </table:table-row>
        <table:table-row table:style-name="ro1">
          <table:table-cell office:value-type="float" office:value="933.935" calcext:value-type="float">
            <text:p>933,935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108.794" calcext:value-type="float">
            <text:p>108,794</text:p>
          </table:table-cell>
        </table:table-row>
        <table:table-row table:style-name="ro1">
          <table:table-cell office:value-type="float" office:value="347.994" calcext:value-type="float">
            <text:p>347,994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2.0691" calcext:value-type="float">
            <text:p>92,0691</text:p>
          </table:table-cell>
        </table:table-row>
        <table:table-row table:style-name="ro1">
          <table:table-cell office:value-type="float" office:value="61.7038" calcext:value-type="float">
            <text:p>61,7038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102.873" calcext:value-type="float">
            <text:p>102,873</text:p>
          </table:table-cell>
        </table:table-row>
        <table:table-row table:style-name="ro1">
          <table:table-cell office:value-type="float" office:value="897.905" calcext:value-type="float">
            <text:p>897,905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2.2984" calcext:value-type="float">
            <text:p>92,2984</text:p>
          </table:table-cell>
        </table:table-row>
        <table:table-row table:style-name="ro1">
          <table:table-cell office:value-type="float" office:value="281.803" calcext:value-type="float">
            <text:p>281,803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9.1174" calcext:value-type="float">
            <text:p>99,1174</text:p>
          </table:table-cell>
        </table:table-row>
        <table:table-row table:style-name="ro1">
          <table:table-cell office:value-type="float" office:value="44.6694" calcext:value-type="float">
            <text:p>44,6694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87.7003" calcext:value-type="float">
            <text:p>87,7003</text:p>
          </table:table-cell>
        </table:table-row>
        <table:table-row table:style-name="ro1">
          <table:table-cell office:value-type="float" office:value="914.573" calcext:value-type="float">
            <text:p>914,573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112.953" calcext:value-type="float">
            <text:p>112,953</text:p>
          </table:table-cell>
        </table:table-row>
        <table:table-row table:style-name="ro1">
          <table:table-cell office:value-type="float" office:value="878.178" calcext:value-type="float">
            <text:p>878,178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2.9082" calcext:value-type="float">
            <text:p>92,9082</text:p>
          </table:table-cell>
        </table:table-row>
        <table:table-row table:style-name="ro1">
          <table:table-cell office:value-type="float" office:value="903.959" calcext:value-type="float">
            <text:p>903,959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100.026" calcext:value-type="float">
            <text:p>100,026</text:p>
          </table:table-cell>
        </table:table-row>
        <table:table-row table:style-name="ro1">
          <table:table-cell office:value-type="float" office:value="17.8041" calcext:value-type="float">
            <text:p>17,8041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float" office:value="111.43" calcext:value-type="float">
            <text:p>111,43</text:p>
          </table:table-cell>
        </table:table-row>
        <table:table-row table:style-name="ro1">
          <table:table-cell office:value-type="float" office:value="323.435" calcext:value-type="float">
            <text:p>323,435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93.9797" calcext:value-type="float">
            <text:p>93,9797</text:p>
          </table:table-cell>
        </table:table-row>
        <table:table-row table:style-name="ro1">
          <table:table-cell office:value-type="float" office:value="324.538" calcext:value-type="float">
            <text:p>324,538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101.15" calcext:value-type="float">
            <text:p>101,15</text:p>
          </table:table-cell>
        </table:table-row>
        <table:table-row table:style-name="ro1">
          <table:table-cell office:value-type="float" office:value="98.1483" calcext:value-type="float">
            <text:p>98,1483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15.861" calcext:value-type="float">
            <text:p>115,861</text:p>
          </table:table-cell>
        </table:table-row>
        <table:table-row table:style-name="ro1">
          <table:table-cell office:value-type="float" office:value="424.589" calcext:value-type="float">
            <text:p>424,589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99.8037" calcext:value-type="float">
            <text:p>99,8037</text:p>
          </table:table-cell>
        </table:table-row>
        <table:table-row table:style-name="ro1">
          <table:table-cell office:value-type="float" office:value="917.366" calcext:value-type="float">
            <text:p>917,366</text:p>
          </table:table-cell>
          <table:table-cell/>
          <table:table-cell office:value-type="float" office:value="521" calcext:value-type="float">
            <text:p>521</text:p>
          </table:table-cell>
          <table:table-cell/>
          <table:table-cell office:value-type="float" office:value="104.153" calcext:value-type="float">
            <text:p>104,153</text:p>
          </table:table-cell>
        </table:table-row>
        <table:table-row table:style-name="ro1">
          <table:table-cell office:value-type="float" office:value="234.484" calcext:value-type="float">
            <text:p>234,484</text:p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float" office:value="99.95" calcext:value-type="float">
            <text:p>99,95</text:p>
          </table:table-cell>
        </table:table-row>
        <table:table-row table:style-name="ro1">
          <table:table-cell office:value-type="float" office:value="322.498" calcext:value-type="float">
            <text:p>322,498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8.129" calcext:value-type="float">
            <text:p>98,129</text:p>
          </table:table-cell>
        </table:table-row>
        <table:table-row table:style-name="ro1">
          <table:table-cell office:value-type="float" office:value="494.995" calcext:value-type="float">
            <text:p>494,9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99.2833" calcext:value-type="float">
            <text:p>99,2833</text:p>
          </table:table-cell>
        </table:table-row>
        <table:table-row table:style-name="ro1">
          <table:table-cell office:value-type="float" office:value="461.796" calcext:value-type="float">
            <text:p>461,796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3.555" calcext:value-type="float">
            <text:p>103,555</text:p>
          </table:table-cell>
        </table:table-row>
        <table:table-row table:style-name="ro1">
          <table:table-cell office:value-type="float" office:value="633.466" calcext:value-type="float">
            <text:p>633,466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93.4324" calcext:value-type="float">
            <text:p>93,4324</text:p>
          </table:table-cell>
        </table:table-row>
        <table:table-row table:style-name="ro1">
          <table:table-cell office:value-type="float" office:value="494.011" calcext:value-type="float">
            <text:p>494,01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5.762" calcext:value-type="float">
            <text:p>105,762</text:p>
          </table:table-cell>
        </table:table-row>
        <table:table-row table:style-name="ro1">
          <table:table-cell office:value-type="float" office:value="23.8522" calcext:value-type="float">
            <text:p>23,852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6.6684" calcext:value-type="float">
            <text:p>96,6684</text:p>
          </table:table-cell>
        </table:table-row>
        <table:table-row table:style-name="ro1">
          <table:table-cell office:value-type="float" office:value="540.026" calcext:value-type="float">
            <text:p>540,026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7.5652" calcext:value-type="float">
            <text:p>97,5652</text:p>
          </table:table-cell>
        </table:table-row>
        <table:table-row table:style-name="ro1">
          <table:table-cell office:value-type="float" office:value="795.123" calcext:value-type="float">
            <text:p>795,123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91.7762" calcext:value-type="float">
            <text:p>91,7762</text:p>
          </table:table-cell>
        </table:table-row>
        <table:table-row table:style-name="ro1">
          <table:table-cell office:value-type="float" office:value="566.827" calcext:value-type="float">
            <text:p>566,827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9.8459" calcext:value-type="float">
            <text:p>99,8459</text:p>
          </table:table-cell>
        </table:table-row>
        <table:table-row table:style-name="ro1">
          <table:table-cell office:value-type="float" office:value="195.781" calcext:value-type="float">
            <text:p>195,781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106.142" calcext:value-type="float">
            <text:p>106,142</text:p>
          </table:table-cell>
        </table:table-row>
        <table:table-row table:style-name="ro1">
          <table:table-cell office:value-type="float" office:value="938.924" calcext:value-type="float">
            <text:p>938,924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103.726" calcext:value-type="float">
            <text:p>103,726</text:p>
          </table:table-cell>
        </table:table-row>
        <table:table-row table:style-name="ro1">
          <table:table-cell office:value-type="float" office:value="888.732" calcext:value-type="float">
            <text:p>888,732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89.7367" calcext:value-type="float">
            <text:p>89,7367</text:p>
          </table:table-cell>
        </table:table-row>
        <table:table-row table:style-name="ro1">
          <table:table-cell office:value-type="float" office:value="175.306" calcext:value-type="float">
            <text:p>175,306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3.4788" calcext:value-type="float">
            <text:p>93,4788</text:p>
          </table:table-cell>
        </table:table-row>
        <table:table-row table:style-name="ro1">
          <table:table-cell office:value-type="float" office:value="726.137" calcext:value-type="float">
            <text:p>726,137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108.224" calcext:value-type="float">
            <text:p>108,224</text:p>
          </table:table-cell>
        </table:table-row>
        <table:table-row table:style-name="ro1">
          <table:table-cell office:value-type="float" office:value="428.266" calcext:value-type="float">
            <text:p>428,266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103.076" calcext:value-type="float">
            <text:p>103,076</text:p>
          </table:table-cell>
        </table:table-row>
        <table:table-row table:style-name="ro1">
          <table:table-cell office:value-type="float" office:value="606.436" calcext:value-type="float">
            <text:p>606,436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06.976" calcext:value-type="float">
            <text:p>106,976</text:p>
          </table:table-cell>
        </table:table-row>
        <table:table-row table:style-name="ro1">
          <table:table-cell office:value-type="float" office:value="778.366" calcext:value-type="float">
            <text:p>778,366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4.7787" calcext:value-type="float">
            <text:p>94,7787</text:p>
          </table:table-cell>
        </table:table-row>
        <table:table-row table:style-name="ro1">
          <table:table-cell office:value-type="float" office:value="588.848" calcext:value-type="float">
            <text:p>588,848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83.2808" calcext:value-type="float">
            <text:p>83,2808</text:p>
          </table:table-cell>
        </table:table-row>
        <table:table-row table:style-name="ro1">
          <table:table-cell office:value-type="float" office:value="678.634" calcext:value-type="float">
            <text:p>678,634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6.488" calcext:value-type="float">
            <text:p>96,488</text:p>
          </table:table-cell>
        </table:table-row>
        <table:table-row table:style-name="ro1">
          <table:table-cell office:value-type="float" office:value="565.347" calcext:value-type="float">
            <text:p>565,347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96.9435" calcext:value-type="float">
            <text:p>96,9435</text:p>
          </table:table-cell>
        </table:table-row>
        <table:table-row table:style-name="ro1">
          <table:table-cell office:value-type="float" office:value="529.168" calcext:value-type="float">
            <text:p>529,168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100.808" calcext:value-type="float">
            <text:p>100,808</text:p>
          </table:table-cell>
        </table:table-row>
        <table:table-row table:style-name="ro1">
          <table:table-cell office:value-type="float" office:value="45.7963" calcext:value-type="float">
            <text:p>45,7963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101.671" calcext:value-type="float">
            <text:p>101,671</text:p>
          </table:table-cell>
        </table:table-row>
        <table:table-row table:style-name="ro1">
          <table:table-cell office:value-type="float" office:value="90.2232" calcext:value-type="float">
            <text:p>90,2232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1.977" calcext:value-type="float">
            <text:p>101,977</text:p>
          </table:table-cell>
        </table:table-row>
        <table:table-row table:style-name="ro1">
          <table:table-cell office:value-type="float" office:value="655.002" calcext:value-type="float">
            <text:p>655,002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87.6523" calcext:value-type="float">
            <text:p>87,6523</text:p>
          </table:table-cell>
        </table:table-row>
        <table:table-row table:style-name="ro1">
          <table:table-cell office:value-type="float" office:value="887.689" calcext:value-type="float">
            <text:p>887,689</text:p>
          </table:table-cell>
          <table:table-cell/>
          <table:table-cell office:value-type="float" office:value="466" calcext:value-type="float">
            <text:p>466</text:p>
          </table:table-cell>
          <table:table-cell/>
          <table:table-cell office:value-type="float" office:value="100.629" calcext:value-type="float">
            <text:p>100,629</text:p>
          </table:table-cell>
        </table:table-row>
        <table:table-row table:style-name="ro1">
          <table:table-cell office:value-type="float" office:value="144.974" calcext:value-type="float">
            <text:p>144,974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3.1534" calcext:value-type="float">
            <text:p>93,1534</text:p>
          </table:table-cell>
        </table:table-row>
        <table:table-row table:style-name="ro1">
          <table:table-cell office:value-type="float" office:value="8.4613" calcext:value-type="float">
            <text:p>8,4613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float" office:value="94.9552" calcext:value-type="float">
            <text:p>94,9552</text:p>
          </table:table-cell>
        </table:table-row>
        <table:table-row table:style-name="ro1">
          <table:table-cell office:value-type="float" office:value="227.524" calcext:value-type="float">
            <text:p>227,524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5.6962" calcext:value-type="float">
            <text:p>95,6962</text:p>
          </table:table-cell>
        </table:table-row>
        <table:table-row table:style-name="ro1">
          <table:table-cell office:value-type="float" office:value="691.008" calcext:value-type="float">
            <text:p>691,008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97.7722" calcext:value-type="float">
            <text:p>97,7722</text:p>
          </table:table-cell>
        </table:table-row>
        <table:table-row table:style-name="ro1">
          <table:table-cell office:value-type="float" office:value="210.116" calcext:value-type="float">
            <text:p>210,116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float" office:value="90.1875" calcext:value-type="float">
            <text:p>90,1875</text:p>
          </table:table-cell>
        </table:table-row>
        <table:table-row table:style-name="ro1">
          <table:table-cell office:value-type="float" office:value="248.457" calcext:value-type="float">
            <text:p>248,457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1.56" calcext:value-type="float">
            <text:p>101,56</text:p>
          </table:table-cell>
        </table:table-row>
        <table:table-row table:style-name="ro1">
          <table:table-cell office:value-type="float" office:value="816.109" calcext:value-type="float">
            <text:p>816,109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105.233" calcext:value-type="float">
            <text:p>105,233</text:p>
          </table:table-cell>
        </table:table-row>
        <table:table-row table:style-name="ro1">
          <table:table-cell office:value-type="float" office:value="749.172" calcext:value-type="float">
            <text:p>749,172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106.463" calcext:value-type="float">
            <text:p>106,463</text:p>
          </table:table-cell>
        </table:table-row>
        <table:table-row table:style-name="ro1">
          <table:table-cell office:value-type="float" office:value="506.5" calcext:value-type="float">
            <text:p>506,5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99.5794" calcext:value-type="float">
            <text:p>99,5794</text:p>
          </table:table-cell>
        </table:table-row>
        <table:table-row table:style-name="ro1">
          <table:table-cell office:value-type="float" office:value="436.918" calcext:value-type="float">
            <text:p>436,918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3.7053" calcext:value-type="float">
            <text:p>93,7053</text:p>
          </table:table-cell>
        </table:table-row>
        <table:table-row table:style-name="ro1">
          <table:table-cell office:value-type="float" office:value="439.702" calcext:value-type="float">
            <text:p>439,702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05.832" calcext:value-type="float">
            <text:p>105,832</text:p>
          </table:table-cell>
        </table:table-row>
        <table:table-row table:style-name="ro1">
          <table:table-cell office:value-type="float" office:value="866.735" calcext:value-type="float">
            <text:p>866,735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9.1461" calcext:value-type="float">
            <text:p>99,1461</text:p>
          </table:table-cell>
        </table:table-row>
        <table:table-row table:style-name="ro1">
          <table:table-cell office:value-type="float" office:value="674.35" calcext:value-type="float">
            <text:p>674,3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4.318" calcext:value-type="float">
            <text:p>104,318</text:p>
          </table:table-cell>
        </table:table-row>
        <table:table-row table:style-name="ro1">
          <table:table-cell office:value-type="float" office:value="301.492" calcext:value-type="float">
            <text:p>301,492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float" office:value="101.996" calcext:value-type="float">
            <text:p>101,996</text:p>
          </table:table-cell>
        </table:table-row>
        <table:table-row table:style-name="ro1">
          <table:table-cell office:value-type="float" office:value="609.023" calcext:value-type="float">
            <text:p>609,023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3.5785" calcext:value-type="float">
            <text:p>93,5785</text:p>
          </table:table-cell>
        </table:table-row>
        <table:table-row table:style-name="ro1">
          <table:table-cell office:value-type="float" office:value="886.349" calcext:value-type="float">
            <text:p>886,349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0.613" calcext:value-type="float">
            <text:p>100,613</text:p>
          </table:table-cell>
        </table:table-row>
        <table:table-row table:style-name="ro1">
          <table:table-cell office:value-type="float" office:value="862.251" calcext:value-type="float">
            <text:p>862,251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2.2854" calcext:value-type="float">
            <text:p>92,2854</text:p>
          </table:table-cell>
        </table:table-row>
        <table:table-row table:style-name="ro1">
          <table:table-cell office:value-type="float" office:value="97.4205" calcext:value-type="float">
            <text:p>97,4205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05.918" calcext:value-type="float">
            <text:p>105,918</text:p>
          </table:table-cell>
        </table:table-row>
        <table:table-row table:style-name="ro1">
          <table:table-cell office:value-type="float" office:value="758.707" calcext:value-type="float">
            <text:p>758,707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3.1871" calcext:value-type="float">
            <text:p>93,1871</text:p>
          </table:table-cell>
        </table:table-row>
        <table:table-row table:style-name="ro1">
          <table:table-cell office:value-type="float" office:value="222.987" calcext:value-type="float">
            <text:p>222,987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99.1544" calcext:value-type="float">
            <text:p>99,1544</text:p>
          </table:table-cell>
        </table:table-row>
        <table:table-row table:style-name="ro1">
          <table:table-cell office:value-type="float" office:value="601.202" calcext:value-type="float">
            <text:p>601,202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13.126" calcext:value-type="float">
            <text:p>113,126</text:p>
          </table:table-cell>
        </table:table-row>
        <table:table-row table:style-name="ro1">
          <table:table-cell office:value-type="float" office:value="448.187" calcext:value-type="float">
            <text:p>448,187</text:p>
          </table:table-cell>
          <table:table-cell/>
          <table:table-cell office:value-type="float" office:value="463" calcext:value-type="float">
            <text:p>463</text:p>
          </table:table-cell>
          <table:table-cell/>
          <table:table-cell office:value-type="float" office:value="105.804" calcext:value-type="float">
            <text:p>105,804</text:p>
          </table:table-cell>
        </table:table-row>
        <table:table-row table:style-name="ro1">
          <table:table-cell office:value-type="float" office:value="801.968" calcext:value-type="float">
            <text:p>801,968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1.058" calcext:value-type="float">
            <text:p>101,058</text:p>
          </table:table-cell>
        </table:table-row>
        <table:table-row table:style-name="ro1">
          <table:table-cell office:value-type="float" office:value="261.682" calcext:value-type="float">
            <text:p>261,682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92.7905" calcext:value-type="float">
            <text:p>92,7905</text:p>
          </table:table-cell>
        </table:table-row>
        <table:table-row table:style-name="ro1">
          <table:table-cell office:value-type="float" office:value="672.343" calcext:value-type="float">
            <text:p>672,343</text:p>
          </table:table-cell>
          <table:table-cell/>
          <table:table-cell office:value-type="float" office:value="521" calcext:value-type="float">
            <text:p>521</text:p>
          </table:table-cell>
          <table:table-cell/>
          <table:table-cell office:value-type="float" office:value="96.8366" calcext:value-type="float">
            <text:p>96,8366</text:p>
          </table:table-cell>
        </table:table-row>
        <table:table-row table:style-name="ro1">
          <table:table-cell office:value-type="float" office:value="400.692" calcext:value-type="float">
            <text:p>400,692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2.796" calcext:value-type="float">
            <text:p>102,796</text:p>
          </table:table-cell>
        </table:table-row>
        <table:table-row table:style-name="ro1">
          <table:table-cell office:value-type="float" office:value="803.7" calcext:value-type="float">
            <text:p>803,7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float" office:value="95.2059" calcext:value-type="float">
            <text:p>95,2059</text:p>
          </table:table-cell>
        </table:table-row>
        <table:table-row table:style-name="ro1">
          <table:table-cell office:value-type="float" office:value="318.63" calcext:value-type="float">
            <text:p>318,63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6.3295" calcext:value-type="float">
            <text:p>96,3295</text:p>
          </table:table-cell>
        </table:table-row>
        <table:table-row table:style-name="ro1">
          <table:table-cell office:value-type="float" office:value="285.649" calcext:value-type="float">
            <text:p>285,649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99.2348" calcext:value-type="float">
            <text:p>99,2348</text:p>
          </table:table-cell>
        </table:table-row>
        <table:table-row table:style-name="ro1">
          <table:table-cell office:value-type="float" office:value="812.057" calcext:value-type="float">
            <text:p>812,057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float" office:value="108.876" calcext:value-type="float">
            <text:p>108,876</text:p>
          </table:table-cell>
        </table:table-row>
        <table:table-row table:style-name="ro1">
          <table:table-cell office:value-type="float" office:value="186.086" calcext:value-type="float">
            <text:p>186,086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100.905" calcext:value-type="float">
            <text:p>100,905</text:p>
          </table:table-cell>
        </table:table-row>
        <table:table-row table:style-name="ro1">
          <table:table-cell office:value-type="float" office:value="194.972" calcext:value-type="float">
            <text:p>194,972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99.918" calcext:value-type="float">
            <text:p>99,918</text:p>
          </table:table-cell>
        </table:table-row>
        <table:table-row table:style-name="ro1">
          <table:table-cell office:value-type="float" office:value="393.966" calcext:value-type="float">
            <text:p>393,966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6.6299" calcext:value-type="float">
            <text:p>96,6299</text:p>
          </table:table-cell>
        </table:table-row>
        <table:table-row table:style-name="ro1">
          <table:table-cell office:value-type="float" office:value="234.164" calcext:value-type="float">
            <text:p>234,164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102.131" calcext:value-type="float">
            <text:p>102,131</text:p>
          </table:table-cell>
        </table:table-row>
        <table:table-row table:style-name="ro1">
          <table:table-cell office:value-type="float" office:value="555.189" calcext:value-type="float">
            <text:p>555,189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7.506" calcext:value-type="float">
            <text:p>107,506</text:p>
          </table:table-cell>
        </table:table-row>
        <table:table-row table:style-name="ro1">
          <table:table-cell office:value-type="float" office:value="405.531" calcext:value-type="float">
            <text:p>405,531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102.076" calcext:value-type="float">
            <text:p>102,076</text:p>
          </table:table-cell>
        </table:table-row>
        <table:table-row table:style-name="ro1">
          <table:table-cell office:value-type="float" office:value="242.362" calcext:value-type="float">
            <text:p>242,362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05.525" calcext:value-type="float">
            <text:p>105,525</text:p>
          </table:table-cell>
        </table:table-row>
        <table:table-row table:style-name="ro1">
          <table:table-cell office:value-type="float" office:value="476.704" calcext:value-type="float">
            <text:p>476,704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88.5906" calcext:value-type="float">
            <text:p>88,5906</text:p>
          </table:table-cell>
        </table:table-row>
        <table:table-row table:style-name="ro1">
          <table:table-cell office:value-type="float" office:value="766.008" calcext:value-type="float">
            <text:p>766,008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102.37" calcext:value-type="float">
            <text:p>102,37</text:p>
          </table:table-cell>
        </table:table-row>
        <table:table-row table:style-name="ro1">
          <table:table-cell office:value-type="float" office:value="295.002" calcext:value-type="float">
            <text:p>295,002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02.017" calcext:value-type="float">
            <text:p>102,017</text:p>
          </table:table-cell>
        </table:table-row>
        <table:table-row table:style-name="ro1">
          <table:table-cell office:value-type="float" office:value="798.024" calcext:value-type="float">
            <text:p>798,024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2.9592" calcext:value-type="float">
            <text:p>92,9592</text:p>
          </table:table-cell>
        </table:table-row>
        <table:table-row table:style-name="ro1">
          <table:table-cell office:value-type="float" office:value="302.008" calcext:value-type="float">
            <text:p>302,008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1.5066" calcext:value-type="float">
            <text:p>91,5066</text:p>
          </table:table-cell>
        </table:table-row>
        <table:table-row table:style-name="ro1">
          <table:table-cell office:value-type="float" office:value="889.861" calcext:value-type="float">
            <text:p>889,861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01.721" calcext:value-type="float">
            <text:p>101,721</text:p>
          </table:table-cell>
        </table:table-row>
        <table:table-row table:style-name="ro1">
          <table:table-cell office:value-type="float" office:value="425.687" calcext:value-type="float">
            <text:p>425,687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2.202" calcext:value-type="float">
            <text:p>102,202</text:p>
          </table:table-cell>
        </table:table-row>
        <table:table-row table:style-name="ro1">
          <table:table-cell office:value-type="float" office:value="928.846" calcext:value-type="float">
            <text:p>928,846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99.2356" calcext:value-type="float">
            <text:p>99,2356</text:p>
          </table:table-cell>
        </table:table-row>
        <table:table-row table:style-name="ro1">
          <table:table-cell office:value-type="float" office:value="345.276" calcext:value-type="float">
            <text:p>345,276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1.6" calcext:value-type="float">
            <text:p>101,6</text:p>
          </table:table-cell>
        </table:table-row>
        <table:table-row table:style-name="ro1">
          <table:table-cell office:value-type="float" office:value="185.663" calcext:value-type="float">
            <text:p>185,663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95.1667" calcext:value-type="float">
            <text:p>95,1667</text:p>
          </table:table-cell>
        </table:table-row>
        <table:table-row table:style-name="ro1">
          <table:table-cell office:value-type="float" office:value="348.185" calcext:value-type="float">
            <text:p>348,185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2.641" calcext:value-type="float">
            <text:p>102,641</text:p>
          </table:table-cell>
        </table:table-row>
        <table:table-row table:style-name="ro1">
          <table:table-cell office:value-type="float" office:value="56.8624" calcext:value-type="float">
            <text:p>56,8624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9.5819" calcext:value-type="float">
            <text:p>99,5819</text:p>
          </table:table-cell>
        </table:table-row>
        <table:table-row table:style-name="ro1">
          <table:table-cell office:value-type="float" office:value="850.148" calcext:value-type="float">
            <text:p>850,148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98.7836" calcext:value-type="float">
            <text:p>98,7836</text:p>
          </table:table-cell>
        </table:table-row>
        <table:table-row table:style-name="ro1">
          <table:table-cell office:value-type="float" office:value="396.854" calcext:value-type="float">
            <text:p>396,854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97.5218" calcext:value-type="float">
            <text:p>97,5218</text:p>
          </table:table-cell>
        </table:table-row>
        <table:table-row table:style-name="ro1">
          <table:table-cell office:value-type="float" office:value="219.7" calcext:value-type="float">
            <text:p>219,7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100.457" calcext:value-type="float">
            <text:p>100,457</text:p>
          </table:table-cell>
        </table:table-row>
        <table:table-row table:style-name="ro1">
          <table:table-cell office:value-type="float" office:value="106.719" calcext:value-type="float">
            <text:p>106,719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100.741" calcext:value-type="float">
            <text:p>100,741</text:p>
          </table:table-cell>
        </table:table-row>
        <table:table-row table:style-name="ro1">
          <table:table-cell office:value-type="float" office:value="754.459" calcext:value-type="float">
            <text:p>754,459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98.0163" calcext:value-type="float">
            <text:p>98,0163</text:p>
          </table:table-cell>
        </table:table-row>
        <table:table-row table:style-name="ro1">
          <table:table-cell office:value-type="float" office:value="953.602" calcext:value-type="float">
            <text:p>953,602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105.156" calcext:value-type="float">
            <text:p>105,156</text:p>
          </table:table-cell>
        </table:table-row>
        <table:table-row table:style-name="ro1">
          <table:table-cell office:value-type="float" office:value="12.7491" calcext:value-type="float">
            <text:p>12,7491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101.828" calcext:value-type="float">
            <text:p>101,828</text:p>
          </table:table-cell>
        </table:table-row>
        <table:table-row table:style-name="ro1">
          <table:table-cell office:value-type="float" office:value="396.566" calcext:value-type="float">
            <text:p>396,566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1.413" calcext:value-type="float">
            <text:p>101,413</text:p>
          </table:table-cell>
        </table:table-row>
        <table:table-row table:style-name="ro1">
          <table:table-cell office:value-type="float" office:value="866.17" calcext:value-type="float">
            <text:p>866,17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109.049" calcext:value-type="float">
            <text:p>109,049</text:p>
          </table:table-cell>
        </table:table-row>
        <table:table-row table:style-name="ro1">
          <table:table-cell office:value-type="float" office:value="476.046" calcext:value-type="float">
            <text:p>476,046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7.3102" calcext:value-type="float">
            <text:p>97,3102</text:p>
          </table:table-cell>
        </table:table-row>
        <table:table-row table:style-name="ro1">
          <table:table-cell office:value-type="float" office:value="9.75637" calcext:value-type="float">
            <text:p>9,75637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104.145" calcext:value-type="float">
            <text:p>104,145</text:p>
          </table:table-cell>
        </table:table-row>
        <table:table-row table:style-name="ro1">
          <table:table-cell office:value-type="float" office:value="316.275" calcext:value-type="float">
            <text:p>316,275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90.6351" calcext:value-type="float">
            <text:p>90,6351</text:p>
          </table:table-cell>
        </table:table-row>
        <table:table-row table:style-name="ro1">
          <table:table-cell office:value-type="float" office:value="544.447" calcext:value-type="float">
            <text:p>544,447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93.5434" calcext:value-type="float">
            <text:p>93,5434</text:p>
          </table:table-cell>
        </table:table-row>
        <table:table-row table:style-name="ro1">
          <table:table-cell office:value-type="float" office:value="813.17" calcext:value-type="float">
            <text:p>813,17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03.591" calcext:value-type="float">
            <text:p>103,591</text:p>
          </table:table-cell>
        </table:table-row>
        <table:table-row table:style-name="ro1">
          <table:table-cell office:value-type="float" office:value="974.628" calcext:value-type="float">
            <text:p>974,628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92.9569" calcext:value-type="float">
            <text:p>92,9569</text:p>
          </table:table-cell>
        </table:table-row>
        <table:table-row table:style-name="ro1">
          <table:table-cell office:value-type="float" office:value="473.782" calcext:value-type="float">
            <text:p>473,782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7.7394" calcext:value-type="float">
            <text:p>97,7394</text:p>
          </table:table-cell>
        </table:table-row>
        <table:table-row table:style-name="ro1">
          <table:table-cell office:value-type="float" office:value="333.321" calcext:value-type="float">
            <text:p>333,321</text:p>
          </table:table-cell>
          <table:table-cell/>
          <table:table-cell office:value-type="float" office:value="486" calcext:value-type="float">
            <text:p>486</text:p>
          </table:table-cell>
          <table:table-cell/>
          <table:table-cell office:value-type="float" office:value="102.349" calcext:value-type="float">
            <text:p>102,349</text:p>
          </table:table-cell>
        </table:table-row>
        <table:table-row table:style-name="ro1">
          <table:table-cell office:value-type="float" office:value="133.497" calcext:value-type="float">
            <text:p>133,497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90.8945" calcext:value-type="float">
            <text:p>90,8945</text:p>
          </table:table-cell>
        </table:table-row>
        <table:table-row table:style-name="ro1">
          <table:table-cell office:value-type="float" office:value="813.147" calcext:value-type="float">
            <text:p>813,147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98.27" calcext:value-type="float">
            <text:p>98,27</text:p>
          </table:table-cell>
        </table:table-row>
        <table:table-row table:style-name="ro1">
          <table:table-cell office:value-type="float" office:value="722.044" calcext:value-type="float">
            <text:p>722,044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8.6894" calcext:value-type="float">
            <text:p>98,6894</text:p>
          </table:table-cell>
        </table:table-row>
        <table:table-row table:style-name="ro1">
          <table:table-cell office:value-type="float" office:value="894.075" calcext:value-type="float">
            <text:p>894,075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10.055" calcext:value-type="float">
            <text:p>110,055</text:p>
          </table:table-cell>
        </table:table-row>
        <table:table-row table:style-name="ro1">
          <table:table-cell office:value-type="float" office:value="434.94" calcext:value-type="float">
            <text:p>434,94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07.366" calcext:value-type="float">
            <text:p>107,366</text:p>
          </table:table-cell>
        </table:table-row>
        <table:table-row table:style-name="ro1">
          <table:table-cell office:value-type="float" office:value="537.921" calcext:value-type="float">
            <text:p>537,921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104.454" calcext:value-type="float">
            <text:p>104,454</text:p>
          </table:table-cell>
        </table:table-row>
        <table:table-row table:style-name="ro1">
          <table:table-cell office:value-type="float" office:value="443.098" calcext:value-type="float">
            <text:p>443,098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90.8028" calcext:value-type="float">
            <text:p>90,8028</text:p>
          </table:table-cell>
        </table:table-row>
        <table:table-row table:style-name="ro1">
          <table:table-cell office:value-type="float" office:value="611.989" calcext:value-type="float">
            <text:p>611,989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88.8045" calcext:value-type="float">
            <text:p>88,8045</text:p>
          </table:table-cell>
        </table:table-row>
        <table:table-row table:style-name="ro1">
          <table:table-cell office:value-type="float" office:value="325.013" calcext:value-type="float">
            <text:p>325,013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4.5311" calcext:value-type="float">
            <text:p>94,5311</text:p>
          </table:table-cell>
        </table:table-row>
        <table:table-row table:style-name="ro1">
          <table:table-cell office:value-type="float" office:value="149.693" calcext:value-type="float">
            <text:p>149,693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97.4484" calcext:value-type="float">
            <text:p>97,4484</text:p>
          </table:table-cell>
        </table:table-row>
        <table:table-row table:style-name="ro1">
          <table:table-cell office:value-type="float" office:value="397.336" calcext:value-type="float">
            <text:p>397,336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103.346" calcext:value-type="float">
            <text:p>103,346</text:p>
          </table:table-cell>
        </table:table-row>
        <table:table-row table:style-name="ro1">
          <table:table-cell office:value-type="float" office:value="801.262" calcext:value-type="float">
            <text:p>801,262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7.2671" calcext:value-type="float">
            <text:p>97,2671</text:p>
          </table:table-cell>
        </table:table-row>
        <table:table-row table:style-name="ro1">
          <table:table-cell office:value-type="float" office:value="305.939" calcext:value-type="float">
            <text:p>305,939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96.2098" calcext:value-type="float">
            <text:p>96,2098</text:p>
          </table:table-cell>
        </table:table-row>
        <table:table-row table:style-name="ro1">
          <table:table-cell office:value-type="float" office:value="79.1982" calcext:value-type="float">
            <text:p>79,1982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98.1079" calcext:value-type="float">
            <text:p>98,1079</text:p>
          </table:table-cell>
        </table:table-row>
        <table:table-row table:style-name="ro1">
          <table:table-cell office:value-type="float" office:value="20.0926" calcext:value-type="float">
            <text:p>20,0926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8.1254" calcext:value-type="float">
            <text:p>98,1254</text:p>
          </table:table-cell>
        </table:table-row>
        <table:table-row table:style-name="ro1">
          <table:table-cell office:value-type="float" office:value="738.206" calcext:value-type="float">
            <text:p>738,206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8.7454" calcext:value-type="float">
            <text:p>98,7454</text:p>
          </table:table-cell>
        </table:table-row>
        <table:table-row table:style-name="ro1">
          <table:table-cell office:value-type="float" office:value="547.071" calcext:value-type="float">
            <text:p>547,071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8.8738" calcext:value-type="float">
            <text:p>98,8738</text:p>
          </table:table-cell>
        </table:table-row>
        <table:table-row table:style-name="ro1">
          <table:table-cell office:value-type="float" office:value="214.948" calcext:value-type="float">
            <text:p>214,948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99.0967" calcext:value-type="float">
            <text:p>99,0967</text:p>
          </table:table-cell>
        </table:table-row>
        <table:table-row table:style-name="ro1">
          <table:table-cell office:value-type="float" office:value="694.967" calcext:value-type="float">
            <text:p>694,967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2.332" calcext:value-type="float">
            <text:p>102,332</text:p>
          </table:table-cell>
        </table:table-row>
        <table:table-row table:style-name="ro1">
          <table:table-cell office:value-type="float" office:value="961.474" calcext:value-type="float">
            <text:p>961,474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89.5807" calcext:value-type="float">
            <text:p>89,5807</text:p>
          </table:table-cell>
        </table:table-row>
        <table:table-row table:style-name="ro1">
          <table:table-cell office:value-type="float" office:value="596.625" calcext:value-type="float">
            <text:p>596,625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08.144" calcext:value-type="float">
            <text:p>108,144</text:p>
          </table:table-cell>
        </table:table-row>
        <table:table-row table:style-name="ro1">
          <table:table-cell office:value-type="float" office:value="255.504" calcext:value-type="float">
            <text:p>255,504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96.7301" calcext:value-type="float">
            <text:p>96,7301</text:p>
          </table:table-cell>
        </table:table-row>
        <table:table-row table:style-name="ro1">
          <table:table-cell office:value-type="float" office:value="82.3629" calcext:value-type="float">
            <text:p>82,3629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100.296" calcext:value-type="float">
            <text:p>100,296</text:p>
          </table:table-cell>
        </table:table-row>
        <table:table-row table:style-name="ro1">
          <table:table-cell office:value-type="float" office:value="946.419" calcext:value-type="float">
            <text:p>946,419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104.316" calcext:value-type="float">
            <text:p>104,316</text:p>
          </table:table-cell>
        </table:table-row>
        <table:table-row table:style-name="ro1">
          <table:table-cell office:value-type="float" office:value="796.443" calcext:value-type="float">
            <text:p>796,443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101.632" calcext:value-type="float">
            <text:p>101,632</text:p>
          </table:table-cell>
        </table:table-row>
        <table:table-row table:style-name="ro1">
          <table:table-cell office:value-type="float" office:value="546.161" calcext:value-type="float">
            <text:p>546,161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00.502" calcext:value-type="float">
            <text:p>100,502</text:p>
          </table:table-cell>
        </table:table-row>
        <table:table-row table:style-name="ro1">
          <table:table-cell office:value-type="float" office:value="447.701" calcext:value-type="float">
            <text:p>447,701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102.889" calcext:value-type="float">
            <text:p>102,889</text:p>
          </table:table-cell>
        </table:table-row>
        <table:table-row table:style-name="ro1">
          <table:table-cell office:value-type="float" office:value="427.196" calcext:value-type="float">
            <text:p>427,196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01.302" calcext:value-type="float">
            <text:p>101,302</text:p>
          </table:table-cell>
        </table:table-row>
        <table:table-row table:style-name="ro1">
          <table:table-cell office:value-type="float" office:value="738.851" calcext:value-type="float">
            <text:p>738,851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96.3395" calcext:value-type="float">
            <text:p>96,3395</text:p>
          </table:table-cell>
        </table:table-row>
        <table:table-row table:style-name="ro1">
          <table:table-cell office:value-type="float" office:value="175.786" calcext:value-type="float">
            <text:p>175,78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5.9629" calcext:value-type="float">
            <text:p>95,9629</text:p>
          </table:table-cell>
        </table:table-row>
        <table:table-row table:style-name="ro1">
          <table:table-cell office:value-type="float" office:value="385.574" calcext:value-type="float">
            <text:p>385,574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1.9441" calcext:value-type="float">
            <text:p>91,9441</text:p>
          </table:table-cell>
        </table:table-row>
        <table:table-row table:style-name="ro1">
          <table:table-cell office:value-type="float" office:value="65.3888" calcext:value-type="float">
            <text:p>65,3888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99.647" calcext:value-type="float">
            <text:p>99,647</text:p>
          </table:table-cell>
        </table:table-row>
        <table:table-row table:style-name="ro1">
          <table:table-cell office:value-type="float" office:value="352.828" calcext:value-type="float">
            <text:p>352,828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4.3975" calcext:value-type="float">
            <text:p>94,3975</text:p>
          </table:table-cell>
        </table:table-row>
        <table:table-row table:style-name="ro1">
          <table:table-cell office:value-type="float" office:value="415.12" calcext:value-type="float">
            <text:p>415,12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3.8487" calcext:value-type="float">
            <text:p>93,8487</text:p>
          </table:table-cell>
        </table:table-row>
        <table:table-row table:style-name="ro1">
          <table:table-cell office:value-type="float" office:value="987.773" calcext:value-type="float">
            <text:p>987,773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108.806" calcext:value-type="float">
            <text:p>108,806</text:p>
          </table:table-cell>
        </table:table-row>
        <table:table-row table:style-name="ro1">
          <table:table-cell office:value-type="float" office:value="329.557" calcext:value-type="float">
            <text:p>329,557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106.659" calcext:value-type="float">
            <text:p>106,659</text:p>
          </table:table-cell>
        </table:table-row>
        <table:table-row table:style-name="ro1">
          <table:table-cell office:value-type="float" office:value="638.176" calcext:value-type="float">
            <text:p>638,176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100.15" calcext:value-type="float">
            <text:p>100,15</text:p>
          </table:table-cell>
        </table:table-row>
        <table:table-row table:style-name="ro1">
          <table:table-cell office:value-type="float" office:value="940.283" calcext:value-type="float">
            <text:p>940,283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1.178" calcext:value-type="float">
            <text:p>101,178</text:p>
          </table:table-cell>
        </table:table-row>
        <table:table-row table:style-name="ro1">
          <table:table-cell office:value-type="float" office:value="131.429" calcext:value-type="float">
            <text:p>131,429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110.679" calcext:value-type="float">
            <text:p>110,679</text:p>
          </table:table-cell>
        </table:table-row>
        <table:table-row table:style-name="ro1">
          <table:table-cell office:value-type="float" office:value="353.349" calcext:value-type="float">
            <text:p>353,349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8.9521" calcext:value-type="float">
            <text:p>98,9521</text:p>
          </table:table-cell>
        </table:table-row>
        <table:table-row table:style-name="ro1">
          <table:table-cell office:value-type="float" office:value="69.5143" calcext:value-type="float">
            <text:p>69,5143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7.6083" calcext:value-type="float">
            <text:p>97,6083</text:p>
          </table:table-cell>
        </table:table-row>
        <table:table-row table:style-name="ro1">
          <table:table-cell office:value-type="float" office:value="527.976" calcext:value-type="float">
            <text:p>527,97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7.5839" calcext:value-type="float">
            <text:p>97,5839</text:p>
          </table:table-cell>
        </table:table-row>
        <table:table-row table:style-name="ro1">
          <table:table-cell office:value-type="float" office:value="171.439" calcext:value-type="float">
            <text:p>171,439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97.3301" calcext:value-type="float">
            <text:p>97,3301</text:p>
          </table:table-cell>
        </table:table-row>
        <table:table-row table:style-name="ro1">
          <table:table-cell office:value-type="float" office:value="958.113" calcext:value-type="float">
            <text:p>958,113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01.163" calcext:value-type="float">
            <text:p>101,163</text:p>
          </table:table-cell>
        </table:table-row>
        <table:table-row table:style-name="ro1">
          <table:table-cell office:value-type="float" office:value="117.343" calcext:value-type="float">
            <text:p>117,343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106.538" calcext:value-type="float">
            <text:p>106,538</text:p>
          </table:table-cell>
        </table:table-row>
        <table:table-row table:style-name="ro1">
          <table:table-cell office:value-type="float" office:value="925.949" calcext:value-type="float">
            <text:p>925,949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0.984" calcext:value-type="float">
            <text:p>100,984</text:p>
          </table:table-cell>
        </table:table-row>
        <table:table-row table:style-name="ro1">
          <table:table-cell office:value-type="float" office:value="690.901" calcext:value-type="float">
            <text:p>690,901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0.697" calcext:value-type="float">
            <text:p>100,697</text:p>
          </table:table-cell>
        </table:table-row>
        <table:table-row table:style-name="ro1">
          <table:table-cell office:value-type="float" office:value="768.587" calcext:value-type="float">
            <text:p>768,587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103.341" calcext:value-type="float">
            <text:p>103,341</text:p>
          </table:table-cell>
        </table:table-row>
        <table:table-row table:style-name="ro1">
          <table:table-cell office:value-type="float" office:value="8.06813" calcext:value-type="float">
            <text:p>8,06813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01.078" calcext:value-type="float">
            <text:p>101,078</text:p>
          </table:table-cell>
        </table:table-row>
        <table:table-row table:style-name="ro1">
          <table:table-cell office:value-type="float" office:value="916.798" calcext:value-type="float">
            <text:p>916,798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104.926" calcext:value-type="float">
            <text:p>104,926</text:p>
          </table:table-cell>
        </table:table-row>
        <table:table-row table:style-name="ro1">
          <table:table-cell office:value-type="float" office:value="790.438" calcext:value-type="float">
            <text:p>790,438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90.6532" calcext:value-type="float">
            <text:p>90,6532</text:p>
          </table:table-cell>
        </table:table-row>
        <table:table-row table:style-name="ro1">
          <table:table-cell office:value-type="float" office:value="412.784" calcext:value-type="float">
            <text:p>412,784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9.159" calcext:value-type="float">
            <text:p>109,159</text:p>
          </table:table-cell>
        </table:table-row>
        <table:table-row table:style-name="ro1">
          <table:table-cell office:value-type="float" office:value="751.052" calcext:value-type="float">
            <text:p>751,052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95.797" calcext:value-type="float">
            <text:p>95,797</text:p>
          </table:table-cell>
        </table:table-row>
        <table:table-row table:style-name="ro1">
          <table:table-cell office:value-type="float" office:value="543.336" calcext:value-type="float">
            <text:p>543,336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92.4519" calcext:value-type="float">
            <text:p>92,4519</text:p>
          </table:table-cell>
        </table:table-row>
        <table:table-row table:style-name="ro1">
          <table:table-cell office:value-type="float" office:value="259.62" calcext:value-type="float">
            <text:p>259,62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105.321" calcext:value-type="float">
            <text:p>105,321</text:p>
          </table:table-cell>
        </table:table-row>
        <table:table-row table:style-name="ro1">
          <table:table-cell office:value-type="float" office:value="368.336" calcext:value-type="float">
            <text:p>368,336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05.086" calcext:value-type="float">
            <text:p>105,086</text:p>
          </table:table-cell>
        </table:table-row>
        <table:table-row table:style-name="ro1">
          <table:table-cell office:value-type="float" office:value="850.449" calcext:value-type="float">
            <text:p>850,449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97.8437" calcext:value-type="float">
            <text:p>97,8437</text:p>
          </table:table-cell>
        </table:table-row>
        <table:table-row table:style-name="ro1">
          <table:table-cell office:value-type="float" office:value="231.507" calcext:value-type="float">
            <text:p>231,507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101.199" calcext:value-type="float">
            <text:p>101,199</text:p>
          </table:table-cell>
        </table:table-row>
        <table:table-row table:style-name="ro1">
          <table:table-cell office:value-type="float" office:value="91.4299" calcext:value-type="float">
            <text:p>91,4299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8.8897" calcext:value-type="float">
            <text:p>98,8897</text:p>
          </table:table-cell>
        </table:table-row>
        <table:table-row table:style-name="ro1">
          <table:table-cell office:value-type="float" office:value="87.299" calcext:value-type="float">
            <text:p>87,299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98.0279" calcext:value-type="float">
            <text:p>98,0279</text:p>
          </table:table-cell>
        </table:table-row>
        <table:table-row table:style-name="ro1">
          <table:table-cell office:value-type="float" office:value="887.911" calcext:value-type="float">
            <text:p>887,911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99.6986" calcext:value-type="float">
            <text:p>99,6986</text:p>
          </table:table-cell>
        </table:table-row>
        <table:table-row table:style-name="ro1">
          <table:table-cell office:value-type="float" office:value="539.075" calcext:value-type="float">
            <text:p>539,075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102.913" calcext:value-type="float">
            <text:p>102,913</text:p>
          </table:table-cell>
        </table:table-row>
        <table:table-row table:style-name="ro1">
          <table:table-cell office:value-type="float" office:value="337.888" calcext:value-type="float">
            <text:p>337,888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92.5561" calcext:value-type="float">
            <text:p>92,5561</text:p>
          </table:table-cell>
        </table:table-row>
        <table:table-row table:style-name="ro1">
          <table:table-cell office:value-type="float" office:value="505.414" calcext:value-type="float">
            <text:p>505,414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9.3198" calcext:value-type="float">
            <text:p>99,3198</text:p>
          </table:table-cell>
        </table:table-row>
        <table:table-row table:style-name="ro1">
          <table:table-cell office:value-type="float" office:value="223.153" calcext:value-type="float">
            <text:p>223,153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102.105" calcext:value-type="float">
            <text:p>102,105</text:p>
          </table:table-cell>
        </table:table-row>
        <table:table-row table:style-name="ro1">
          <table:table-cell office:value-type="float" office:value="447.267" calcext:value-type="float">
            <text:p>447,267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97.3811" calcext:value-type="float">
            <text:p>97,3811</text:p>
          </table:table-cell>
        </table:table-row>
        <table:table-row table:style-name="ro1">
          <table:table-cell office:value-type="float" office:value="429.219" calcext:value-type="float">
            <text:p>429,219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97.1706" calcext:value-type="float">
            <text:p>97,1706</text:p>
          </table:table-cell>
        </table:table-row>
        <table:table-row table:style-name="ro1">
          <table:table-cell office:value-type="float" office:value="287.329" calcext:value-type="float">
            <text:p>287,329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89.1932" calcext:value-type="float">
            <text:p>89,1932</text:p>
          </table:table-cell>
        </table:table-row>
        <table:table-row table:style-name="ro1">
          <table:table-cell office:value-type="float" office:value="430.592" calcext:value-type="float">
            <text:p>430,592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106.821" calcext:value-type="float">
            <text:p>106,821</text:p>
          </table:table-cell>
        </table:table-row>
        <table:table-row table:style-name="ro1">
          <table:table-cell office:value-type="float" office:value="529.647" calcext:value-type="float">
            <text:p>529,647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96.561" calcext:value-type="float">
            <text:p>96,561</text:p>
          </table:table-cell>
        </table:table-row>
        <table:table-row table:style-name="ro1">
          <table:table-cell office:value-type="float" office:value="932.596" calcext:value-type="float">
            <text:p>932,596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108.163" calcext:value-type="float">
            <text:p>108,163</text:p>
          </table:table-cell>
        </table:table-row>
        <table:table-row table:style-name="ro1">
          <table:table-cell office:value-type="float" office:value="238.756" calcext:value-type="float">
            <text:p>238,756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6.112" calcext:value-type="float">
            <text:p>96,112</text:p>
          </table:table-cell>
        </table:table-row>
        <table:table-row table:style-name="ro1">
          <table:table-cell office:value-type="float" office:value="618.438" calcext:value-type="float">
            <text:p>618,438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95.9101" calcext:value-type="float">
            <text:p>95,9101</text:p>
          </table:table-cell>
        </table:table-row>
        <table:table-row table:style-name="ro1">
          <table:table-cell office:value-type="float" office:value="522.381" calcext:value-type="float">
            <text:p>522,381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94.7212" calcext:value-type="float">
            <text:p>94,7212</text:p>
          </table:table-cell>
        </table:table-row>
        <table:table-row table:style-name="ro1">
          <table:table-cell office:value-type="float" office:value="339.349" calcext:value-type="float">
            <text:p>339,349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99.2195" calcext:value-type="float">
            <text:p>99,2195</text:p>
          </table:table-cell>
        </table:table-row>
        <table:table-row table:style-name="ro1">
          <table:table-cell office:value-type="float" office:value="279.836" calcext:value-type="float">
            <text:p>279,836</text:p>
          </table:table-cell>
          <table:table-cell/>
          <table:table-cell office:value-type="float" office:value="532" calcext:value-type="float">
            <text:p>532</text:p>
          </table:table-cell>
          <table:table-cell/>
          <table:table-cell office:value-type="float" office:value="104.155" calcext:value-type="float">
            <text:p>104,155</text:p>
          </table:table-cell>
        </table:table-row>
        <table:table-row table:style-name="ro1">
          <table:table-cell office:value-type="float" office:value="816.356" calcext:value-type="float">
            <text:p>816,356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4.181" calcext:value-type="float">
            <text:p>104,181</text:p>
          </table:table-cell>
        </table:table-row>
        <table:table-row table:style-name="ro1">
          <table:table-cell office:value-type="float" office:value="364.527" calcext:value-type="float">
            <text:p>364,527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93.9735" calcext:value-type="float">
            <text:p>93,9735</text:p>
          </table:table-cell>
        </table:table-row>
        <table:table-row table:style-name="ro1">
          <table:table-cell office:value-type="float" office:value="865.449" calcext:value-type="float">
            <text:p>865,449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7.897" calcext:value-type="float">
            <text:p>97,897</text:p>
          </table:table-cell>
        </table:table-row>
        <table:table-row table:style-name="ro1">
          <table:table-cell office:value-type="float" office:value="32.2986" calcext:value-type="float">
            <text:p>32,2986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99.9354" calcext:value-type="float">
            <text:p>99,9354</text:p>
          </table:table-cell>
        </table:table-row>
        <table:table-row table:style-name="ro1">
          <table:table-cell office:value-type="float" office:value="890.436" calcext:value-type="float">
            <text:p>890,436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97.2134" calcext:value-type="float">
            <text:p>97,2134</text:p>
          </table:table-cell>
        </table:table-row>
        <table:table-row table:style-name="ro1">
          <table:table-cell office:value-type="float" office:value="154.859" calcext:value-type="float">
            <text:p>154,859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5.4851" calcext:value-type="float">
            <text:p>95,4851</text:p>
          </table:table-cell>
        </table:table-row>
        <table:table-row table:style-name="ro1">
          <table:table-cell office:value-type="float" office:value="404.41" calcext:value-type="float">
            <text:p>404,41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89.0772" calcext:value-type="float">
            <text:p>89,0772</text:p>
          </table:table-cell>
        </table:table-row>
        <table:table-row table:style-name="ro1">
          <table:table-cell office:value-type="float" office:value="149.618" calcext:value-type="float">
            <text:p>149,618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97.4856" calcext:value-type="float">
            <text:p>97,4856</text:p>
          </table:table-cell>
        </table:table-row>
        <table:table-row table:style-name="ro1">
          <table:table-cell office:value-type="float" office:value="477.395" calcext:value-type="float">
            <text:p>477,395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104.875" calcext:value-type="float">
            <text:p>104,875</text:p>
          </table:table-cell>
        </table:table-row>
        <table:table-row table:style-name="ro1">
          <table:table-cell office:value-type="float" office:value="82.4169" calcext:value-type="float">
            <text:p>82,4169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float" office:value="97.2134" calcext:value-type="float">
            <text:p>97,2134</text:p>
          </table:table-cell>
        </table:table-row>
        <table:table-row table:style-name="ro1">
          <table:table-cell office:value-type="float" office:value="856.853" calcext:value-type="float">
            <text:p>856,853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97.4692" calcext:value-type="float">
            <text:p>97,4692</text:p>
          </table:table-cell>
        </table:table-row>
        <table:table-row table:style-name="ro1">
          <table:table-cell office:value-type="float" office:value="535.812" calcext:value-type="float">
            <text:p>535,812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0.64" calcext:value-type="float">
            <text:p>100,64</text:p>
          </table:table-cell>
        </table:table-row>
        <table:table-row table:style-name="ro1">
          <table:table-cell office:value-type="float" office:value="44.4838" calcext:value-type="float">
            <text:p>44,4838</text:p>
          </table:table-cell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96.012" calcext:value-type="float">
            <text:p>96,012</text:p>
          </table:table-cell>
        </table:table-row>
        <table:table-row table:style-name="ro1">
          <table:table-cell office:value-type="float" office:value="905.017" calcext:value-type="float">
            <text:p>905,017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11.632" calcext:value-type="float">
            <text:p>111,632</text:p>
          </table:table-cell>
        </table:table-row>
        <table:table-row table:style-name="ro1">
          <table:table-cell office:value-type="float" office:value="70.6565" calcext:value-type="float">
            <text:p>70,6565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9.5032" calcext:value-type="float">
            <text:p>99,5032</text:p>
          </table:table-cell>
        </table:table-row>
        <table:table-row table:style-name="ro1">
          <table:table-cell office:value-type="float" office:value="342.98" calcext:value-type="float">
            <text:p>342,98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100.014" calcext:value-type="float">
            <text:p>100,014</text:p>
          </table:table-cell>
        </table:table-row>
        <table:table-row table:style-name="ro1">
          <table:table-cell office:value-type="float" office:value="187.421" calcext:value-type="float">
            <text:p>187,421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96.1166" calcext:value-type="float">
            <text:p>96,1166</text:p>
          </table:table-cell>
        </table:table-row>
        <table:table-row table:style-name="ro1">
          <table:table-cell office:value-type="float" office:value="809.592" calcext:value-type="float">
            <text:p>809,592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7.2699" calcext:value-type="float">
            <text:p>97,2699</text:p>
          </table:table-cell>
        </table:table-row>
        <table:table-row table:style-name="ro1">
          <table:table-cell office:value-type="float" office:value="493.236" calcext:value-type="float">
            <text:p>493,236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100.799" calcext:value-type="float">
            <text:p>100,799</text:p>
          </table:table-cell>
        </table:table-row>
        <table:table-row table:style-name="ro1">
          <table:table-cell office:value-type="float" office:value="303.143" calcext:value-type="float">
            <text:p>303,143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102.137" calcext:value-type="float">
            <text:p>102,137</text:p>
          </table:table-cell>
        </table:table-row>
        <table:table-row table:style-name="ro1">
          <table:table-cell office:value-type="float" office:value="891.411" calcext:value-type="float">
            <text:p>891,411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04.731" calcext:value-type="float">
            <text:p>104,731</text:p>
          </table:table-cell>
        </table:table-row>
        <table:table-row table:style-name="ro1">
          <table:table-cell office:value-type="float" office:value="32.9559" calcext:value-type="float">
            <text:p>32,9559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01.206" calcext:value-type="float">
            <text:p>101,206</text:p>
          </table:table-cell>
        </table:table-row>
        <table:table-row table:style-name="ro1">
          <table:table-cell office:value-type="float" office:value="746.117" calcext:value-type="float">
            <text:p>746,117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96.9083" calcext:value-type="float">
            <text:p>96,9083</text:p>
          </table:table-cell>
        </table:table-row>
        <table:table-row table:style-name="ro1">
          <table:table-cell office:value-type="float" office:value="593.162" calcext:value-type="float">
            <text:p>593,162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89.1531" calcext:value-type="float">
            <text:p>89,1531</text:p>
          </table:table-cell>
        </table:table-row>
        <table:table-row table:style-name="ro1">
          <table:table-cell office:value-type="float" office:value="384.248" calcext:value-type="float">
            <text:p>384,248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91.1764" calcext:value-type="float">
            <text:p>91,1764</text:p>
          </table:table-cell>
        </table:table-row>
        <table:table-row table:style-name="ro1">
          <table:table-cell office:value-type="float" office:value="298.732" calcext:value-type="float">
            <text:p>298,732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float" office:value="98.1444" calcext:value-type="float">
            <text:p>98,1444</text:p>
          </table:table-cell>
        </table:table-row>
        <table:table-row table:style-name="ro1">
          <table:table-cell office:value-type="float" office:value="994.085" calcext:value-type="float">
            <text:p>994,085</text:p>
          </table:table-cell>
          <table:table-cell/>
          <table:table-cell office:value-type="float" office:value="511" calcext:value-type="float">
            <text:p>511</text:p>
          </table:table-cell>
          <table:table-cell/>
          <table:table-cell office:value-type="float" office:value="104.186" calcext:value-type="float">
            <text:p>104,186</text:p>
          </table:table-cell>
        </table:table-row>
        <table:table-row table:style-name="ro1">
          <table:table-cell office:value-type="float" office:value="249.711" calcext:value-type="float">
            <text:p>249,711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101.263" calcext:value-type="float">
            <text:p>101,263</text:p>
          </table:table-cell>
        </table:table-row>
        <table:table-row table:style-name="ro1">
          <table:table-cell office:value-type="float" office:value="1.85016" calcext:value-type="float">
            <text:p>1,85016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94.1276" calcext:value-type="float">
            <text:p>94,1276</text:p>
          </table:table-cell>
        </table:table-row>
        <table:table-row table:style-name="ro1">
          <table:table-cell office:value-type="float" office:value="922.018" calcext:value-type="float">
            <text:p>922,018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float" office:value="105.921" calcext:value-type="float">
            <text:p>105,921</text:p>
          </table:table-cell>
        </table:table-row>
        <table:table-row table:style-name="ro1">
          <table:table-cell office:value-type="float" office:value="564.213" calcext:value-type="float">
            <text:p>564,213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99.1895" calcext:value-type="float">
            <text:p>99,1895</text:p>
          </table:table-cell>
        </table:table-row>
        <table:table-row table:style-name="ro1">
          <table:table-cell office:value-type="float" office:value="852.899" calcext:value-type="float">
            <text:p>852,899</text:p>
          </table:table-cell>
          <table:table-cell/>
          <table:table-cell office:value-type="float" office:value="489" calcext:value-type="float">
            <text:p>489</text:p>
          </table:table-cell>
          <table:table-cell/>
          <table:table-cell office:value-type="float" office:value="100.736" calcext:value-type="float">
            <text:p>100,736</text:p>
          </table:table-cell>
        </table:table-row>
        <table:table-row table:style-name="ro1">
          <table:table-cell office:value-type="float" office:value="4.42705" calcext:value-type="float">
            <text:p>4,42705</text:p>
          </table:table-cell>
          <table:table-cell/>
          <table:table-cell office:value-type="float" office:value="474" calcext:value-type="float">
            <text:p>474</text:p>
          </table:table-cell>
          <table:table-cell/>
          <table:table-cell office:value-type="float" office:value="107.144" calcext:value-type="float">
            <text:p>107,144</text:p>
          </table:table-cell>
        </table:table-row>
        <table:table-row table:style-name="ro1">
          <table:table-cell office:value-type="float" office:value="471.039" calcext:value-type="float">
            <text:p>471,039</text:p>
          </table:table-cell>
          <table:table-cell/>
          <table:table-cell office:value-type="float" office:value="521" calcext:value-type="float">
            <text:p>521</text:p>
          </table:table-cell>
          <table:table-cell/>
          <table:table-cell office:value-type="float" office:value="87.3282" calcext:value-type="float">
            <text:p>87,3282</text:p>
          </table:table-cell>
        </table:table-row>
        <table:table-row table:style-name="ro1">
          <table:table-cell office:value-type="float" office:value="455.651" calcext:value-type="float">
            <text:p>455,651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0.926" calcext:value-type="float">
            <text:p>100,926</text:p>
          </table:table-cell>
        </table:table-row>
        <table:table-row table:style-name="ro1">
          <table:table-cell office:value-type="float" office:value="215.222" calcext:value-type="float">
            <text:p>215,222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9.181" calcext:value-type="float">
            <text:p>109,181</text:p>
          </table:table-cell>
        </table:table-row>
        <table:table-row table:style-name="ro1">
          <table:table-cell office:value-type="float" office:value="823.377" calcext:value-type="float">
            <text:p>823,377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101.665" calcext:value-type="float">
            <text:p>101,665</text:p>
          </table:table-cell>
        </table:table-row>
        <table:table-row table:style-name="ro1">
          <table:table-cell office:value-type="float" office:value="126.767" calcext:value-type="float">
            <text:p>126,767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93.4326" calcext:value-type="float">
            <text:p>93,4326</text:p>
          </table:table-cell>
        </table:table-row>
        <table:table-row table:style-name="ro1">
          <table:table-cell office:value-type="float" office:value="862.311" calcext:value-type="float">
            <text:p>862,311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03.466" calcext:value-type="float">
            <text:p>103,466</text:p>
          </table:table-cell>
        </table:table-row>
        <table:table-row table:style-name="ro1">
          <table:table-cell office:value-type="float" office:value="630.947" calcext:value-type="float">
            <text:p>630,947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103.831" calcext:value-type="float">
            <text:p>103,831</text:p>
          </table:table-cell>
        </table:table-row>
        <table:table-row table:style-name="ro1">
          <table:table-cell office:value-type="float" office:value="381.452" calcext:value-type="float">
            <text:p>381,452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7.2188" calcext:value-type="float">
            <text:p>97,2188</text:p>
          </table:table-cell>
        </table:table-row>
        <table:table-row table:style-name="ro1">
          <table:table-cell office:value-type="float" office:value="637.504" calcext:value-type="float">
            <text:p>637,504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100.426" calcext:value-type="float">
            <text:p>100,426</text:p>
          </table:table-cell>
        </table:table-row>
        <table:table-row table:style-name="ro1">
          <table:table-cell office:value-type="float" office:value="918.309" calcext:value-type="float">
            <text:p>918,309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1.782" calcext:value-type="float">
            <text:p>101,782</text:p>
          </table:table-cell>
        </table:table-row>
        <table:table-row table:style-name="ro1">
          <table:table-cell office:value-type="float" office:value="761.183" calcext:value-type="float">
            <text:p>761,183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98.7193" calcext:value-type="float">
            <text:p>98,7193</text:p>
          </table:table-cell>
        </table:table-row>
        <table:table-row table:style-name="ro1">
          <table:table-cell office:value-type="float" office:value="893.5" calcext:value-type="float">
            <text:p>893,5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float" office:value="114.825" calcext:value-type="float">
            <text:p>114,825</text:p>
          </table:table-cell>
        </table:table-row>
        <table:table-row table:style-name="ro1">
          <table:table-cell office:value-type="float" office:value="594.173" calcext:value-type="float">
            <text:p>594,173</text:p>
          </table:table-cell>
          <table:table-cell/>
          <table:table-cell office:value-type="float" office:value="481" calcext:value-type="float">
            <text:p>481</text:p>
          </table:table-cell>
          <table:table-cell/>
          <table:table-cell office:value-type="float" office:value="94.6977" calcext:value-type="float">
            <text:p>94,6977</text:p>
          </table:table-cell>
        </table:table-row>
        <table:table-row table:style-name="ro1">
          <table:table-cell office:value-type="float" office:value="184.572" calcext:value-type="float">
            <text:p>184,572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08.768" calcext:value-type="float">
            <text:p>108,768</text:p>
          </table:table-cell>
        </table:table-row>
        <table:table-row table:style-name="ro1">
          <table:table-cell office:value-type="float" office:value="795.726" calcext:value-type="float">
            <text:p>795,726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05.156" calcext:value-type="float">
            <text:p>105,156</text:p>
          </table:table-cell>
        </table:table-row>
        <table:table-row table:style-name="ro1">
          <table:table-cell office:value-type="float" office:value="985.196" calcext:value-type="float">
            <text:p>985,196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02.358" calcext:value-type="float">
            <text:p>102,358</text:p>
          </table:table-cell>
        </table:table-row>
        <table:table-row table:style-name="ro1">
          <table:table-cell office:value-type="float" office:value="543.952" calcext:value-type="float">
            <text:p>543,952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104.861" calcext:value-type="float">
            <text:p>104,861</text:p>
          </table:table-cell>
        </table:table-row>
        <table:table-row table:style-name="ro1">
          <table:table-cell office:value-type="float" office:value="202.173" calcext:value-type="float">
            <text:p>202,173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float" office:value="96.0959" calcext:value-type="float">
            <text:p>96,0959</text:p>
          </table:table-cell>
        </table:table-row>
        <table:table-row table:style-name="ro1">
          <table:table-cell office:value-type="float" office:value="93.88" calcext:value-type="float">
            <text:p>93,88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97.6425" calcext:value-type="float">
            <text:p>97,6425</text:p>
          </table:table-cell>
        </table:table-row>
        <table:table-row table:style-name="ro1">
          <table:table-cell office:value-type="float" office:value="289.529" calcext:value-type="float">
            <text:p>289,529</text:p>
          </table:table-cell>
          <table:table-cell/>
          <table:table-cell office:value-type="float" office:value="471" calcext:value-type="float">
            <text:p>471</text:p>
          </table:table-cell>
          <table:table-cell/>
          <table:table-cell office:value-type="float" office:value="95.037" calcext:value-type="float">
            <text:p>95,037</text:p>
          </table:table-cell>
        </table:table-row>
        <table:table-row table:style-name="ro1">
          <table:table-cell office:value-type="float" office:value="258.665" calcext:value-type="float">
            <text:p>258,665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93.3761" calcext:value-type="float">
            <text:p>93,3761</text:p>
          </table:table-cell>
        </table:table-row>
        <table:table-row table:style-name="ro1">
          <table:table-cell office:value-type="float" office:value="585.111" calcext:value-type="float">
            <text:p>585,111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10.59" calcext:value-type="float">
            <text:p>110,59</text:p>
          </table:table-cell>
        </table:table-row>
        <table:table-row table:style-name="ro1">
          <table:table-cell office:value-type="float" office:value="704.244" calcext:value-type="float">
            <text:p>704,244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94.4063" calcext:value-type="float">
            <text:p>94,4063</text:p>
          </table:table-cell>
        </table:table-row>
        <table:table-row table:style-name="ro1">
          <table:table-cell office:value-type="float" office:value="962.8" calcext:value-type="float">
            <text:p>962,8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104.616" calcext:value-type="float">
            <text:p>104,616</text:p>
          </table:table-cell>
        </table:table-row>
        <table:table-row table:style-name="ro1">
          <table:table-cell office:value-type="float" office:value="669.114" calcext:value-type="float">
            <text:p>669,114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102.307" calcext:value-type="float">
            <text:p>102,307</text:p>
          </table:table-cell>
        </table:table-row>
        <table:table-row table:style-name="ro1">
          <table:table-cell office:value-type="float" office:value="884.129" calcext:value-type="float">
            <text:p>884,129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107.279" calcext:value-type="float">
            <text:p>107,279</text:p>
          </table:table-cell>
        </table:table-row>
        <table:table-row table:style-name="ro1">
          <table:table-cell office:value-type="float" office:value="497.255" calcext:value-type="float">
            <text:p>497,255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2.071" calcext:value-type="float">
            <text:p>102,071</text:p>
          </table:table-cell>
        </table:table-row>
        <table:table-row table:style-name="ro1">
          <table:table-cell office:value-type="float" office:value="954.983" calcext:value-type="float">
            <text:p>954,983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95.1876" calcext:value-type="float">
            <text:p>95,1876</text:p>
          </table:table-cell>
        </table:table-row>
        <table:table-row table:style-name="ro1">
          <table:table-cell office:value-type="float" office:value="356.796" calcext:value-type="float">
            <text:p>356,796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float" office:value="105.241" calcext:value-type="float">
            <text:p>105,241</text:p>
          </table:table-cell>
        </table:table-row>
        <table:table-row table:style-name="ro1">
          <table:table-cell office:value-type="float" office:value="736.151" calcext:value-type="float">
            <text:p>736,151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102.856" calcext:value-type="float">
            <text:p>102,856</text:p>
          </table:table-cell>
        </table:table-row>
        <table:table-row table:style-name="ro1">
          <table:table-cell office:value-type="float" office:value="791.81" calcext:value-type="float">
            <text:p>791,81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90.9739" calcext:value-type="float">
            <text:p>90,9739</text:p>
          </table:table-cell>
        </table:table-row>
        <table:table-row table:style-name="ro1">
          <table:table-cell office:value-type="float" office:value="365.312" calcext:value-type="float">
            <text:p>365,312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97.4138" calcext:value-type="float">
            <text:p>97,4138</text:p>
          </table:table-cell>
        </table:table-row>
        <table:table-row table:style-name="ro1">
          <table:table-cell office:value-type="float" office:value="73.7582" calcext:value-type="float">
            <text:p>73,7582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107.878" calcext:value-type="float">
            <text:p>107,878</text:p>
          </table:table-cell>
        </table:table-row>
        <table:table-row table:style-name="ro1">
          <table:table-cell office:value-type="float" office:value="389.112" calcext:value-type="float">
            <text:p>389,1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102.89" calcext:value-type="float">
            <text:p>102,89</text:p>
          </table:table-cell>
        </table:table-row>
        <table:table-row table:style-name="ro1">
          <table:table-cell office:value-type="float" office:value="698.836" calcext:value-type="float">
            <text:p>698,836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96.7071" calcext:value-type="float">
            <text:p>96,7071</text:p>
          </table:table-cell>
        </table:table-row>
        <table:table-row table:style-name="ro1">
          <table:table-cell office:value-type="float" office:value="647.927" calcext:value-type="float">
            <text:p>647,927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102.723" calcext:value-type="float">
            <text:p>102,723</text:p>
          </table:table-cell>
        </table:table-row>
        <table:table-row table:style-name="ro1">
          <table:table-cell office:value-type="float" office:value="968.454" calcext:value-type="float">
            <text:p>968,454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99.0968" calcext:value-type="float">
            <text:p>99,0968</text:p>
          </table:table-cell>
        </table:table-row>
        <table:table-row table:style-name="ro1">
          <table:table-cell office:value-type="float" office:value="428.83" calcext:value-type="float">
            <text:p>428,83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98.5013" calcext:value-type="float">
            <text:p>98,5013</text:p>
          </table:table-cell>
        </table:table-row>
        <table:table-row table:style-name="ro1">
          <table:table-cell office:value-type="float" office:value="779.734" calcext:value-type="float">
            <text:p>779,734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float" office:value="105.798" calcext:value-type="float">
            <text:p>105,798</text:p>
          </table:table-cell>
        </table:table-row>
        <table:table-row table:style-name="ro1">
          <table:table-cell office:value-type="float" office:value="530.838" calcext:value-type="float">
            <text:p>530,838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97.8378" calcext:value-type="float">
            <text:p>97,8378</text:p>
          </table:table-cell>
        </table:table-row>
        <table:table-row table:style-name="ro1">
          <table:table-cell office:value-type="float" office:value="114.489" calcext:value-type="float">
            <text:p>114,489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8.0218" calcext:value-type="float">
            <text:p>98,0218</text:p>
          </table:table-cell>
        </table:table-row>
        <table:table-row table:style-name="ro1">
          <table:table-cell office:value-type="float" office:value="826.32" calcext:value-type="float">
            <text:p>826,32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float" office:value="96.2946" calcext:value-type="float">
            <text:p>96,2946</text:p>
          </table:table-cell>
        </table:table-row>
        <table:table-row table:style-name="ro1">
          <table:table-cell office:value-type="float" office:value="229.408" calcext:value-type="float">
            <text:p>229,408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104.343" calcext:value-type="float">
            <text:p>104,343</text:p>
          </table:table-cell>
        </table:table-row>
        <table:table-row table:style-name="ro1">
          <table:table-cell office:value-type="float" office:value="551.428" calcext:value-type="float">
            <text:p>551,428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float" office:value="103.228" calcext:value-type="float">
            <text:p>103,228</text:p>
          </table:table-cell>
        </table:table-row>
        <table:table-row table:style-name="ro1">
          <table:table-cell office:value-type="float" office:value="490.985" calcext:value-type="float">
            <text:p>490,985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float" office:value="94.9285" calcext:value-type="float">
            <text:p>94,9285</text:p>
          </table:table-cell>
        </table:table-row>
        <table:table-row table:style-name="ro1">
          <table:table-cell office:value-type="float" office:value="37.2037" calcext:value-type="float">
            <text:p>37,2037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94.7654" calcext:value-type="float">
            <text:p>94,7654</text:p>
          </table:table-cell>
        </table:table-row>
        <table:table-row table:style-name="ro1">
          <table:table-cell office:value-type="float" office:value="234.45" calcext:value-type="float">
            <text:p>234,45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102.382" calcext:value-type="float">
            <text:p>102,382</text:p>
          </table:table-cell>
        </table:table-row>
        <table:table-row table:style-name="ro1">
          <table:table-cell office:value-type="float" office:value="156.695" calcext:value-type="float">
            <text:p>156,695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99.5899" calcext:value-type="float">
            <text:p>99,5899</text:p>
          </table:table-cell>
        </table:table-row>
        <table:table-row table:style-name="ro1">
          <table:table-cell office:value-type="float" office:value="173.729" calcext:value-type="float">
            <text:p>173,729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00.219" calcext:value-type="float">
            <text:p>100,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0108" number:language="pl" number:country="PL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01:13:50.541585928</meta:creation-date>
    <dc:date>2020-12-02T01:55:49.501143575</dc:date>
    <meta:editing-duration>PT10M28S</meta:editing-duration>
    <meta:editing-cycles>1</meta:editing-cycles>
    <meta:generator>LibreOffice/6.0.7.3$Linux_X86_64 LibreOffice_project/00m0$Build-3</meta:generator>
    <meta:document-statistic meta:table-count="1" meta:cell-count="30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69cm" svg:height="9.006cm" xlink:href=".." xlink:type="simple" chart:class="chart:area" chart:style-name="ch1">
        <chart:title svg:x="8.219cm" svg:y="0.316cm" chart:style-name="ch2">
          <text:p>UNIFORM</text:p>
        </chart:title>
        <chart:legend chart:legend-position="end" svg:x="16.326cm" svg:y="4.204cm" style:legend-expansion="high" chart:style-name="ch3"/>
        <chart:plot-area chart:style-name="ch4" table:cell-range-address="Sheet1.A1:Sheet1.A1001" chart:data-source-has-labels="row" svg:x="0.373cm" svg:y="1.275cm" svg:width="15.58cm" svg:height="7.551cm">
          <chartooo:coordinate-region svg:x="1.365cm" svg:y="1.275cm" svg:width="14.588cm" svg:height="6.4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1001" chart:label-cell-address="Sheet1.A1:Sheet1.A1" chart:class="chart:area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.125">
                <text:p>180.125</text:p>
                <draw:g>
                  <svg:desc>Sheet1.A2:Sheet1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5.605">
                <text:p>825.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1.912">
                <text:p>841.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.268">
                <text:p>163.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6.288">
                <text:p>656.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7.254">
                <text:p>787.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1.981">
                <text:p>481.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.144">
                <text:p>187.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.205">
                <text:p>255.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9594">
                <text:p>84.9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.26">
                <text:p>265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6.224">
                <text:p>506.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2.282">
                <text:p>192.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3.477">
                <text:p>603.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9.727">
                <text:p>539.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5.538">
                <text:p>305.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5868">
                <text:p>47.5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0.982">
                <text:p>470.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6.824">
                <text:p>906.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0.995">
                <text:p>980.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9.014">
                <text:p>799.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7.808">
                <text:p>637.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7.095">
                <text:p>317.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9.306">
                <text:p>809.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6.214">
                <text:p>286.2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.573">
                <text:p>58.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.998">
                <text:p>116.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3.486">
                <text:p>363.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3432">
                <text:p>39.3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4.73">
                <text:p>414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907">
                <text:p>349.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7.618">
                <text:p>547.6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3.633">
                <text:p>653.6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8.273">
                <text:p>638.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3096">
                <text:p>17.30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9.919">
                <text:p>579.9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3.522">
                <text:p>703.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5.219">
                <text:p>515.2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8.573">
                <text:p>518.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1841">
                <text:p>48.1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.8545">
                <text:p>82.8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.8586">
                <text:p>47.8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1.665">
                <text:p>721.6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.794">
                <text:p>164.7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.8538">
                <text:p>95.85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1.913">
                <text:p>461.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3.639">
                <text:p>143.6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7.109">
                <text:p>357.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3.422">
                <text:p>853.4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4.296">
                <text:p>344.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9.902">
                <text:p>959.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1.971">
                <text:p>531.9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1.641">
                <text:p>841.6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9.373">
                <text:p>659.3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8513">
                <text:p>3.38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2.077">
                <text:p>982.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8.278">
                <text:p>288.2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2.478">
                <text:p>592.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.5034">
                <text:p>71.5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.89">
                <text:p>304.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6.38">
                <text:p>716.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7.761">
                <text:p>177.7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.091">
                <text:p>107.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0.551">
                <text:p>750.5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5.937">
                <text:p>955.9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.2786">
                <text:p>38.27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8.109">
                <text:p>238.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0.581">
                <text:p>330.5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7.814">
                <text:p>167.8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.2429">
                <text:p>60.2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2.465">
                <text:p>202.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.117">
                <text:p>123.1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2.413">
                <text:p>522.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7.222">
                <text:p>807.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9.141">
                <text:p>589.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9.084">
                <text:p>379.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8.418">
                <text:p>898.4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8.449">
                <text:p>258.4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7.876">
                <text:p>657.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4.832">
                <text:p>674.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6.321">
                <text:p>276.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1.717">
                <text:p>521.7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8.68">
                <text:p>288.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0.041">
                <text:p>560.0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6.235">
                <text:p>656.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8.676">
                <text:p>248.6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3.698">
                <text:p>563.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6.511">
                <text:p>576.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.1081">
                <text:p>76.10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.6265">
                <text:p>63.6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3.907">
                <text:p>193.9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6.093">
                <text:p>456.0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2.961">
                <text:p>642.9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8.947">
                <text:p>738.9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0.868">
                <text:p>750.8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9.86">
                <text:p>649.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.22">
                <text:p>182.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9524">
                <text:p>2.39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29.037">
                <text:p>829.0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7.029">
                <text:p>757.0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977">
                <text:p>0.739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1.9192">
                <text:p>91.9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2.598">
                <text:p>242.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3.99">
                <text:p>423.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8.722">
                <text:p>468.7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8.241">
                <text:p>258.2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26.233">
                <text:p>826.2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4.391">
                <text:p>474.3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8.887">
                <text:p>518.8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6.396">
                <text:p>876.3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4.848">
                <text:p>534.8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4.763">
                <text:p>634.7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.797">
                <text:p>500.7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0.286">
                <text:p>380.2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6.161">
                <text:p>506.1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3.07">
                <text:p>443.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8.902">
                <text:p>668.9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1.94">
                <text:p>521.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.157">
                <text:p>180.1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06288">
                <text:p>8.062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5791">
                <text:p>23.57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0.565">
                <text:p>310.5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5.678">
                <text:p>765.6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15.316">
                <text:p>915.3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2.759">
                <text:p>202.7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9.764">
                <text:p>729.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5.314">
                <text:p>655.3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8.899">
                <text:p>208.8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5.502">
                <text:p>485.5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7.96">
                <text:p>307.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5.324">
                <text:p>485.3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3.701">
                <text:p>813.7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62.722">
                <text:p>962.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3.289">
                <text:p>223.2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.415">
                <text:p>137.4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9.003">
                <text:p>299.0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9.252">
                <text:p>609.2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4.678">
                <text:p>914.6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7.721">
                <text:p>347.7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6.302">
                <text:p>216.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0.057">
                <text:p>580.0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5.631">
                <text:p>965.6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3.176">
                <text:p>653.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0.4">
                <text:p>370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63.864">
                <text:p>963.8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2.283">
                <text:p>662.2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1.73">
                <text:p>511.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80.164">
                <text:p>980.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6.37">
                <text:p>236.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6.864">
                <text:p>736.8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7.879">
                <text:p>117.8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3.617">
                <text:p>653.6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6.745">
                <text:p>616.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6.383">
                <text:p>526.3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1623">
                <text:p>19.16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5.359">
                <text:p>135.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9.885">
                <text:p>129.8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88.596">
                <text:p>988.5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.2305">
                <text:p>62.2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3.014">
                <text:p>693.0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5.323">
                <text:p>475.3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6.322">
                <text:p>576.3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42.178">
                <text:p>942.1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8.903">
                <text:p>708.9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9.692">
                <text:p>409.6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9.842">
                <text:p>529.8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4.021">
                <text:p>64.0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9.831">
                <text:p>919.8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8.271">
                <text:p>998.2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3168">
                <text:p>11.3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6.658">
                <text:p>946.6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9.876">
                <text:p>999.8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1.433">
                <text:p>141.4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0.741">
                <text:p>620.7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9878">
                <text:p>14.98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2.71">
                <text:p>852.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2.928">
                <text:p>682.9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6.661">
                <text:p>876.6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0.547">
                <text:p>880.5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7.712">
                <text:p>207.7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6.816">
                <text:p>496.8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5.802">
                <text:p>455.8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5.343">
                <text:p>755.3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2.919">
                <text:p>272.9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0.729">
                <text:p>840.7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5.933">
                <text:p>445.9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6.34">
                <text:p>896.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0.392">
                <text:p>400.3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7.329">
                <text:p>527.3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1.471">
                <text:p>851.4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1.434">
                <text:p>761.4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7.532">
                <text:p>447.5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1.262">
                <text:p>241.2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2.782">
                <text:p>102.7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29.269">
                <text:p>829.2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6.006">
                <text:p>686.0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8.712">
                <text:p>788.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2.791">
                <text:p>852.7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78.335">
                <text:p>878.3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3.421">
                <text:p>903.4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60.353">
                <text:p>460.3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9.875">
                <text:p>469.8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3.537">
                <text:p>313.5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75.574">
                <text:p>675.5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7.916">
                <text:p>707.9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7.721">
                <text:p>957.7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1.598">
                <text:p>201.5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72.125">
                <text:p>672.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4.15">
                <text:p>664.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62.345">
                <text:p>462.3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9.564">
                <text:p>189.5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5.354">
                <text:p>795.3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63.964">
                <text:p>963.9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4.02">
                <text:p>554.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62756">
                <text:p>0.8627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2.915">
                <text:p>212.9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8.439">
                <text:p>868.4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3.911">
                <text:p>803.9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6.731">
                <text:p>466.7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40.163">
                <text:p>640.1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9.119">
                <text:p>299.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0.995">
                <text:p>330.9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68.971">
                <text:p>968.9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1.944">
                <text:p>591.9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3.895">
                <text:p>493.8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84.399">
                <text:p>984.3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2.109">
                <text:p>322.1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.7496">
                <text:p>35.7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25.674">
                <text:p>625.6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24.681">
                <text:p>824.6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.1491">
                <text:p>42.14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2.395">
                <text:p>742.3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7.524">
                <text:p>617.5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7.926">
                <text:p>447.9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7.996">
                <text:p>537.9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4.034">
                <text:p>884.0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2.899">
                <text:p>732.8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.6608">
                <text:p>30.66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3.453">
                <text:p>543.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4.659">
                <text:p>264.6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3.462">
                <text:p>133.4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49.382">
                <text:p>949.3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5.095">
                <text:p>455.0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32.31">
                <text:p>432.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3.426">
                <text:p>903.4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5.14">
                <text:p>205.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3.9627">
                <text:p>73.96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34.435">
                <text:p>834.4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0.569">
                <text:p>310.5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6.647">
                <text:p>646.6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0.73">
                <text:p>210.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.6525">
                <text:p>74.65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06.925">
                <text:p>706.9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0.315">
                <text:p>390.3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9.9">
                <text:p>229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3.821">
                <text:p>223.8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9.213">
                <text:p>119.2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.177">
                <text:p>261.1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0.678">
                <text:p>190.6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0.829">
                <text:p>670.8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8.645">
                <text:p>228.6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1.469">
                <text:p>591.4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2.117">
                <text:p>662.1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.533">
                <text:p>265.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0.665">
                <text:p>370.6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1.847">
                <text:p>861.8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7.581">
                <text:p>617.5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23.362">
                <text:p>823.3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34.069">
                <text:p>934.0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12.002">
                <text:p>812.0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.035">
                <text:p>294.0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6.993">
                <text:p>756.9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2.69">
                <text:p>182.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1.27">
                <text:p>361.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.088">
                <text:p>276.0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25.019">
                <text:p>825.0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.7889">
                <text:p>67.78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2.433">
                <text:p>252.4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1.23">
                <text:p>891.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6.472">
                <text:p>386.4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5.721">
                <text:p>685.7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44.83">
                <text:p>544.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73.342">
                <text:p>773.3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8.024">
                <text:p>918.0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36.233">
                <text:p>736.2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3.73">
                <text:p>533.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68.678">
                <text:p>668.6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68.378">
                <text:p>768.3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0.245">
                <text:p>190.2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2.676">
                <text:p>372.6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9.951">
                <text:p>729.9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11.687">
                <text:p>811.6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67.739">
                <text:p>567.7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1.966">
                <text:p>841.9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67.647">
                <text:p>567.6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8.378">
                <text:p>408.3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0.815">
                <text:p>590.8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29.011">
                <text:p>929.0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0.269">
                <text:p>280.2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0.601">
                <text:p>290.6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5.115">
                <text:p>515.1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8.102">
                <text:p>488.1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36273">
                <text:p>8.362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9.088">
                <text:p>419.0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2.602">
                <text:p>772.6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76296">
                <text:p>0.6762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6.7654">
                <text:p>56.76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4.118">
                <text:p>634.1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7.987">
                <text:p>397.9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5.624">
                <text:p>545.6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7.946">
                <text:p>997.9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34.754">
                <text:p>434.7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6.552">
                <text:p>626.5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98.423">
                <text:p>898.4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6.875">
                <text:p>196.8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6.838">
                <text:p>366.8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68.145">
                <text:p>568.1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6.932">
                <text:p>866.9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8.969">
                <text:p>538.9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52.553">
                <text:p>652.5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3.593">
                <text:p>443.5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.885">
                <text:p>129.8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37.689">
                <text:p>937.6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3.216">
                <text:p>853.2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5.431">
                <text:p>855.4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05.374">
                <text:p>605.3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7.494">
                <text:p>197.4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.3274">
                <text:p>90.32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1.771">
                <text:p>181.7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71.592">
                <text:p>871.5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2.942">
                <text:p>52.9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2682">
                <text:p>16.26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2.035">
                <text:p>272.0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2.694">
                <text:p>322.6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37.49">
                <text:p>837.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41.176">
                <text:p>641.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7.854">
                <text:p>547.8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6.527">
                <text:p>426.5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58.583">
                <text:p>758.5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94.789">
                <text:p>594.7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0.701">
                <text:p>240.7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1.338">
                <text:p>181.3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1.312">
                <text:p>351.3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0.944">
                <text:p>460.9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1.143">
                <text:p>351.1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.3252">
                <text:p>44.32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06.466">
                <text:p>906.4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25.348">
                <text:p>525.3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0.808">
                <text:p>450.8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.7368">
                <text:p>28.73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59.848">
                <text:p>659.8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9.786">
                <text:p>399.7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74.471">
                <text:p>274.4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48.893">
                <text:p>748.8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32.417">
                <text:p>532.4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4.875">
                <text:p>894.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2.022">
                <text:p>322.0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5.761">
                <text:p>995.7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93.848">
                <text:p>693.8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1.532">
                <text:p>441.5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3.086">
                <text:p>143.0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62.7">
                <text:p>762.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90.134">
                <text:p>490.1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7.218">
                <text:p>587.2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8.19">
                <text:p>408.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8.776">
                <text:p>448.7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60.31">
                <text:p>860.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4.75">
                <text:p>914.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.136">
                <text:p>93.1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84.731">
                <text:p>984.7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75.717">
                <text:p>675.7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6.403">
                <text:p>126.4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82.918">
                <text:p>582.9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7.635">
                <text:p>397.6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1.211">
                <text:p>521.2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1.479">
                <text:p>251.4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6.351">
                <text:p>496.3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4.967">
                <text:p>404.9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4.34">
                <text:p>294.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08.206">
                <text:p>308.2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09.768">
                <text:p>709.7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7.116">
                <text:p>397.1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6.884">
                <text:p>996.8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.9962">
                <text:p>47.99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2.44">
                <text:p>262.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92.007">
                <text:p>892.0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2.92">
                <text:p>432.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2.024">
                <text:p>932.0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26.632">
                <text:p>726.6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10.079">
                <text:p>810.0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7.806">
                <text:p>287.8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38.266">
                <text:p>938.2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2.461">
                <text:p>462.4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9.514">
                <text:p>249.5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7.92">
                <text:p>867.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5.832">
                <text:p>505.8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06.65">
                <text:p>606.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86.656">
                <text:p>486.6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15.317">
                <text:p>815.3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4.259">
                <text:p>824.2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34.942">
                <text:p>634.9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3.119">
                <text:p>133.1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6.171">
                <text:p>146.1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81.055">
                <text:p>881.0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1.045">
                <text:p>361.0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90.071">
                <text:p>790.0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06.951">
                <text:p>606.9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27.332">
                <text:p>727.3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63984">
                <text:p>8.639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2.231">
                <text:p>92.2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5.096">
                <text:p>425.0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23.155">
                <text:p>923.1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5.922">
                <text:p>115.9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25.701">
                <text:p>625.7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4.035">
                <text:p>414.0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2.782">
                <text:p>452.7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9.534">
                <text:p>169.5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5.791">
                <text:p>805.7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5.603">
                <text:p>465.6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0.2944">
                <text:p>80.29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25.235">
                <text:p>825.2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52.27">
                <text:p>952.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4.961">
                <text:p>404.9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08931">
                <text:p>8.089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4.79">
                <text:p>784.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.8384">
                <text:p>60.83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7.427">
                <text:p>207.4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73.901">
                <text:p>873.9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.886">
                <text:p>108.8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9.2454">
                <text:p>69.24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43.577">
                <text:p>643.5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23.613">
                <text:p>423.6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54.494">
                <text:p>954.4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2.839">
                <text:p>322.8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9.498">
                <text:p>389.4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48.064">
                <text:p>648.0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7.696">
                <text:p>467.6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8.6367">
                <text:p>58.63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33.024">
                <text:p>633.0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6.601">
                <text:p>796.6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68.414">
                <text:p>668.4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6.586">
                <text:p>176.5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8.97">
                <text:p>408.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72.663">
                <text:p>372.6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73.574">
                <text:p>673.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74.522">
                <text:p>874.5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2.1306">
                <text:p>52.13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5.809">
                <text:p>465.8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06.052">
                <text:p>806.0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63.054">
                <text:p>563.0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81.193">
                <text:p>781.1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4.553">
                <text:p>504.5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8.587">
                <text:p>268.5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81.572">
                <text:p>881.5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69.507">
                <text:p>769.5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83.17">
                <text:p>683.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24.268">
                <text:p>924.2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4.064">
                <text:p>544.0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4.471">
                <text:p>174.4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7.698">
                <text:p>267.6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4.928">
                <text:p>904.9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0.328">
                <text:p>310.3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2083">
                <text:p>84.20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0.003">
                <text:p>290.0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31.514">
                <text:p>331.5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6.861">
                <text:p>426.8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7.4544">
                <text:p>67.45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58.88">
                <text:p>858.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93.411">
                <text:p>793.4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87.248">
                <text:p>587.2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89.854">
                <text:p>789.8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0.791">
                <text:p>490.7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0.389">
                <text:p>670.3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7.242">
                <text:p>637.2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52.598">
                <text:p>852.5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0.469">
                <text:p>560.4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45.471">
                <text:p>945.4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3.239">
                <text:p>413.2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06.076">
                <text:p>906.0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43.643">
                <text:p>843.6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1.17">
                <text:p>961.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8.941">
                <text:p>718.9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5.767">
                <text:p>325.7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8.061">
                <text:p>278.0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0.968">
                <text:p>630.9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1.666">
                <text:p>711.6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32.452">
                <text:p>932.4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6.714">
                <text:p>386.7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5.263">
                <text:p>255.2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33.851">
                <text:p>533.8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4.923">
                <text:p>264.9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1.617">
                <text:p>361.6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34.66">
                <text:p>934.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8.9376">
                <text:p>98.93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2.813">
                <text:p>202.8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20.436">
                <text:p>920.4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3.658">
                <text:p>213.6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66.265">
                <text:p>366.2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66.288">
                <text:p>366.2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00.14">
                <text:p>600.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9.12">
                <text:p>289.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56.241">
                <text:p>556.2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.7604">
                <text:p>17.76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32.181">
                <text:p>532.1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.0415">
                <text:p>18.04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77.531">
                <text:p>377.5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76.584">
                <text:p>876.5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.2026">
                <text:p>11.20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84.477">
                <text:p>484.4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18.894">
                <text:p>418.8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2.2882">
                <text:p>72.28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0.136">
                <text:p>130.1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2.508">
                <text:p>772.5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01.708">
                <text:p>901.7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.812">
                <text:p>165.8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7.518">
                <text:p>337.5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93.201">
                <text:p>893.2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7.614">
                <text:p>517.6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0.879">
                <text:p>120.8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0.382">
                <text:p>330.3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45.736">
                <text:p>445.7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2.792">
                <text:p>292.7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60.083">
                <text:p>860.08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0.387">
                <text:p>320.3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98.891">
                <text:p>498.8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69.022">
                <text:p>869.0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3.32">
                <text:p>303.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00.191">
                <text:p>500.1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7.659">
                <text:p>607.6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18.055">
                <text:p>718.0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3.1596">
                <text:p>93.15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1.038">
                <text:p>241.0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7.086">
                <text:p>547.0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88.375">
                <text:p>588.3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41.305">
                <text:p>441.3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3.406">
                <text:p>263.4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15.51">
                <text:p>815.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7.464">
                <text:p>437.4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4.604">
                <text:p>264.6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8.76">
                <text:p>418.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57.048">
                <text:p>657.0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3295">
                <text:p>10.32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65.213">
                <text:p>265.2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12.664">
                <text:p>712.6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5.61">
                <text:p>605.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37.935">
                <text:p>237.9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3.722">
                <text:p>633.7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6.972">
                <text:p>136.9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9.51">
                <text:p>459.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7.25">
                <text:p>617.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2.296">
                <text:p>632.2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0.541">
                <text:p>230.5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12.235">
                <text:p>512.2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55.687">
                <text:p>855.6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86.755">
                <text:p>486.7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3.998">
                <text:p>663.9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93.651">
                <text:p>593.6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58.375">
                <text:p>758.3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94.056">
                <text:p>994.0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35.312">
                <text:p>835.3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56.975">
                <text:p>656.9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4.9405">
                <text:p>54.94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.461">
                <text:p>282.4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25.444">
                <text:p>525.4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12.279">
                <text:p>712.2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52.527">
                <text:p>552.5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5.253">
                <text:p>215.2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7.538">
                <text:p>297.5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8.429">
                <text:p>678.4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4.723">
                <text:p>504.7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9.9029">
                <text:p>59.90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17.138">
                <text:p>917.1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91.174">
                <text:p>991.1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39.301">
                <text:p>439.3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66.027">
                <text:p>966.0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0.515">
                <text:p>580.5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6.0952">
                <text:p>86.09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65.336">
                <text:p>865.3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17.893">
                <text:p>917.8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2.406">
                <text:p>362.4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1.04">
                <text:p>171.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26.48">
                <text:p>726.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52.481">
                <text:p>852.4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14.631">
                <text:p>514.6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45.798">
                <text:p>645.7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70.993">
                <text:p>770.9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40.62">
                <text:p>740.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5.392">
                <text:p>105.3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0.269">
                <text:p>580.2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9.122">
                <text:p>689.1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3.899">
                <text:p>523.8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5.4576">
                <text:p>75.45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66.806">
                <text:p>366.8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6.4312">
                <text:p>66.43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60.022">
                <text:p>960.0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4.9006">
                <text:p>74.90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1.995">
                <text:p>491.9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43.197">
                <text:p>543.1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6.95">
                <text:p>176.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72.161">
                <text:p>872.1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52.092">
                <text:p>452.0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71.371">
                <text:p>571.3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1.9103">
                <text:p>81.91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81.009">
                <text:p>481.0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4.703">
                <text:p>134.7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6.051">
                <text:p>96.05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9.273">
                <text:p>729.27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51.372">
                <text:p>251.3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54.314">
                <text:p>854.3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60.687">
                <text:p>460.6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87.107">
                <text:p>387.1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72.998">
                <text:p>472.9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8.9252">
                <text:p>48.92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4.178">
                <text:p>144.1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50.718">
                <text:p>350.7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.337">
                <text:p>146.3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99.481">
                <text:p>499.48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54.171">
                <text:p>554.1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15.053">
                <text:p>415.0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6.7834">
                <text:p>76.78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35.253">
                <text:p>235.2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85.498">
                <text:p>385.4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64.78">
                <text:p>664.7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22.772">
                <text:p>722.7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47.048">
                <text:p>947.0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82.692">
                <text:p>282.6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43.783">
                <text:p>643.7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51.238">
                <text:p>651.2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52.98">
                <text:p>352.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8.871">
                <text:p>638.8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71.575">
                <text:p>771.5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81.558">
                <text:p>481.5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2.12">
                <text:p>132.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9.485">
                <text:p>319.4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7.492">
                <text:p>397.49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24.641">
                <text:p>824.6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71.915">
                <text:p>971.9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2.965">
                <text:p>462.9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04.248">
                <text:p>604.2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0.26">
                <text:p>170.2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4.3545">
                <text:p>94.354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7.624">
                <text:p>147.6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67.605">
                <text:p>667.6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48.503">
                <text:p>548.50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6.706">
                <text:p>216.7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38.818">
                <text:p>538.8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91.156">
                <text:p>491.1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51.599">
                <text:p>251.5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5.806">
                <text:p>185.80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86.959">
                <text:p>386.9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1.514">
                <text:p>281.5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41.438">
                <text:p>741.4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13.23">
                <text:p>813.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42.521">
                <text:p>942.52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9.866">
                <text:p>189.8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05.467">
                <text:p>805.4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43.785">
                <text:p>243.7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80.736">
                <text:p>880.73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6.104">
                <text:p>126.10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.61196">
                <text:p>7.611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09.619">
                <text:p>609.6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94.271">
                <text:p>694.2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43.045">
                <text:p>243.0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95.966">
                <text:p>695.9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8.515">
                <text:p>288.5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76.146">
                <text:p>376.1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62.283">
                <text:p>562.2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4.6672">
                <text:p>74.66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77.375">
                <text:p>577.3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0.754">
                <text:p>480.7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51.3">
                <text:p>851.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51.21">
                <text:p>751.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2.024">
                <text:p>202.0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10.431">
                <text:p>910.4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67.391">
                <text:p>967.3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3.923">
                <text:p>443.9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89.295">
                <text:p>589.2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16.267">
                <text:p>316.2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8.754">
                <text:p>138.7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2.026">
                <text:p>102.0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23.9">
                <text:p>623.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80.863">
                <text:p>980.8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89.245">
                <text:p>889.2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5.1301">
                <text:p>25.13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20.941">
                <text:p>920.9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95.522">
                <text:p>595.5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2.844">
                <text:p>702.84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93.545">
                <text:p>593.5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77.317">
                <text:p>977.3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.1051">
                <text:p>11.10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59.788">
                <text:p>859.7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2.93">
                <text:p>152.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42.431">
                <text:p>742.4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99.423">
                <text:p>999.4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78.851">
                <text:p>478.8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78.506">
                <text:p>378.5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26.108">
                <text:p>926.1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5.9023">
                <text:p>95.90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52.757">
                <text:p>552.7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66.286">
                <text:p>566.2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90.727">
                <text:p>590.7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15.233">
                <text:p>315.2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91.068">
                <text:p>191.06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71.669">
                <text:p>671.66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61.241">
                <text:p>961.2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17.461">
                <text:p>317.46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58.86">
                <text:p>758.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76.068">
                <text:p>276.06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74.867">
                <text:p>674.8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94.866">
                <text:p>294.86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.78">
                <text:p>142.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41.831">
                <text:p>441.83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63.584">
                <text:p>263.5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68.537">
                <text:p>468.53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74.296">
                <text:p>874.2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23.242">
                <text:p>523.24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94.87">
                <text:p>294.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25.75">
                <text:p>925.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90.626">
                <text:p>690.6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1.6774">
                <text:p>91.67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84.932">
                <text:p>284.93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1.702">
                <text:p>251.7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81.207">
                <text:p>381.2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67.304">
                <text:p>767.3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91.598">
                <text:p>491.5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49.52">
                <text:p>849.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2.73">
                <text:p>122.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50.745">
                <text:p>850.7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59474">
                <text:p>3.594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.3537">
                <text:p>74.35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03.158">
                <text:p>403.15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50.344">
                <text:p>550.34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39.448">
                <text:p>939.4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33.935">
                <text:p>933.9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47.994">
                <text:p>347.9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1.7038">
                <text:p>61.70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97.905">
                <text:p>897.9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81.803">
                <text:p>281.8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4.6694">
                <text:p>44.66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14.573">
                <text:p>914.57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78.178">
                <text:p>878.17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03.959">
                <text:p>903.95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.8041">
                <text:p>17.80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23.435">
                <text:p>323.4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24.538">
                <text:p>324.5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8.1483">
                <text:p>98.148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4.589">
                <text:p>424.58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17.366">
                <text:p>917.3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4.484">
                <text:p>234.4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22.498">
                <text:p>322.49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4.995">
                <text:p>494.9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61.796">
                <text:p>461.7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33.466">
                <text:p>633.46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4.011">
                <text:p>494.0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3.8522">
                <text:p>23.85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40.026">
                <text:p>540.0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95.123">
                <text:p>795.12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66.827">
                <text:p>566.8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5.781">
                <text:p>195.7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38.924">
                <text:p>938.9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88.732">
                <text:p>888.7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5.306">
                <text:p>175.3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26.137">
                <text:p>726.1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28.266">
                <text:p>428.2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06.436">
                <text:p>606.4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8.366">
                <text:p>778.36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88.848">
                <text:p>588.8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78.634">
                <text:p>678.6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65.347">
                <text:p>565.3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29.168">
                <text:p>529.1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5.7963">
                <text:p>45.796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0.2232">
                <text:p>90.22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55.002">
                <text:p>655.0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87.689">
                <text:p>887.6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4.974">
                <text:p>144.9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.4613">
                <text:p>8.46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7.524">
                <text:p>227.5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91.008">
                <text:p>691.0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0.116">
                <text:p>210.1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48.457">
                <text:p>248.45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16.109">
                <text:p>816.1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49.172">
                <text:p>749.17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06.5">
                <text:p>506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36.918">
                <text:p>436.91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39.702">
                <text:p>439.7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66.735">
                <text:p>866.7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74.35">
                <text:p>674.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01.492">
                <text:p>301.4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09.023">
                <text:p>609.0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86.349">
                <text:p>886.3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62.251">
                <text:p>862.25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7.4205">
                <text:p>97.42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58.707">
                <text:p>758.7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22.987">
                <text:p>222.9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01.202">
                <text:p>601.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48.187">
                <text:p>448.18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1.968">
                <text:p>801.9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1.682">
                <text:p>261.6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72.343">
                <text:p>672.34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.692">
                <text:p>400.6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.7">
                <text:p>803.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18.63">
                <text:p>318.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85.649">
                <text:p>285.6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12.057">
                <text:p>812.0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6.086">
                <text:p>186.0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94.972">
                <text:p>194.9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93.966">
                <text:p>393.96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34.164">
                <text:p>234.1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55.189">
                <text:p>555.1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.531">
                <text:p>405.53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42.362">
                <text:p>242.3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6.704">
                <text:p>476.70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66.008">
                <text:p>766.0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95.002">
                <text:p>295.00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98.024">
                <text:p>798.0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02.008">
                <text:p>302.0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89.861">
                <text:p>889.8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25.687">
                <text:p>425.6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28.846">
                <text:p>928.8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45.276">
                <text:p>345.2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5.663">
                <text:p>185.6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48.185">
                <text:p>348.1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6.8624">
                <text:p>56.86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50.148">
                <text:p>850.14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96.854">
                <text:p>396.85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9.7">
                <text:p>219.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6.719">
                <text:p>106.7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54.459">
                <text:p>754.4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53.602">
                <text:p>953.60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.7491">
                <text:p>12.74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96.566">
                <text:p>396.56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66.17">
                <text:p>866.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76.046">
                <text:p>476.0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.75637">
                <text:p>9.7563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16.275">
                <text:p>316.2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44.447">
                <text:p>544.44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13.17">
                <text:p>813.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74.628">
                <text:p>974.62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73.782">
                <text:p>473.7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3.321">
                <text:p>333.3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3.497">
                <text:p>133.4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13.147">
                <text:p>813.14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22.044">
                <text:p>722.04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94.075">
                <text:p>894.0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34.94">
                <text:p>434.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37.921">
                <text:p>537.92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43.098">
                <text:p>443.0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11.989">
                <text:p>611.9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25.013">
                <text:p>325.0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9.693">
                <text:p>149.69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97.336">
                <text:p>397.3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01.262">
                <text:p>801.2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05.939">
                <text:p>305.93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9.1982">
                <text:p>79.198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.0926">
                <text:p>20.092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38.206">
                <text:p>738.2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47.071">
                <text:p>547.0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14.948">
                <text:p>214.94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94.967">
                <text:p>694.9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61.474">
                <text:p>961.4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96.625">
                <text:p>596.6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55.504">
                <text:p>255.5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2.3629">
                <text:p>82.362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46.419">
                <text:p>946.4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96.443">
                <text:p>796.44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46.161">
                <text:p>546.16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47.701">
                <text:p>447.7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27.196">
                <text:p>427.1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38.851">
                <text:p>738.85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5.786">
                <text:p>175.78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85.574">
                <text:p>385.5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5.3888">
                <text:p>65.388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52.828">
                <text:p>352.8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15.12">
                <text:p>415.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87.773">
                <text:p>987.7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29.557">
                <text:p>329.55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38.176">
                <text:p>638.1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40.283">
                <text:p>940.28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1.429">
                <text:p>131.4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3.349">
                <text:p>353.3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9.5143">
                <text:p>69.51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27.976">
                <text:p>527.9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1.439">
                <text:p>171.4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8.113">
                <text:p>958.1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7.343">
                <text:p>117.34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25.949">
                <text:p>925.94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90.901">
                <text:p>690.9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68.587">
                <text:p>768.58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06813">
                <text:p>8.068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16.798">
                <text:p>916.79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90.438">
                <text:p>790.4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12.784">
                <text:p>412.7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51.052">
                <text:p>751.0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43.336">
                <text:p>543.33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9.62">
                <text:p>259.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68.336">
                <text:p>368.3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50.449">
                <text:p>850.44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1.507">
                <text:p>231.5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1.4299">
                <text:p>91.429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7.299">
                <text:p>87.29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87.911">
                <text:p>887.9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39.075">
                <text:p>539.0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37.888">
                <text:p>337.88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05.414">
                <text:p>505.4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23.153">
                <text:p>223.1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47.267">
                <text:p>447.2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29.219">
                <text:p>429.2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87.329">
                <text:p>287.3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30.592">
                <text:p>430.5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29.647">
                <text:p>529.64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32.596">
                <text:p>932.59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38.756">
                <text:p>238.7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18.438">
                <text:p>618.43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22.381">
                <text:p>522.38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39.349">
                <text:p>339.34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79.836">
                <text:p>279.83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16.356">
                <text:p>816.3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64.527">
                <text:p>364.52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65.449">
                <text:p>865.44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2.2986">
                <text:p>32.298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90.436">
                <text:p>890.4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4.859">
                <text:p>154.85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04.41">
                <text:p>404.4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9.618">
                <text:p>149.6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77.395">
                <text:p>477.3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2.4169">
                <text:p>82.416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56.853">
                <text:p>856.85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35.812">
                <text:p>535.8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4.4838">
                <text:p>44.483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05.017">
                <text:p>905.0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0.6565">
                <text:p>70.656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2.98">
                <text:p>342.9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.421">
                <text:p>187.4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09.592">
                <text:p>809.5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93.236">
                <text:p>493.23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03.143">
                <text:p>303.1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91.411">
                <text:p>891.4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2.9559">
                <text:p>32.955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46.117">
                <text:p>746.1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93.162">
                <text:p>593.16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84.248">
                <text:p>384.2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8.732">
                <text:p>298.7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94.085">
                <text:p>994.08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9.711">
                <text:p>249.7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85016">
                <text:p>1.850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22.018">
                <text:p>922.0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64.213">
                <text:p>564.2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52.899">
                <text:p>852.8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2705">
                <text:p>4.427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1.039">
                <text:p>471.03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55.651">
                <text:p>455.65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5.222">
                <text:p>215.22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23.377">
                <text:p>823.37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6.767">
                <text:p>126.7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62.311">
                <text:p>862.3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0.947">
                <text:p>630.94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81.452">
                <text:p>381.4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37.504">
                <text:p>637.50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18.309">
                <text:p>918.3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61.183">
                <text:p>761.18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93.5">
                <text:p>893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94.173">
                <text:p>594.17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84.572">
                <text:p>184.57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95.726">
                <text:p>795.7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85.196">
                <text:p>985.19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43.952">
                <text:p>543.95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2.173">
                <text:p>202.17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3.88">
                <text:p>93.8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89.529">
                <text:p>289.52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58.665">
                <text:p>258.6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85.111">
                <text:p>585.1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04.244">
                <text:p>704.24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62.8">
                <text:p>962.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69.114">
                <text:p>669.1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84.129">
                <text:p>884.12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97.255">
                <text:p>497.2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54.983">
                <text:p>954.98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56.796">
                <text:p>356.79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36.151">
                <text:p>736.15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91.81">
                <text:p>791.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65.312">
                <text:p>365.3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3.7582">
                <text:p>73.758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89.112">
                <text:p>389.1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98.836">
                <text:p>698.8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47.927">
                <text:p>647.92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68.454">
                <text:p>968.45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28.83">
                <text:p>428.8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79.734">
                <text:p>779.7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30.838">
                <text:p>530.83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4.489">
                <text:p>114.4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26.32">
                <text:p>826.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29.408">
                <text:p>229.40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51.428">
                <text:p>551.42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0.985">
                <text:p>490.9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7.2037">
                <text:p>37.203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34.45">
                <text:p>234.4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6.695">
                <text:p>156.6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3.729">
                <text:p>173.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7cm" svg:height="10.679cm" xlink:href=".." xlink:type="simple" chart:class="chart:area" chart:style-name="ch1">
        <chart:title svg:x="7.793cm" svg:y="0.349cm" chart:style-name="ch2">
          <text:p>BINOMIAL</text:p>
        </chart:title>
        <chart:legend chart:legend-position="end" svg:x="15.448cm" svg:y="5.04cm" style:legend-expansion="high" chart:style-name="ch3"/>
        <chart:plot-area chart:style-name="ch4" table:cell-range-address="Sheet1.C1:Sheet1.C1001" chart:data-source-has-labels="row" svg:x="0.357cm" svg:y="1.341cm" svg:width="14.734cm" svg:height="9.125cm">
          <chartooo:coordinate-region svg:x="1.164cm" svg:y="1.341cm" svg:width="13.927cm" svg:height="8.0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1" chart:label-cell-address="Sheet1.C1:Sheet1.C1" chart:class="chart:area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OM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7">
                <text:p>487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08">
                <text:p>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31cm" svg:height="9.005cm" xlink:href=".." xlink:type="simple" chart:class="chart:area" chart:style-name="ch1">
        <chart:title svg:x="8.132cm" svg:y="0.316cm" chart:style-name="ch2">
          <text:p>NORMAL</text:p>
        </chart:title>
        <chart:legend chart:legend-position="end" svg:x="16.1cm" svg:y="4.203cm" style:legend-expansion="high" chart:style-name="ch3"/>
        <chart:plot-area chart:style-name="ch4" table:cell-range-address="Sheet1.E1:Sheet1.E1001" chart:data-source-has-labels="row" svg:x="0.366cm" svg:y="1.275cm" svg:width="15.368cm" svg:height="7.55cm">
          <chartooo:coordinate-region svg:x="1.173cm" svg:y="1.275cm" svg:width="14.561cm" svg:height="6.4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001" chart:label-cell-address="Sheet1.E1:Sheet1.E1" chart:class="chart:area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.281">
                <text:p>107.281</text:p>
                <draw:g>
                  <svg:desc>Sheet1.E2:Sheet1.E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3879">
                <text:p>88.3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.5822">
                <text:p>93.5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.424">
                <text:p>88.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896">
                <text:p>100.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0206">
                <text:p>94.0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.909">
                <text:p>103.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9856">
                <text:p>95.9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8582">
                <text:p>90.8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.3214">
                <text:p>93.3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.072">
                <text:p>105.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.7033">
                <text:p>95.7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6433">
                <text:p>97.6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0016">
                <text:p>89.0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9072">
                <text:p>99.9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.74">
                <text:p>101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3865">
                <text:p>99.3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702">
                <text:p>101.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2895">
                <text:p>97.2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.592">
                <text:p>100.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.555">
                <text:p>108.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.8792">
                <text:p>95.8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.439">
                <text:p>112.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.838">
                <text:p>103.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.3683">
                <text:p>95.36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.7833">
                <text:p>96.78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.297">
                <text:p>102.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.629">
                <text:p>108.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.9946">
                <text:p>92.99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.644">
                <text:p>109.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.552">
                <text:p>100.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.028">
                <text:p>101.0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3459">
                <text:p>99.34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359">
                <text:p>102.3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0877">
                <text:p>99.0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.385">
                <text:p>104.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.7334">
                <text:p>98.73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.0286">
                <text:p>98.0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.705">
                <text:p>101.7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.3611">
                <text:p>95.36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6.597">
                <text:p>106.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569">
                <text:p>103.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797">
                <text:p>103.7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.4936">
                <text:p>96.4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.398">
                <text:p>104.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.7649">
                <text:p>98.76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.2647">
                <text:p>96.26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.635">
                <text:p>101.6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.9277">
                <text:p>98.9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147">
                <text:p>104.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0719">
                <text:p>99.0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.238">
                <text:p>100.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.295">
                <text:p>107.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.699">
                <text:p>101.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.088">
                <text:p>107.0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.747">
                <text:p>93.7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.811">
                <text:p>100.8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.688">
                <text:p>106.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.8735">
                <text:p>99.8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9479">
                <text:p>95.94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.387">
                <text:p>103.3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.8385">
                <text:p>96.83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.8849">
                <text:p>98.8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.0794">
                <text:p>98.0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267">
                <text:p>105.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.011">
                <text:p>102.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.457">
                <text:p>108.4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1682">
                <text:p>94.1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.775">
                <text:p>111.7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.2433">
                <text:p>99.2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.1797">
                <text:p>99.1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.6618">
                <text:p>98.6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.266">
                <text:p>114.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.4102">
                <text:p>96.4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.709">
                <text:p>92.7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705">
                <text:p>106.7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.063">
                <text:p>101.0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.6076">
                <text:p>97.60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.669">
                <text:p>103.6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.1531">
                <text:p>99.1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0.503">
                <text:p>110.5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.25">
                <text:p>100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.586">
                <text:p>100.5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.168">
                <text:p>101.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.2607">
                <text:p>97.2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.1917">
                <text:p>96.19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.213">
                <text:p>102.2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.0155">
                <text:p>97.0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.232">
                <text:p>103.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.639">
                <text:p>105.6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.327">
                <text:p>100.3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.7163">
                <text:p>96.7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.1317">
                <text:p>90.13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.9391">
                <text:p>94.93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.8701">
                <text:p>96.87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.418">
                <text:p>102.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.0957">
                <text:p>99.09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.0682">
                <text:p>98.06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.793">
                <text:p>110.7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.8713">
                <text:p>93.87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6.9794">
                <text:p>96.97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.3542">
                <text:p>90.35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.63">
                <text:p>104.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.5451">
                <text:p>92.54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7712">
                <text:p>99.77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.93">
                <text:p>102.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5.4736">
                <text:p>95.47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5.819">
                <text:p>105.8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.785">
                <text:p>103.7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.0504">
                <text:p>96.05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.0661">
                <text:p>95.0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.543">
                <text:p>100.5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.8507">
                <text:p>97.85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.739">
                <text:p>104.7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.447">
                <text:p>102.4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4.08">
                <text:p>104.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6.828">
                <text:p>106.8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.958">
                <text:p>103.9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.139">
                <text:p>102.1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5.06">
                <text:p>105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7.1619">
                <text:p>97.16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.8057">
                <text:p>96.80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.5763">
                <text:p>96.57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1.309">
                <text:p>101.3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5.26">
                <text:p>105.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1.757">
                <text:p>101.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.734">
                <text:p>100.7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.424">
                <text:p>103.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0.576">
                <text:p>110.5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1713">
                <text:p>96.17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6.7334">
                <text:p>96.73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.583">
                <text:p>103.5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.52">
                <text:p>100.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.452">
                <text:p>100.4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7.6418">
                <text:p>97.64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.977">
                <text:p>100.9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6.889">
                <text:p>106.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.9656">
                <text:p>99.9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.6088">
                <text:p>99.60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.662">
                <text:p>92.6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2.162">
                <text:p>102.1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4.384">
                <text:p>104.3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.2295">
                <text:p>99.22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7.98">
                <text:p>107.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4.198">
                <text:p>104.1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.5702">
                <text:p>92.57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.8722">
                <text:p>99.87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.9407">
                <text:p>87.94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.0424">
                <text:p>95.04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.585">
                <text:p>102.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4.442">
                <text:p>104.4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8.263">
                <text:p>108.2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.1518">
                <text:p>97.15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7.462">
                <text:p>107.4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864">
                <text:p>95.8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.2305">
                <text:p>99.23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6.816">
                <text:p>106.8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.7568">
                <text:p>93.75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.573">
                <text:p>100.5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9.335">
                <text:p>109.3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4.7856">
                <text:p>94.78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.3905">
                <text:p>96.39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8.1696">
                <text:p>98.16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.258">
                <text:p>100.2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.23">
                <text:p>103.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5.677">
                <text:p>105.6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.289">
                <text:p>102.2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.9151">
                <text:p>99.91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2192">
                <text:p>98.21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7.1406">
                <text:p>97.14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.8636">
                <text:p>98.86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.7557">
                <text:p>91.75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8.7901">
                <text:p>98.79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7.179">
                <text:p>97.1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1.679">
                <text:p>101.6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.0343">
                <text:p>95.03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.874">
                <text:p>106.8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.351">
                <text:p>102.3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4.027">
                <text:p>104.0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.7982">
                <text:p>95.79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.3665">
                <text:p>95.36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.4496">
                <text:p>97.44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5.043">
                <text:p>105.0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.88">
                <text:p>102.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3.322">
                <text:p>103.3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6.7352">
                <text:p>96.73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.5031">
                <text:p>93.50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7.0441">
                <text:p>97.04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.5587">
                <text:p>94.55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.0294">
                <text:p>98.02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.0223">
                <text:p>99.0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4.746">
                <text:p>104.7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.5565">
                <text:p>96.55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.1976">
                <text:p>97.19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3.766">
                <text:p>103.7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.697">
                <text:p>100.6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2.572">
                <text:p>102.5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6.1557">
                <text:p>96.15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0648">
                <text:p>99.06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.7139">
                <text:p>98.71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5.503">
                <text:p>105.5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7.5862">
                <text:p>97.58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.5399">
                <text:p>95.53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.0511">
                <text:p>95.05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6.4602">
                <text:p>96.4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7.5463">
                <text:p>97.54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1.482">
                <text:p>101.4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1.6358">
                <text:p>91.63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.2293">
                <text:p>98.22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.727">
                <text:p>103.7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5.0106">
                <text:p>95.01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8.151">
                <text:p>108.1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.282">
                <text:p>104.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.045">
                <text:p>101.0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8.3091">
                <text:p>98.30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.696">
                <text:p>101.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.1823">
                <text:p>99.18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6.9913">
                <text:p>96.99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.0269">
                <text:p>99.02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.866">
                <text:p>101.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7.7472">
                <text:p>97.74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4.339">
                <text:p>104.3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1.238">
                <text:p>101.2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6.6157">
                <text:p>96.61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3631">
                <text:p>99.36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.599">
                <text:p>100.5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6.2809">
                <text:p>96.28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8.5697">
                <text:p>88.56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3.5961">
                <text:p>93.59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3.809">
                <text:p>103.8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8.726">
                <text:p>98.7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9.4991">
                <text:p>99.4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.2466">
                <text:p>97.24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.581">
                <text:p>100.5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2.8534">
                <text:p>92.85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4.8441">
                <text:p>94.84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.85">
                <text:p>102.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.542">
                <text:p>101.5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5.5616">
                <text:p>95.56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7.317">
                <text:p>107.3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.4406">
                <text:p>99.44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7.976">
                <text:p>107.9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.0558">
                <text:p>97.05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.2893">
                <text:p>90.28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7.397">
                <text:p>107.3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.751">
                <text:p>100.7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.6156">
                <text:p>90.61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.686">
                <text:p>95.6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4.8669">
                <text:p>94.86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.081">
                <text:p>100.0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.333">
                <text:p>102.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0.515">
                <text:p>110.5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7.9349">
                <text:p>97.93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.531">
                <text:p>90.5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4.42">
                <text:p>104.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5.825">
                <text:p>105.8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7.9298">
                <text:p>97.92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9.4507">
                <text:p>99.45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3.3085">
                <text:p>93.30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.4691">
                <text:p>94.46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8.462">
                <text:p>108.4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8.8645">
                <text:p>98.86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8.8195">
                <text:p>98.81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9.0258">
                <text:p>99.02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5.144">
                <text:p>105.1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.033">
                <text:p>102.0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1.118">
                <text:p>101.1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6.1488">
                <text:p>96.14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3.4564">
                <text:p>93.45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.3132">
                <text:p>97.31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2.718">
                <text:p>102.7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5.3944">
                <text:p>95.39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7.7573">
                <text:p>97.75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3.9576">
                <text:p>93.95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7.1004">
                <text:p>97.10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3.656">
                <text:p>103.6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.557">
                <text:p>100.5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8.4903">
                <text:p>88.49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8.4804">
                <text:p>98.48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.444">
                <text:p>100.4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.635">
                <text:p>100.6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.776">
                <text:p>100.7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.826">
                <text:p>100.8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3.4192">
                <text:p>93.41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3.276">
                <text:p>103.2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.393">
                <text:p>100.3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4.433">
                <text:p>94.4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5.327">
                <text:p>105.3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3.501">
                <text:p>103.5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4.725">
                <text:p>104.7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1.312">
                <text:p>101.3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.666">
                <text:p>100.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.5065">
                <text:p>88.50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4.613">
                <text:p>104.6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4.003">
                <text:p>104.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3.8931">
                <text:p>93.89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.398">
                <text:p>97.3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7.5461">
                <text:p>97.54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4.476">
                <text:p>104.4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9.5231">
                <text:p>99.52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8.9357">
                <text:p>98.93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9.0286">
                <text:p>99.02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8.846">
                <text:p>108.8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3.6673">
                <text:p>93.66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4.8904">
                <text:p>94.89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6.7246">
                <text:p>96.72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2.815">
                <text:p>102.8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3.5011">
                <text:p>93.50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7.6239">
                <text:p>97.62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4.2482">
                <text:p>94.24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9.0129">
                <text:p>99.01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8.0803">
                <text:p>98.08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7.668">
                <text:p>107.6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8.7836">
                <text:p>98.78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5.8372">
                <text:p>95.83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6.8424">
                <text:p>96.84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5.4401">
                <text:p>95.44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5.4082">
                <text:p>95.40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4.4446">
                <text:p>94.44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5.1905">
                <text:p>95.19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.232">
                <text:p>100.2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1.7103">
                <text:p>91.71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3.195">
                <text:p>103.1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3.3974">
                <text:p>93.39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6.0371">
                <text:p>96.03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5.276">
                <text:p>105.2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4.406">
                <text:p>104.4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1.993">
                <text:p>101.9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.525">
                <text:p>100.5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1.169">
                <text:p>101.1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4.032">
                <text:p>104.0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5.6668">
                <text:p>95.66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.3209">
                <text:p>98.32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4.4307">
                <text:p>94.43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0.295">
                <text:p>100.2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.458">
                <text:p>100.4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.921">
                <text:p>101.9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.3505">
                <text:p>94.3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2.873">
                <text:p>92.8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4.2169">
                <text:p>94.21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0.46">
                <text:p>100.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.116">
                <text:p>100.1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9.7618">
                <text:p>99.76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3.007">
                <text:p>103.0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.2955">
                <text:p>95.29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6.7307">
                <text:p>96.73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2.556">
                <text:p>102.5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3.0536">
                <text:p>93.05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5.908">
                <text:p>105.9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.9674">
                <text:p>98.96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.177">
                <text:p>100.1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53">
                <text:p>102.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8.606">
                <text:p>98.6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.3748">
                <text:p>98.37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8.2928">
                <text:p>98.29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.884">
                <text:p>100.8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.9985">
                <text:p>99.99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1.188">
                <text:p>101.1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8.3551">
                <text:p>98.35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8.6282">
                <text:p>98.62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7.3177">
                <text:p>97.31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3748">
                <text:p>99.37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.684">
                <text:p>101.6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4.842">
                <text:p>104.8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3.146">
                <text:p>103.1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8.0345">
                <text:p>98.03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9.108">
                <text:p>109.1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5.806">
                <text:p>105.8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.548">
                <text:p>100.5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.835">
                <text:p>103.8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3428">
                <text:p>96.34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.5219">
                <text:p>94.52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.1918">
                <text:p>98.19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3.896">
                <text:p>103.8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9935">
                <text:p>94.99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6.735">
                <text:p>106.7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5.866">
                <text:p>105.8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.2464">
                <text:p>98.24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7.2425">
                <text:p>97.24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3.075">
                <text:p>103.0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3.066">
                <text:p>103.0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.135">
                <text:p>100.1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5.016">
                <text:p>105.0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6.936">
                <text:p>106.9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3.431">
                <text:p>103.4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6.569">
                <text:p>106.5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3.143">
                <text:p>103.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1.854">
                <text:p>101.8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6.7592">
                <text:p>96.75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.266">
                <text:p>101.2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5.962">
                <text:p>95.9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3.501">
                <text:p>103.5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5.712">
                <text:p>95.7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.696">
                <text:p>102.6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6.229">
                <text:p>106.2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1.542">
                <text:p>101.5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.5483">
                <text:p>99.54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8.1082">
                <text:p>88.10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985">
                <text:p>100.9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4.572">
                <text:p>104.5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4.9068">
                <text:p>94.90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.288">
                <text:p>104.2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2.427">
                <text:p>102.4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9.9005">
                <text:p>99.90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9.4358">
                <text:p>99.43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.6472">
                <text:p>93.64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4.4616">
                <text:p>94.46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.15">
                <text:p>100.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5.417">
                <text:p>105.4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9.6176">
                <text:p>99.61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0.755">
                <text:p>110.7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.9884">
                <text:p>97.98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2.155">
                <text:p>102.1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5.481">
                <text:p>105.4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.7053">
                <text:p>98.70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0.736">
                <text:p>100.7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2.591">
                <text:p>102.5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.1282">
                <text:p>99.12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8.78">
                <text:p>108.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8.246">
                <text:p>108.2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1666">
                <text:p>91.16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6.0381">
                <text:p>96.03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7.289">
                <text:p>107.2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.9373">
                <text:p>99.93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7.7653">
                <text:p>97.76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.0287">
                <text:p>99.02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3.4459">
                <text:p>93.44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6324">
                <text:p>89.63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.836">
                <text:p>100.8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.6239">
                <text:p>99.62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7.2758">
                <text:p>97.27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2.101">
                <text:p>102.1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2.59">
                <text:p>102.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3.9013">
                <text:p>93.90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5.5992">
                <text:p>95.59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.9652">
                <text:p>90.96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4.125">
                <text:p>104.1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.416">
                <text:p>100.4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3.157">
                <text:p>103.1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6.5605">
                <text:p>96.56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0.795">
                <text:p>110.7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5.028">
                <text:p>105.0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9.8133">
                <text:p>99.81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7.2343">
                <text:p>97.23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1.9307">
                <text:p>91.93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.478">
                <text:p>100.4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9.1776">
                <text:p>99.17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.146">
                <text:p>100.1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0.273">
                <text:p>110.2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4.1753">
                <text:p>94.17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5.4623">
                <text:p>95.46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6.6427">
                <text:p>96.64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5.1576">
                <text:p>95.15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9.449">
                <text:p>109.4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7.1954">
                <text:p>97.19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3.698">
                <text:p>103.69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.5587">
                <text:p>92.55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5.7141">
                <text:p>95.71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3.936">
                <text:p>103.9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5.297">
                <text:p>105.2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.974">
                <text:p>100.9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1.721">
                <text:p>101.7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1.864">
                <text:p>101.8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7.7157">
                <text:p>97.71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5.2331">
                <text:p>95.23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7.4191">
                <text:p>97.41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2.1451">
                <text:p>92.14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3.5787">
                <text:p>93.57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1.5068">
                <text:p>91.50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3.3426">
                <text:p>93.34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9.0478">
                <text:p>99.04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2.968">
                <text:p>102.9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7.631">
                <text:p>97.6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8.3734">
                <text:p>98.37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4764">
                <text:p>95.47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.332">
                <text:p>100.3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.5654">
                <text:p>99.56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4.141">
                <text:p>104.1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8.1896">
                <text:p>98.18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7.8308">
                <text:p>97.83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.61">
                <text:p>100.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3.997">
                <text:p>103.9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7.545">
                <text:p>107.5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7.529">
                <text:p>107.5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1.706">
                <text:p>101.7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.9662">
                <text:p>97.96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7.975">
                <text:p>107.9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4.6107">
                <text:p>94.61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1.593">
                <text:p>101.5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4.859">
                <text:p>94.8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4.566">
                <text:p>104.5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6.9812">
                <text:p>96.98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1.988">
                <text:p>101.9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7.103">
                <text:p>107.1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4.827">
                <text:p>104.8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7.01">
                <text:p>97.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.3712">
                <text:p>94.37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7.018">
                <text:p>107.0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4.2101">
                <text:p>94.21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9.3479">
                <text:p>99.34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8.5092">
                <text:p>98.50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5.0558">
                <text:p>95.05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.4148">
                <text:p>97.41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.9499">
                <text:p>99.94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.668">
                <text:p>101.6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.642">
                <text:p>102.6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6.713">
                <text:p>106.7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9.4103">
                <text:p>99.41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3.014">
                <text:p>103.0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0.084">
                <text:p>100.08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9.014">
                <text:p>99.0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6.0375">
                <text:p>96.03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7.0721">
                <text:p>97.07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3.5757">
                <text:p>93.57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8.34">
                <text:p>108.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.834">
                <text:p>104.8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9.4382">
                <text:p>99.43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3.501">
                <text:p>103.5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3.189">
                <text:p>103.1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7.547">
                <text:p>107.5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9.0763">
                <text:p>99.07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6.0152">
                <text:p>96.01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4.1233">
                <text:p>94.12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5.6081">
                <text:p>95.60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3.0173">
                <text:p>93.01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.9927">
                <text:p>96.99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3.382">
                <text:p>103.3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9.3276">
                <text:p>99.32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0.646">
                <text:p>100.6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7.5794">
                <text:p>97.579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9.5439">
                <text:p>99.54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5.0383">
                <text:p>95.03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7.8287">
                <text:p>97.82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4.8794">
                <text:p>94.87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7.5901">
                <text:p>97.59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0.327">
                <text:p>100.3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0.291">
                <text:p>100.2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4.156">
                <text:p>104.1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5.9212">
                <text:p>95.92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.2607">
                <text:p>93.26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8.8096">
                <text:p>98.80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8.8726">
                <text:p>98.87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5.5872">
                <text:p>95.58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6.059">
                <text:p>116.0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6.5707">
                <text:p>96.57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5.7111">
                <text:p>95.71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9.8911">
                <text:p>99.89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1.532">
                <text:p>101.5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7.593">
                <text:p>107.5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6.5249">
                <text:p>96.52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4.195">
                <text:p>104.1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9.8424">
                <text:p>99.84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3.413">
                <text:p>113.4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4.4507">
                <text:p>94.45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5.873">
                <text:p>105.8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2.826">
                <text:p>102.8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5.12">
                <text:p>105.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3.569">
                <text:p>103.5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5.789">
                <text:p>105.7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7.7349">
                <text:p>97.73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2.739">
                <text:p>102.7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0.027">
                <text:p>100.0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1.619">
                <text:p>101.6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5.274">
                <text:p>105.2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7.8347">
                <text:p>97.83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6.8934">
                <text:p>96.89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0.986">
                <text:p>100.9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1.426">
                <text:p>101.4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7.844">
                <text:p>107.8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7.7289">
                <text:p>97.728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8.0074">
                <text:p>98.00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4.4785">
                <text:p>94.47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9.8426">
                <text:p>99.84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7.0511">
                <text:p>97.05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3.3466">
                <text:p>93.346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038">
                <text:p>104.0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9.0844">
                <text:p>99.08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2.163">
                <text:p>102.1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8.6696">
                <text:p>98.66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5.3583">
                <text:p>95.35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7.6689">
                <text:p>97.66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3.696">
                <text:p>103.6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7.3629">
                <text:p>97.36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6.9592">
                <text:p>96.95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1.602">
                <text:p>101.6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9.0075">
                <text:p>99.00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4.405">
                <text:p>104.4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2.108">
                <text:p>102.1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1.775">
                <text:p>101.7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4.7092">
                <text:p>94.70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6.264">
                <text:p>106.2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9.351">
                <text:p>89.3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2.7231">
                <text:p>92.72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0.737">
                <text:p>100.7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8.6293">
                <text:p>98.629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7.2388">
                <text:p>97.23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0.445">
                <text:p>110.4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4.0288">
                <text:p>94.02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0.909">
                <text:p>100.9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4.4586">
                <text:p>94.45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4.5752">
                <text:p>94.575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4.762">
                <text:p>104.7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6.578">
                <text:p>106.5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7.9467">
                <text:p>97.94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3.036">
                <text:p>103.0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5.686">
                <text:p>105.68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2.726">
                <text:p>102.7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6.582">
                <text:p>106.5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1.6402">
                <text:p>91.64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5.555">
                <text:p>105.5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8.0564">
                <text:p>98.05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9.4658">
                <text:p>89.46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8.349">
                <text:p>108.3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1.224">
                <text:p>101.2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9.7656">
                <text:p>99.76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1.144">
                <text:p>111.1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9.2191">
                <text:p>99.21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7.8105">
                <text:p>97.81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9.8881">
                <text:p>99.888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3.625">
                <text:p>103.6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7.2425">
                <text:p>97.24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0.49">
                <text:p>100.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4.716">
                <text:p>104.7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9.4445">
                <text:p>99.444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1.2698">
                <text:p>91.26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7.603">
                <text:p>97.6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8.7571">
                <text:p>98.75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0.485">
                <text:p>110.4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9.3201">
                <text:p>99.320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7.4587">
                <text:p>97.458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5.561">
                <text:p>95.5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3.905">
                <text:p>103.9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8.4284">
                <text:p>98.42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5.5979">
                <text:p>95.59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1.094">
                <text:p>111.0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8.709">
                <text:p>98.7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7.1939">
                <text:p>97.193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9.782">
                <text:p>109.7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8.6938">
                <text:p>98.693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1.727">
                <text:p>101.7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9.4729">
                <text:p>99.47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3.8908">
                <text:p>93.89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5.6737">
                <text:p>95.67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3.546">
                <text:p>103.5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7.439">
                <text:p>107.43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1.138">
                <text:p>101.1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0.139">
                <text:p>100.13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9.8388">
                <text:p>99.83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1.535">
                <text:p>101.5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4.6922">
                <text:p>94.69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0.6292">
                <text:p>90.62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7.9528">
                <text:p>97.95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2.12">
                <text:p>102.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8.021">
                <text:p>108.0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3.005">
                <text:p>103.0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6.637">
                <text:p>106.6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7.1672">
                <text:p>97.16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0.4257">
                <text:p>90.425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8.688">
                <text:p>108.6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1.242">
                <text:p>101.2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7.08">
                <text:p>107.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7.0795">
                <text:p>97.07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9.0003">
                <text:p>99.00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0.76">
                <text:p>100.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5.4673">
                <text:p>95.46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9.9384">
                <text:p>99.93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4.4403">
                <text:p>94.44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1.845">
                <text:p>101.8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5.7223">
                <text:p>95.722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5.726">
                <text:p>105.7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3.508">
                <text:p>103.5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3.6418">
                <text:p>93.64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1.278">
                <text:p>101.2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4.048">
                <text:p>104.04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0.4811">
                <text:p>90.48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2.712">
                <text:p>102.7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.631">
                <text:p>100.6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.8105">
                <text:p>96.81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4.3636">
                <text:p>94.36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4.695">
                <text:p>104.6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8.3085">
                <text:p>98.30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6.9048">
                <text:p>96.90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8.642">
                <text:p>108.6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2.621">
                <text:p>92.6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3.446">
                <text:p>103.4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1.8685">
                <text:p>91.86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3.87">
                <text:p>103.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1.184">
                <text:p>101.1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3.717">
                <text:p>103.7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2.12">
                <text:p>102.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0.759">
                <text:p>100.7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1.064">
                <text:p>101.0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0.15">
                <text:p>100.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0.74">
                <text:p>100.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3.708">
                <text:p>103.7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8.431">
                <text:p>98.4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9.491">
                <text:p>109.49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9.6402">
                <text:p>99.640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6.4518">
                <text:p>96.45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6.3695">
                <text:p>96.36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2.256">
                <text:p>102.2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6.556">
                <text:p>106.5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9.7753">
                <text:p>99.775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.1668">
                <text:p>98.16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9.145">
                <text:p>109.14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2.197">
                <text:p>102.19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5.0932">
                <text:p>95.09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3.185">
                <text:p>103.1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3.4324">
                <text:p>93.43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3.505">
                <text:p>103.5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7.7176">
                <text:p>97.71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5.3538">
                <text:p>95.35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5.393">
                <text:p>105.3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0.246">
                <text:p>100.2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3.6684">
                <text:p>93.66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2.597">
                <text:p>102.59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6.5603">
                <text:p>96.56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8.6467">
                <text:p>98.64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2.509">
                <text:p>102.50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5.61">
                <text:p>105.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3.284">
                <text:p>103.28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9.151">
                <text:p>99.1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8.3711">
                <text:p>98.37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2.7697">
                <text:p>92.769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1.878">
                <text:p>101.8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9.2675">
                <text:p>99.26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6.098">
                <text:p>96.0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1.475">
                <text:p>101.4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1.192">
                <text:p>101.1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6.2916">
                <text:p>96.29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1.578">
                <text:p>101.5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8.794">
                <text:p>108.7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2.0691">
                <text:p>92.06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2.873">
                <text:p>102.8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2.2984">
                <text:p>92.29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9.1174">
                <text:p>99.117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7.7003">
                <text:p>87.70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2.953">
                <text:p>112.9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2.9082">
                <text:p>92.90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0.026">
                <text:p>100.0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1.43">
                <text:p>111.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3.9797">
                <text:p>93.97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1.15">
                <text:p>101.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5.861">
                <text:p>115.86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9.8037">
                <text:p>99.80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4.153">
                <text:p>104.1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9.95">
                <text:p>99.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8.129">
                <text:p>98.1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9.2833">
                <text:p>99.283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3.555">
                <text:p>103.5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3.4324">
                <text:p>93.43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5.762">
                <text:p>105.7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6.6684">
                <text:p>96.66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7.5652">
                <text:p>97.56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1.7762">
                <text:p>91.77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.8459">
                <text:p>99.84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6.142">
                <text:p>106.1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3.726">
                <text:p>103.7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9.7367">
                <text:p>89.73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3.4788">
                <text:p>93.47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8.224">
                <text:p>108.2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3.076">
                <text:p>103.07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6.976">
                <text:p>106.9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4.7787">
                <text:p>94.778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3.2808">
                <text:p>83.28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6.488">
                <text:p>96.4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6.9435">
                <text:p>96.94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.808">
                <text:p>100.8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1.671">
                <text:p>101.6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1.977">
                <text:p>101.97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7.6523">
                <text:p>87.65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0.629">
                <text:p>100.6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3.1534">
                <text:p>93.15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4.9552">
                <text:p>94.95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5.6962">
                <text:p>95.69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7.7722">
                <text:p>97.77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0.1875">
                <text:p>90.18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1.56">
                <text:p>101.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5.233">
                <text:p>105.2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6.463">
                <text:p>106.4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9.5794">
                <text:p>99.57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.7053">
                <text:p>93.705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5.832">
                <text:p>105.8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9.1461">
                <text:p>99.146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4.318">
                <text:p>104.3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1.996">
                <text:p>101.9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3.5785">
                <text:p>93.578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0.613">
                <text:p>100.6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2.2854">
                <text:p>92.28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5.918">
                <text:p>105.9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3.1871">
                <text:p>93.18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9.1544">
                <text:p>99.154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3.126">
                <text:p>113.1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5.804">
                <text:p>105.8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1.058">
                <text:p>101.05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2.7905">
                <text:p>92.79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6.8366">
                <text:p>96.83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2.796">
                <text:p>102.79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.2059">
                <text:p>95.205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6.3295">
                <text:p>96.32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9.2348">
                <text:p>99.23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8.876">
                <text:p>108.8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0.905">
                <text:p>100.9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9.918">
                <text:p>99.9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.6299">
                <text:p>96.629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2.131">
                <text:p>102.13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7.506">
                <text:p>107.5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2.076">
                <text:p>102.0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5.525">
                <text:p>105.5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8.5906">
                <text:p>88.59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2.37">
                <text:p>102.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2.017">
                <text:p>102.0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2.9592">
                <text:p>92.95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1.5066">
                <text:p>91.506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1.721">
                <text:p>101.7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2.202">
                <text:p>102.2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9.2356">
                <text:p>99.235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5.1667">
                <text:p>95.16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2.641">
                <text:p>102.64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9.5819">
                <text:p>99.581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.7836">
                <text:p>98.78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7.5218">
                <text:p>97.52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0.457">
                <text:p>100.45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0.741">
                <text:p>100.7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8.0163">
                <text:p>98.016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5.156">
                <text:p>105.1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1.828">
                <text:p>101.8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1.413">
                <text:p>101.4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9.049">
                <text:p>109.04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7.3102">
                <text:p>97.31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4.145">
                <text:p>104.14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0.6351">
                <text:p>90.635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3.5434">
                <text:p>93.54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3.591">
                <text:p>103.5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2.9569">
                <text:p>92.95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7.7394">
                <text:p>97.739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2.349">
                <text:p>102.34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0.8945">
                <text:p>90.89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8.27">
                <text:p>98.2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8.6894">
                <text:p>98.689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0.055">
                <text:p>110.0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7.366">
                <text:p>107.36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4.454">
                <text:p>104.4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0.8028">
                <text:p>90.80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8.8045">
                <text:p>88.804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4.5311">
                <text:p>94.53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7.4484">
                <text:p>97.448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3.346">
                <text:p>103.3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7.2671">
                <text:p>97.267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6.2098">
                <text:p>96.20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8.1079">
                <text:p>98.10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8.1254">
                <text:p>98.125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8.7454">
                <text:p>98.745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8.8738">
                <text:p>98.873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9.0967">
                <text:p>99.096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2.332">
                <text:p>102.3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9.5807">
                <text:p>89.58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8.144">
                <text:p>108.14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6.7301">
                <text:p>96.730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0.296">
                <text:p>100.2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4.316">
                <text:p>104.3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1.632">
                <text:p>101.63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0.502">
                <text:p>100.5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2.889">
                <text:p>102.88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1.302">
                <text:p>101.30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6.3395">
                <text:p>96.33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5.9629">
                <text:p>95.96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1.9441">
                <text:p>91.94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9.647">
                <text:p>99.64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4.3975">
                <text:p>94.39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3.8487">
                <text:p>93.84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8.806">
                <text:p>108.8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6.659">
                <text:p>106.65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.15">
                <text:p>100.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1.178">
                <text:p>101.17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0.679">
                <text:p>110.67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.9521">
                <text:p>98.95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7.6083">
                <text:p>97.60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7.5839">
                <text:p>97.583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7.3301">
                <text:p>97.330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1.163">
                <text:p>101.16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6.538">
                <text:p>106.53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0.984">
                <text:p>100.98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0.697">
                <text:p>100.6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3.341">
                <text:p>103.3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1.078">
                <text:p>101.07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4.926">
                <text:p>104.9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.6532">
                <text:p>90.653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9.159">
                <text:p>109.15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5.797">
                <text:p>95.79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2.4519">
                <text:p>92.45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5.321">
                <text:p>105.3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5.086">
                <text:p>105.08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7.8437">
                <text:p>97.84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1.199">
                <text:p>101.1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8.8897">
                <text:p>98.889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8.0279">
                <text:p>98.02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9.6986">
                <text:p>99.698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2.913">
                <text:p>102.9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2.5561">
                <text:p>92.556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.3198">
                <text:p>99.31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2.105">
                <text:p>102.1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7.3811">
                <text:p>97.38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7.1706">
                <text:p>97.170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9.1932">
                <text:p>89.19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6.821">
                <text:p>106.82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6.561">
                <text:p>96.56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8.163">
                <text:p>108.1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6.112">
                <text:p>96.1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5.9101">
                <text:p>95.91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4.7212">
                <text:p>94.72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9.2195">
                <text:p>99.21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4.155">
                <text:p>104.1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4.181">
                <text:p>104.18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3.9735">
                <text:p>93.97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7.897">
                <text:p>97.8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9.9354">
                <text:p>99.935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7.2134">
                <text:p>97.213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5.4851">
                <text:p>95.485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9.0772">
                <text:p>89.077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7.4856">
                <text:p>97.485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4.875">
                <text:p>104.8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7.2134">
                <text:p>97.213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7.4692">
                <text:p>97.46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0.64">
                <text:p>100.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6.012">
                <text:p>96.0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1.632">
                <text:p>111.6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9.5032">
                <text:p>99.50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.014">
                <text:p>100.0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6.1166">
                <text:p>96.116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7.2699">
                <text:p>97.269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0.799">
                <text:p>100.79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2.137">
                <text:p>102.13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4.731">
                <text:p>104.73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1.206">
                <text:p>101.20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6.9083">
                <text:p>96.908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9.1531">
                <text:p>89.153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1.1764">
                <text:p>91.176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8.1444">
                <text:p>98.14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4.186">
                <text:p>104.18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1.263">
                <text:p>101.26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1276">
                <text:p>94.12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5.921">
                <text:p>105.9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9.1895">
                <text:p>99.18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0.736">
                <text:p>100.73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7.144">
                <text:p>107.1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7.3282">
                <text:p>87.32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0.926">
                <text:p>100.9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9.181">
                <text:p>109.18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1.665">
                <text:p>101.66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3.4326">
                <text:p>93.43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3.466">
                <text:p>103.46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3.831">
                <text:p>103.83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7.2188">
                <text:p>97.21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0.426">
                <text:p>100.42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1.782">
                <text:p>101.78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8.7193">
                <text:p>98.719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4.825">
                <text:p>114.8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4.6977">
                <text:p>94.69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8.768">
                <text:p>108.7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5.156">
                <text:p>105.1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2.358">
                <text:p>102.35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4.861">
                <text:p>104.8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0959">
                <text:p>96.09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.6425">
                <text:p>97.64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5.037">
                <text:p>95.03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3.3761">
                <text:p>93.376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0.59">
                <text:p>110.5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4.4063">
                <text:p>94.40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4.616">
                <text:p>104.6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2.307">
                <text:p>102.3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7.279">
                <text:p>107.27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2.071">
                <text:p>102.07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5.1876">
                <text:p>95.187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5.241">
                <text:p>105.2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2.856">
                <text:p>102.85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0.9739">
                <text:p>90.97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7.4138">
                <text:p>97.41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7.878">
                <text:p>107.87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2.89">
                <text:p>102.8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6.7071">
                <text:p>96.70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2.723">
                <text:p>102.7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.0968">
                <text:p>99.096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5013">
                <text:p>98.50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5.798">
                <text:p>105.7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7.8378">
                <text:p>97.837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8.0218">
                <text:p>98.02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6.2946">
                <text:p>96.294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4.343">
                <text:p>104.34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3.228">
                <text:p>103.22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4.9285">
                <text:p>94.92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4.7654">
                <text:p>94.76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2.382">
                <text:p>102.3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5899">
                <text:p>99.58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.219">
                <text:p>100.2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